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56in"/>
    </style:style>
    <style:style style:name="co2" style:family="table-column">
      <style:table-column-properties fo:break-before="auto" style:column-width="2.2445in"/>
    </style:style>
    <style:style style:name="co3" style:family="table-column">
      <style:table-column-properties fo:break-before="auto" style:column-width="1.93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diagnosistext</text:p>
          </table:table-cell>
          <table:table-cell office:value-type="string">
            <text:p>icdmorphologycode</text:p>
          </table:table-cell>
          <table:table-cell office:value-type="string">
            <text:p>icdmorphology</text:p>
          </table:table-cell>
          <table:table-cell office:value-type="string">
            <text:p>icdtopographycode</text:p>
          </table:table-cell>
          <table:table-cell office:value-type="string">
            <text:p>icdtopography</text:p>
          </table:table-cell>
          <table:table-cell office:value-type="string">
            <text:p>seer</text:p>
          </table:table-cell>
          <table:table-cell office:value-type="string">
            <text:p>ncit:term</text:p>
          </table:table-cell>
          <table:table-cell office:value-type="string">
            <text:p>ncit:code</text:p>
          </table:table-cell>
        </table:table-row>
        <table:table-row table:style-name="ro1">
          <table:table-cell office:value-type="string">
            <text:p>Chronic myelogeneous leukemia [megekaryocytic blast crisis]</text:p>
          </table:table-cell>
          <table:table-cell office:value-type="string">
            <text:p>9875/3</text:p>
          </table:table-cell>
          <table:table-cell office:value-type="string">
            <text:p>Chronic myelogenous leukemia, BCR/ABL <text:s/>positiv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2</text:p>
          </table:table-cell>
          <table:table-cell table:number-columns-repeated="2"/>
        </table:table-row>
        <table:table-row table:style-name="ro1">
          <table:table-cell office:value-type="string">
            <text:p>Squamous cell papilloma</text:p>
          </table:table-cell>
          <table:table-cell office:value-type="string">
            <text:p>8052/0</text:p>
          </table:table-cell>
          <table:table-cell office:value-type="string">
            <text:p>Squamous cell papill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99999</text:p>
          </table:table-cell>
          <table:table-cell office:value-type="string">
            <text:p>C3712</text:p>
          </table:table-cell>
          <table:table-cell office:value-type="string">
            <text:p>Squamous Papilloma</text:p>
          </table:table-cell>
        </table:table-row>
        <table:table-row table:style-name="ro1">
          <table:table-cell office:value-type="string">
            <text:p>Serous papillary cystic tumor of borderline malignancy</text:p>
          </table:table-cell>
          <table:table-cell office:value-type="string">
            <text:p>8472/1</text:p>
          </table:table-cell>
          <table:table-cell office:value-type="string">
            <text:p>Mucinous cystic tumor of borderline malignancy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table:number-columns-repeated="2"/>
        </table:table-row>
        <table:table-row table:style-name="ro1">
          <table:table-cell office:value-type="string">
            <text:p>Fallopian tube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7.0</text:p>
          </table:table-cell>
          <table:table-cell office:value-type="string">
            <text:p>fallopian tube</text:p>
          </table:table-cell>
          <table:table-cell office:value-type="string">
            <text:p>27040</text:p>
          </table:table-cell>
          <table:table-cell office:value-type="string">
            <text:p>C3867</text:p>
          </table:table-cell>
          <table:table-cell office:value-type="string">
            <text:p>Fallopian Tube Carcinoma</text:p>
          </table:table-cell>
        </table:table-row>
        <table:table-row table:style-name="ro1">
          <table:table-cell office:value-type="string">
            <text:p>squamous cell Lung carcinoma [cell line NCI-H2882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</table:table-row>
        <table:table-row table:style-name="ro1">
          <table:table-cell office:value-type="string">
            <text:p>ovarian tumor [Malignant mixed mesodermal tumor]</text:p>
          </table:table-cell>
          <table:table-cell office:value-type="string">
            <text:p>8951/3</text:p>
          </table:table-cell>
          <table:table-cell office:value-type="string">
            <text:p>Mesodermal mixed tumor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table:number-columns-repeated="2"/>
        </table:table-row>
        <table:table-row table:style-name="ro1">
          <table:table-cell office:value-type="string">
            <text:p>Follicular lymphoma I/II <text:s/>Small Lymphocytic Lymphoma</text:p>
          </table:table-cell>
          <table:table-cell office:value-type="string">
            <text:p>9691/3</text:p>
          </table:table-cell>
          <table:table-cell office:value-type="string">
            <text:p>Follicular lymphoma, grade 2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table:number-columns-repeated="2"/>
        </table:table-row>
        <table:table-row table:style-name="ro1"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poorly differentiated synovial sarcoma</text:p>
          </table:table-cell>
          <table:table-cell office:value-type="string">
            <text:p>9040/3</text:p>
          </table:table-cell>
          <table:table-cell office:value-type="string">
            <text:p>Synovial 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40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Juvenile nasopharyngeal angiofibroma [Fischl class. II]</text:p>
          </table:table-cell>
          <table:table-cell office:value-type="string">
            <text:p>9160/0</text:p>
          </table:table-cell>
          <table:table-cell office:value-type="string">
            <text:p>Angiofibroma, NOS</text:p>
          </table:table-cell>
          <table:table-cell office:value-type="string">
            <text:p>C11.9</text:p>
          </table:table-cell>
          <table:table-cell office:value-type="string">
            <text:p>nasopharynx</text:p>
          </table:table-cell>
          <table:table-cell office:value-type="string">
            <text:p>20060</text:p>
          </table:table-cell>
          <table:table-cell office:value-type="string">
            <text:p>C3799</text:p>
          </table:table-cell>
          <table:table-cell office:value-type="string">
            <text:p>Angiofibroma</text:p>
          </table:table-cell>
        </table:table-row>
        <table:table-row table:style-name="ro1">
          <table:table-cell office:value-type="string">
            <text:p>Adrenal cortex carcinoma [cell line SW13]</text:p>
          </table:table-cell>
          <table:table-cell office:value-type="string">
            <text:p>8370/3</text:p>
          </table:table-cell>
          <table:table-cell office:value-type="string">
            <text:p>Adrenal cortical carcinoma</text:p>
          </table:table-cell>
          <table:table-cell office:value-type="string">
            <text:p>C74</text:p>
          </table:table-cell>
          <table:table-cell office:value-type="string">
            <text:p>adrenal glands</text:p>
          </table:table-cell>
          <table:table-cell office:value-type="string">
            <text:p>32020</text:p>
          </table:table-cell>
          <table:table-cell office:value-type="string">
            <text:p>C9325</text:p>
          </table:table-cell>
          <table:table-cell office:value-type="string">
            <text:p>Adrenal cortex carcinoma</text:p>
          </table:table-cell>
        </table:table-row>
        <table:table-row table:style-name="ro1">
          <table:table-cell office:value-type="string">
            <text:p>transitional cell carcinoma [pT3, G3] in Balkan endemic nephropathy]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2930</text:p>
          </table:table-cell>
          <table:table-cell office:value-type="string">
            <text:p>Transitional Cell Carcinoma</text:p>
          </table:table-cell>
        </table:table-row>
        <table:table-row table:style-name="ro1">
          <table:table-cell office:value-type="string">
            <text:p>ulcerative colitis, dysplastic tissue [microsatellite stable]</text:p>
          </table:table-cell>
          <table:table-cell office:value-type="string">
            <text:p>8140/1</text:p>
          </table:table-cell>
          <table:table-cell office:value-type="string">
            <text:p>Atypical adenoma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21052</text:p>
          </table:table-cell>
          <table:table-cell office:value-type="string">
            <text:p>C3494</text:p>
          </table:table-cell>
          <table:table-cell office:value-type="string">
            <text:p>Lung Papillary Adenoma</text:p>
          </table:table-cell>
        </table:table-row>
        <table:table-row table:style-name="ro1">
          <table:table-cell office:value-type="string">
            <text:p>Chordoid Sarcoma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9306</text:p>
          </table:table-cell>
          <table:table-cell office:value-type="string">
            <text:p>Soft Tissue Sarcoma</text:p>
          </table:table-cell>
        </table:table-row>
        <table:table-row table:style-name="ro1">
          <table:table-cell office:value-type="string">
            <text:p>colorectal carcinoma [left, well differentiated]</text:p>
          </table:table-cell>
          <table:table-cell office:value-type="string">
            <text:p>8144/3</text:p>
          </table:table-cell>
          <table:table-cell office:value-type="string">
            <text:p>Adenocarcinoma, intestinal type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21049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</table:table-row>
        <table:table-row table:style-name="ro1">
          <table:table-cell office:value-type="string">
            <text:p>fibroblastic meningioma, fibroblastic component</text:p>
          </table:table-cell>
          <table:table-cell office:value-type="string">
            <text:p>9530/3</text:p>
          </table:table-cell>
          <table:table-cell office:value-type="string">
            <text:p>Mening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40</text:p>
          </table:table-cell>
          <table:table-cell table:number-columns-repeated="2"/>
        </table:table-row>
        <table:table-row table:style-name="ro1">
          <table:table-cell office:value-type="string">
            <text:p>hepatovellular carcinoma</text:p>
          </table:table-cell>
          <table:table-cell office:value-type="string">
            <text:p>8170/3</text:p>
          </table:table-cell>
          <table:table-cell office:value-type="string">
            <text:p>Hepatocellular carci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3099</text:p>
          </table:table-cell>
          <table:table-cell office:value-type="string">
            <text:p>Hepatocellular Carcinoma</text:p>
          </table:table-cell>
        </table:table-row>
        <table:table-row table:style-name="ro1">
          <table:table-cell office:value-type="string">
            <text:p>Pancreatic adenosquamous carcinoma [cell line KP-3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25</text:p>
          </table:table-cell>
          <table:table-cell office:value-type="string">
            <text:p>pancreas</text:p>
          </table:table-cell>
          <table:table-cell office:value-type="string">
            <text:p>21100</text:p>
          </table:table-cell>
          <table:table-cell office:value-type="string">
            <text:p>C5721</text:p>
          </table:table-cell>
          <table:table-cell office:value-type="string">
            <text:p>Pancreatic adenosquamous carcinoma</text:p>
          </table:table-cell>
        </table:table-row>
        <table:table-row table:style-name="ro1">
          <table:table-cell office:value-type="string">
            <text:p>Malignant mesenchymoma [grade IV, primary]</text:p>
          </table:table-cell>
          <table:table-cell office:value-type="string">
            <text:p>8990/3</text:p>
          </table:table-cell>
          <table:table-cell office:value-type="string">
            <text:p>Mesenchymoma, malignant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table:number-columns-repeated="2"/>
        </table:table-row>
        <table:table-row table:style-name="ro1">
          <table:table-cell office:value-type="string">
            <text:p>Ovarian germ cell tumor [cell line PA-1]</text:p>
          </table:table-cell>
          <table:table-cell office:value-type="string">
            <text:p>9081/3</text:p>
          </table:table-cell>
          <table:table-cell office:value-type="string">
            <text:p>Terat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8814</text:p>
          </table:table-cell>
          <table:table-cell office:value-type="string">
            <text:p>Ovarian mixed germ cell tumor</text:p>
          </table:table-cell>
        </table:table-row>
        <table:table-row table:style-name="ro1">
          <table:table-cell office:value-type="string">
            <text:p>Squamous cell carcinoma, acantholytic [breast]</text:p>
          </table:table-cell>
          <table:table-cell office:value-type="string">
            <text:p>8075/3</text:p>
          </table:table-cell>
          <table:table-cell office:value-type="string">
            <text:p>Squamous cell carcinoma, adenoid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table:number-columns-repeated="2"/>
        </table:table-row>
        <table:table-row table:style-name="ro1">
          <table:table-cell office:value-type="string">
            <text:p>hairy cell leukemia [cell line MLMA]</text:p>
          </table:table-cell>
          <table:table-cell office:value-type="string">
            <text:p>9940/3</text:p>
          </table:table-cell>
          <table:table-cell office:value-type="string">
            <text:p>Hairy cell leukemia</text:p>
          </table:table-cell>
          <table:table-cell office:value-type="string">
            <text:p>C77</text:p>
          </table:table-cell>
          <table:table-cell office:value-type="string">
            <text:p>lymph nodes</text:p>
          </table:table-cell>
          <table:table-cell office:value-type="string">
            <text:p>33041</text:p>
          </table:table-cell>
          <table:table-cell office:value-type="string">
            <text:p>C7402</text:p>
          </table:table-cell>
          <table:table-cell office:value-type="string">
            <text:p>Hairy cell leukemia</text:p>
          </table:table-cell>
        </table:table-row>
        <table:table-row table:style-name="ro1">
          <table:table-cell office:value-type="string">
            <text:p>Adrenal cortical carcinoma [pediatric]</text:p>
          </table:table-cell>
          <table:table-cell office:value-type="string">
            <text:p>8370/3</text:p>
          </table:table-cell>
          <table:table-cell office:value-type="string">
            <text:p>Adrenal cortical carcinoma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32020</text:p>
          </table:table-cell>
          <table:table-cell office:value-type="string">
            <text:p>C9325</text:p>
          </table:table-cell>
          <table:table-cell office:value-type="string">
            <text:p>Adrenal Cortex Carcinoma</text:p>
          </table:table-cell>
        </table:table-row>
        <table:table-row table:style-name="ro1">
          <table:table-cell office:value-type="string">
            <text:p>Fibrosarcoma G3 [local recurrence]</text:p>
          </table:table-cell>
          <table:table-cell office:value-type="string">
            <text:p>8810/3</text:p>
          </table:table-cell>
          <table:table-cell office:value-type="string">
            <text:p>Fibr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043</text:p>
          </table:table-cell>
          <table:table-cell office:value-type="string">
            <text:p>Fibrosarcoma</text:p>
          </table:table-cell>
        </table:table-row>
        <table:table-row table:style-name="ro1">
          <table:table-cell office:value-type="string">
            <text:p>salivary gland myoepitheliomas</text:p>
          </table:table-cell>
          <table:table-cell office:value-type="string">
            <text:p>8562/3</text:p>
          </table:table-cell>
          <table:table-cell office:value-type="string">
            <text:p>Epithelial-myoepithelial carcin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35700</text:p>
          </table:table-cell>
          <table:table-cell office:value-type="string">
            <text:p>Salivary Gland Myoepithelial Carcinoma</text:p>
          </table:table-cell>
        </table:table-row>
        <table:table-row table:style-name="ro1">
          <table:table-cell office:value-type="string">
            <text:p>acral lentigious melanoma</text:p>
          </table:table-cell>
          <table:table-cell office:value-type="string">
            <text:p>8744/3</text:p>
          </table:table-cell>
          <table:table-cell office:value-type="string">
            <text:p>Acral lentiginous melanoma, malignant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table:number-columns-repeated="2"/>
        </table:table-row>
        <table:table-row table:style-name="ro1">
          <table:table-cell office:value-type="string">
            <text:p>desmoplastic infantile astrocytoma and ganglioglioma</text:p>
          </table:table-cell>
          <table:table-cell office:value-type="string">
            <text:p>9412/1</text:p>
          </table:table-cell>
          <table:table-cell office:value-type="string">
            <text:p>Desmoplastic infantile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9476</text:p>
          </table:table-cell>
          <table:table-cell office:value-type="string">
            <text:p>Desmoplastic Infantile Astrocytoma</text:p>
          </table:table-cell>
        </table:table-row>
        <table:table-row table:style-name="ro1">
          <table:table-cell office:value-type="string">
            <text:p>Metaplastic carcinoma, NOS</text:p>
          </table:table-cell>
          <table:table-cell office:value-type="string">
            <text:p>8575/3</text:p>
          </table:table-cell>
          <table:table-cell office:value-type="string">
            <text:p>Metaplastic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2794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olycythemia vera</text:p>
          </table:table-cell>
          <table:table-cell office:value-type="string">
            <text:p>9950/3</text:p>
          </table:table-cell>
          <table:table-cell office:value-type="string">
            <text:p>Polycythemia ver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3336</text:p>
          </table:table-cell>
          <table:table-cell office:value-type="string">
            <text:p>Polycythemia Vera</text:p>
          </table:table-cell>
        </table:table-row>
        <table:table-row table:style-name="ro1">
          <table:table-cell office:value-type="string">
            <text:p>Differentiating dermatofibrosarcoma protuberans</text:p>
          </table:table-cell>
          <table:table-cell office:value-type="string">
            <text:p>8832/3</text:p>
          </table:table-cell>
          <table:table-cell office:value-type="string">
            <text:p>Dermatofibrosarc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683</text:p>
          </table:table-cell>
          <table:table-cell office:value-type="string">
            <text:p>Dermatofibrosarcoma Protuberans</text:p>
          </table:table-cell>
        </table:table-row>
        <table:table-row table:style-name="ro1">
          <table:table-cell office:value-type="string">
            <text:p>carcinosarcoma</text:p>
          </table:table-cell>
          <table:table-cell office:value-type="string">
            <text:p>8980/3</text:p>
          </table:table-cell>
          <table:table-cell office:value-type="string">
            <text:p>Carcin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4448</text:p>
          </table:table-cell>
          <table:table-cell office:value-type="string">
            <text:p>Carcinosarcoma</text:p>
          </table:table-cell>
        </table:table-row>
        <table:table-row table:style-name="ro1">
          <table:table-cell office:value-type="string">
            <text:p>myoepithelioma</text:p>
          </table:table-cell>
          <table:table-cell office:value-type="string">
            <text:p>8982/0</text:p>
          </table:table-cell>
          <table:table-cell office:value-type="string">
            <text:p>Myoepitheli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199</text:p>
          </table:table-cell>
          <table:table-cell office:value-type="string">
            <text:p>Epithelial-Myoepithelial Carcinoma</text:p>
          </table:table-cell>
        </table:table-row>
        <table:table-row table:style-name="ro1">
          <table:table-cell office:value-type="string">
            <text:p>normal cervix epithelium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malignant paraganglioma</text:p>
          </table:table-cell>
          <table:table-cell office:value-type="string">
            <text:p>8693/3</text:p>
          </table:table-cell>
          <table:table-cell office:value-type="string">
            <text:p>Extra-adrenal paraganglioma, malignant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table:number-columns-repeated="2"/>
        </table:table-row>
        <table:table-row table:style-name="ro1">
          <table:table-cell office:value-type="string">
            <text:p>non-Hodgkin lymphoma, unclassified</text:p>
          </table:table-cell>
          <table:table-cell office:value-type="string">
            <text:p>9590/3</text:p>
          </table:table-cell>
          <table:table-cell office:value-type="string">
            <text:p>Malignant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3208</text:p>
          </table:table-cell>
          <table:table-cell office:value-type="string">
            <text:p>Lymphoma</text:p>
          </table:table-cell>
        </table:table-row>
        <table:table-row table:style-name="ro1">
          <table:table-cell office:value-type="string">
            <text:p>myeloid proliferative disorder</text:p>
          </table:table-cell>
          <table:table-cell office:value-type="string">
            <text:p>9960/3</text:p>
          </table:table-cell>
          <table:table-cell office:value-type="string">
            <text:p>Myeloproliferative neoplasm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4345</text:p>
          </table:table-cell>
          <table:table-cell office:value-type="string">
            <text:p>Myeloproliferative Neoplasm</text:p>
          </table:table-cell>
        </table:table-row>
        <table:table-row table:style-name="ro1">
          <table:table-cell office:value-type="string">
            <text:p>thymic neoplasms with ACC-like features</text:p>
          </table:table-cell>
          <table:table-cell office:value-type="string">
            <text:p>8200/3</text:p>
          </table:table-cell>
          <table:table-cell office:value-type="string">
            <text:p>Adenoid cystic carcinoma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22060</text:p>
          </table:table-cell>
          <table:table-cell office:value-type="string">
            <text:p>C2970</text:p>
          </table:table-cell>
          <table:table-cell office:value-type="string">
            <text:p>Adenoid Cystic Carcinoma</text:p>
          </table:table-cell>
        </table:table-row>
        <table:table-row table:style-name="ro1">
          <table:table-cell office:value-type="string">
            <text:p>Renal medullary carcinoma</text:p>
          </table:table-cell>
          <table:table-cell office:value-type="string">
            <text:p>8319/3</text:p>
          </table:table-cell>
          <table:table-cell office:value-type="string">
            <text:p>Collecting duct carcin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6194</text:p>
          </table:table-cell>
          <table:table-cell office:value-type="string">
            <text:p>Carcinoma of the Collecting Ducts of Bellini</text:p>
          </table:table-cell>
        </table:table-row>
        <table:table-row table:style-name="ro1">
          <table:table-cell office:value-type="string">
            <text:p>Papillary transitional cell carcinoma [low grade]</text:p>
          </table:table-cell>
          <table:table-cell office:value-type="string">
            <text:p>8130/3</text:p>
          </table:table-cell>
          <table:table-cell office:value-type="string">
            <text:p>Papillary transitional cell carcinoma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29010</text:p>
          </table:table-cell>
          <table:table-cell office:value-type="string">
            <text:p>C4122</text:p>
          </table:table-cell>
          <table:table-cell office:value-type="string">
            <text:p>Papillary Transitional Cell Carcinoma</text:p>
          </table:table-cell>
        </table:table-row>
        <table:table-row table:style-name="ro1">
          <table:table-cell office:value-type="string">
            <text:p>Signet ring cell gastric adenocarcinoma [cell line GP202]</text:p>
          </table:table-cell>
          <table:table-cell office:value-type="string">
            <text:p>8940/3</text:p>
          </table:table-cell>
          <table:table-cell office:value-type="string">
            <text:p>Signet ring cell carcinoma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5250</text:p>
          </table:table-cell>
          <table:table-cell office:value-type="string">
            <text:p>Signet ring cell gastric adenocarcinoma</text:p>
          </table:table-cell>
        </table:table-row>
        <table:table-row table:style-name="ro1">
          <table:table-cell office:value-type="string">
            <text:p>central osteosarcoma</text:p>
          </table:table-cell>
          <table:table-cell office:value-type="string">
            <text:p>9186/3</text:p>
          </table:table-cell>
          <table:table-cell office:value-type="string">
            <text:p>Central osteo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35870</text:p>
          </table:table-cell>
          <table:table-cell office:value-type="string">
            <text:p>Conventional Osteosarcoma</text:p>
          </table:table-cell>
        </table:table-row>
        <table:table-row table:style-name="ro1">
          <table:table-cell office:value-type="string">
            <text:p>premalignant endobronchial cancer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table:number-columns-repeated="2"/>
        </table:table-row>
        <table:table-row table:style-name="ro1">
          <table:table-cell office:value-type="string">
            <text:p>Folliculotropic mycosis fungoides</text:p>
          </table:table-cell>
          <table:table-cell office:value-type="string">
            <text:p>9700/3</text:p>
          </table:table-cell>
          <table:table-cell office:value-type="string">
            <text:p>mycosis fungoide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office:value-type="string">
            <text:p>C35685</text:p>
          </table:table-cell>
          <table:table-cell office:value-type="string">
            <text:p>Mycosis Fungoides</text:p>
          </table:table-cell>
        </table:table-row>
        <table:table-row table:style-name="ro1">
          <table:table-cell office:value-type="string">
            <text:p>Insulinoma</text:p>
          </table:table-cell>
          <table:table-cell office:value-type="string">
            <text:p>8151/1</text:p>
          </table:table-cell>
          <table:table-cell office:value-type="string">
            <text:p>Insul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table:number-columns-repeated="2"/>
        </table:table-row>
        <table:table-row table:style-name="ro1">
          <table:table-cell office:value-type="string">
            <text:p>pro-B Acute Lymphoblastic Leukemia</text:p>
          </table:table-cell>
          <table:table-cell office:value-type="string">
            <text:p>9836/3</text:p>
          </table:table-cell>
          <table:table-cell office:value-type="string">
            <text:p>Precursor B-cell lymph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1</text:p>
          </table:table-cell>
          <table:table-cell table:number-columns-repeated="2"/>
        </table:table-row>
        <table:table-row table:style-name="ro1">
          <table:table-cell office:value-type="string">
            <text:p>Cutaneous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7000</text:p>
          </table:table-cell>
          <table:table-cell office:value-type="string">
            <text:p>C4819</text:p>
          </table:table-cell>
          <table:table-cell office:value-type="string">
            <text:p>Skin Squamous Cell Carcinoma</text:p>
          </table:table-cell>
        </table:table-row>
        <table:table-row table:style-name="ro1">
          <table:table-cell office:value-type="string">
            <text:p>Pancreatic carcinoma [cell line KP-4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25</text:p>
          </table:table-cell>
          <table:table-cell office:value-type="string">
            <text:p>pancreas</text:p>
          </table:table-cell>
          <table:table-cell office:value-type="string">
            <text:p>21100</text:p>
          </table:table-cell>
          <table:table-cell office:value-type="string">
            <text:p>C3850</text:p>
          </table:table-cell>
          <table:table-cell office:value-type="string">
            <text:p>Pancreatic carcinoma</text:p>
          </table:table-cell>
        </table:table-row>
        <table:table-row table:style-name="ro1">
          <table:table-cell office:value-type="string">
            <text:p>head and neck carcinoma [cell line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1.9</text:p>
          </table:table-cell>
          <table:table-cell office:value-type="string">
            <text:p>nasopharynx</text:p>
          </table:table-cell>
          <table:table-cell office:value-type="string">
            <text:p>20060</text:p>
          </table:table-cell>
          <table:table-cell office:value-type="string">
            <text:p>C7992</text:p>
          </table:table-cell>
          <table:table-cell office:value-type="string">
            <text:p>Nasopharyngeal Keratinizing Squamous Cell Carcinoma</text:p>
          </table:table-cell>
        </table:table-row>
        <table:table-row table:style-name="ro1">
          <table:table-cell office:value-type="string">
            <text:p>Parathyroid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27380</text:p>
          </table:table-cell>
          <table:table-cell office:value-type="string">
            <text:p>Thyroid Gland Adenocarcinoma</text:p>
          </table:table-cell>
        </table:table-row>
        <table:table-row table:style-name="ro1">
          <table:table-cell office:value-type="string">
            <text:p>osteochondroma [fibula]</text:p>
          </table:table-cell>
          <table:table-cell office:value-type="string">
            <text:p>9210/0</text:p>
          </table:table-cell>
          <table:table-cell office:value-type="string">
            <text:p>Osteochondr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329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ixed malignant mesothelioma [familial occurence]</text:p>
          </table:table-cell>
          <table:table-cell office:value-type="string">
            <text:p>9053/3</text:p>
          </table:table-cell>
          <table:table-cell office:value-type="string">
            <text:p>Mesothelioma, biphasic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36010</text:p>
          </table:table-cell>
          <table:table-cell table:number-columns-repeated="2"/>
        </table:table-row>
        <table:table-row table:style-name="ro1">
          <table:table-cell office:value-type="string">
            <text:p>folliculary carcinoma of the thyroid [minimally invasive]</text:p>
          </table:table-cell>
          <table:table-cell office:value-type="string">
            <text:p>8335/3</text:p>
          </table:table-cell>
          <table:table-cell office:value-type="string">
            <text:p>Follicular carcinoma, minimally invasive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table:number-columns-repeated="2"/>
        </table:table-row>
        <table:table-row table:style-name="ro1">
          <table:table-cell office:value-type="string">
            <text:p>Burkitt cell leukemia</text:p>
          </table:table-cell>
          <table:table-cell office:value-type="string">
            <text:p>9826/3</text:p>
          </table:table-cell>
          <table:table-cell office:value-type="string">
            <text:p>Burkitt 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1</text:p>
          </table:table-cell>
          <table:table-cell office:value-type="string">
            <text:p>C8644</text:p>
          </table:table-cell>
          <table:table-cell office:value-type="string">
            <text:p>B Acute Lymphoblastic Leukemia</text:p>
          </table:table-cell>
        </table:table-row>
        <table:table-row table:style-name="ro1">
          <table:table-cell office:value-type="string">
            <text:p>ulcerative colitis, non-dysplastic tissue [microsatellite stable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Adenofibroma, NOS</text:p>
          </table:table-cell>
          <table:table-cell office:value-type="string">
            <text:p>8442/1</text:p>
          </table:table-cell>
          <table:table-cell office:value-type="string">
            <text:p>Serous cystadenoma, borderline malignancy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table:number-columns-repeated="2"/>
        </table:table-row>
        <table:table-row table:style-name="ro1">
          <table:table-cell office:value-type="string">
            <text:p>Myosarcoma NOS [grade III, primary]</text:p>
          </table:table-cell>
          <table:table-cell office:value-type="string">
            <text:p>8895/3</text:p>
          </table:table-cell>
          <table:table-cell office:value-type="string">
            <text:p>My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88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epatosplenic T-cell lymphoma</text:p>
          </table:table-cell>
          <table:table-cell office:value-type="string">
            <text:p>9716/3</text:p>
          </table:table-cell>
          <table:table-cell office:value-type="string">
            <text:p>Hepatosplenic T-cell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2</text:p>
          </table:table-cell>
          <table:table-cell office:value-type="string">
            <text:p>C8459</text:p>
          </table:table-cell>
          <table:table-cell office:value-type="string">
            <text:p>Hepatosplenic T-Cell Lymphoma</text:p>
          </table:table-cell>
        </table:table-row>
        <table:table-row table:style-name="ro1">
          <table:table-cell office:value-type="string">
            <text:p>malignant <text:s text:c="3"/>brous histiocytoma [myxoid, metastasized]</text:p>
          </table:table-cell>
          <table:table-cell office:value-type="string">
            <text:p>8830/3</text:p>
          </table:table-cell>
          <table:table-cell office:value-type="string">
            <text:p>Malignant fibrous histiocyt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247</text:p>
          </table:table-cell>
          <table:table-cell office:value-type="string">
            <text:p>Undifferentiated Pleomorphic Sarcoma</text:p>
          </table:table-cell>
        </table:table-row>
        <table:table-row table:style-name="ro1">
          <table:table-cell office:value-type="string">
            <text:p>congenital sacrococcygeal teratoma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4286</text:p>
          </table:table-cell>
          <table:table-cell office:value-type="string">
            <text:p>Immature Teratoma</text:p>
          </table:table-cell>
        </table:table-row>
        <table:table-row table:style-name="ro1">
          <table:table-cell office:value-type="string">
            <text:p>Paraganglioma</text:p>
          </table:table-cell>
          <table:table-cell office:value-type="string">
            <text:p>8680/1</text:p>
          </table:table-cell>
          <table:table-cell office:value-type="string">
            <text:p>Paragangli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308</text:p>
          </table:table-cell>
          <table:table-cell office:value-type="string">
            <text:p>Paraganglioma</text:p>
          </table:table-cell>
        </table:table-row>
        <table:table-row table:style-name="ro1">
          <table:table-cell office:value-type="string">
            <text:p>penile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60.9</text:p>
          </table:table-cell>
          <table:table-cell office:value-type="string">
            <text:p>penis</text:p>
          </table:table-cell>
          <table:table-cell office:value-type="string">
            <text:p>28030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</table:table-row>
        <table:table-row table:style-name="ro1">
          <table:table-cell office:value-type="string">
            <text:p>papillary bladder adenocarcinoma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29010</text:p>
          </table:table-cell>
          <table:table-cell office:value-type="string">
            <text:p>C2930</text:p>
          </table:table-cell>
          <table:table-cell office:value-type="string">
            <text:p>Transitional Cell Carcinoma</text:p>
          </table:table-cell>
        </table:table-row>
        <table:table-row table:style-name="ro1">
          <table:table-cell office:value-type="string">
            <text:p>embryonal carcinoma</text:p>
          </table:table-cell>
          <table:table-cell office:value-type="string">
            <text:p>9070/3</text:p>
          </table:table-cell>
          <table:table-cell office:value-type="string">
            <text:p>Embryona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3752</text:p>
          </table:table-cell>
          <table:table-cell office:value-type="string">
            <text:p>Embryonal Carcinoma</text:p>
          </table:table-cell>
        </table:table-row>
        <table:table-row table:style-name="ro1">
          <table:table-cell office:value-type="string">
            <text:p>Neuroepithelioma</text:p>
          </table:table-cell>
          <table:table-cell office:value-type="string">
            <text:p>9503/3</text:p>
          </table:table-cell>
          <table:table-cell office:value-type="string">
            <text:p>Neuroepitheli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1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apillary glioneural tumour [temporal]</text:p>
          </table:table-cell>
          <table:table-cell office:value-type="string">
            <text:p>9509/1</text:p>
          </table:table-cell>
          <table:table-cell office:value-type="string">
            <text:p>Papillary glioneuronal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92554</text:p>
          </table:table-cell>
          <table:table-cell office:value-type="string">
            <text:p>Papillary Glioneuronal Tumor</text:p>
          </table:table-cell>
        </table:table-row>
        <table:table-row table:style-name="ro1">
          <table:table-cell office:value-type="string">
            <text:p>serous carcinoma [fallopian tube]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7.9</text:p>
          </table:table-cell>
          <table:table-cell office:value-type="string">
            <text:p>other female genital</text:p>
          </table:table-cell>
          <table:table-cell office:value-type="string">
            <text:p>27070</text:p>
          </table:table-cell>
          <table:table-cell office:value-type="string">
            <text:p>C377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arathyroid carcinoma [Sporadic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75.0</text:p>
          </table:table-cell>
          <table:table-cell office:value-type="string">
            <text:p>parathyroid gland</text:p>
          </table:table-cell>
          <table:table-cell office:value-type="string">
            <text:p>32020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Esphageal squamous cell carcinoma [cell line KYSE-220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5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</table:table-row>
        <table:table-row table:style-name="ro1">
          <table:table-cell office:value-type="string">
            <text:p>fibromatous mesothelioma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36010</text:p>
          </table:table-cell>
          <table:table-cell office:value-type="string">
            <text:p>C3234</text:p>
          </table:table-cell>
          <table:table-cell office:value-type="string">
            <text:p>Mesothelioma</text:p>
          </table:table-cell>
        </table:table-row>
        <table:table-row table:style-name="ro1">
          <table:table-cell office:value-type="string">
            <text:p>Nasopharyngeal carcinoma [cell line 5-8F]</text:p>
          </table:table-cell>
          <table:table-cell office:value-type="string">
            <text:p>8072/3</text:p>
          </table:table-cell>
          <table:table-cell office:value-type="string">
            <text:p>Squamous cell carcinoma, large cell, nonkeratinizing, NOS</text:p>
          </table:table-cell>
          <table:table-cell office:value-type="string">
            <text:p>C11</text:p>
          </table:table-cell>
          <table:table-cell office:value-type="string">
            <text:p>nasopharynx</text:p>
          </table:table-cell>
          <table:table-cell office:value-type="string">
            <text:p>20060</text:p>
          </table:table-cell>
          <table:table-cell office:value-type="string">
            <text:p>C3871</text:p>
          </table:table-cell>
          <table:table-cell office:value-type="string">
            <text:p>Nasopharyngeal carcinoma</text:p>
          </table:table-cell>
        </table:table-row>
        <table:table-row table:style-name="ro1">
          <table:table-cell office:value-type="string">
            <text:p>acute megakaryoblastic leukemia [Down syndrome]</text:p>
          </table:table-cell>
          <table:table-cell office:value-type="string">
            <text:p>9910/3</text:p>
          </table:table-cell>
          <table:table-cell office:value-type="string">
            <text:p>Acute megakary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3170</text:p>
          </table:table-cell>
          <table:table-cell office:value-type="string">
            <text:p>Acute Megakaryoblastic Leukemia</text:p>
          </table:table-cell>
        </table:table-row>
        <table:table-row table:style-name="ro1">
          <table:table-cell office:value-type="string">
            <text:p>Cervical adenosquamous carcinoma [cell line CC-8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53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4519</text:p>
          </table:table-cell>
          <table:table-cell office:value-type="string">
            <text:p>Cervical adenosquamous carcinoma</text:p>
          </table:table-cell>
        </table:table-row>
        <table:table-row table:style-name="ro1">
          <table:table-cell office:value-type="string">
            <text:p>Liposarcoma NOS [cell line LS14]</text:p>
          </table:table-cell>
          <table:table-cell office:value-type="string">
            <text:p>8850/3</text:p>
          </table:table-cell>
          <table:table-cell office:value-type="string">
            <text:p>Lip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194</text:p>
          </table:table-cell>
          <table:table-cell office:value-type="string">
            <text:p>Liposarcoma</text:p>
          </table:table-cell>
        </table:table-row>
        <table:table-row table:style-name="ro1">
          <table:table-cell office:value-type="string">
            <text:p>Nodular thyroid hyperplasia [familial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</table:table-row>
        <table:table-row table:style-name="ro1">
          <table:table-cell office:value-type="string">
            <text:p>chondroblastoma</text:p>
          </table:table-cell>
          <table:table-cell office:value-type="string">
            <text:p>9230/0</text:p>
          </table:table-cell>
          <table:table-cell office:value-type="string">
            <text:p>Chondroblast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2945</text:p>
          </table:table-cell>
          <table:table-cell office:value-type="string">
            <text:p>Chondroblastoma</text:p>
          </table:table-cell>
        </table:table-row>
        <table:table-row table:style-name="ro1">
          <table:table-cell office:value-type="string">
            <text:p>Pediatric pancreatoblastoma</text:p>
          </table:table-cell>
          <table:table-cell office:value-type="string">
            <text:p>8971/3</text:p>
          </table:table-cell>
          <table:table-cell office:value-type="string">
            <text:p>Pancreatoblastoma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4265</text:p>
          </table:table-cell>
          <table:table-cell office:value-type="string">
            <text:p>Pancreatoblastoma</text:p>
          </table:table-cell>
        </table:table-row>
        <table:table-row table:style-name="ro1">
          <table:table-cell office:value-type="string">
            <text:p>giant cell granuloma</text:p>
          </table:table-cell>
          <table:table-cell office:value-type="string">
            <text:p>8031/3</text:p>
          </table:table-cell>
          <table:table-cell office:value-type="string">
            <text:p>Giant cell carcin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3779</text:p>
          </table:table-cell>
          <table:table-cell office:value-type="string">
            <text:p>Giant Cell Carcinoma</text:p>
          </table:table-cell>
        </table:table-row>
        <table:table-row table:style-name="ro1">
          <table:table-cell office:value-type="string">
            <text:p>biliary tract tumor [intrahepatic bile duct adenocarcinoma, adenocarcinoma, moderately differentiated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2.1</text:p>
          </table:table-cell>
          <table:table-cell office:value-type="string">
            <text:p>intrahepatic bile ducts</text:p>
          </table:table-cell>
          <table:table-cell office:value-type="string">
            <text:p>21072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Angioleiomyoma</text:p>
          </table:table-cell>
          <table:table-cell office:value-type="string">
            <text:p>8894/0</text:p>
          </table:table-cell>
          <table:table-cell office:value-type="string">
            <text:p>Angiomy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47</text:p>
          </table:table-cell>
          <table:table-cell office:value-type="string">
            <text:p>Angioleiomyoma</text:p>
          </table:table-cell>
        </table:table-row>
        <table:table-row table:style-name="ro1">
          <table:table-cell office:value-type="string">
            <text:p>blastic plasmacytoid dendritic cell neoplasm</text:p>
          </table:table-cell>
          <table:table-cell office:value-type="string">
            <text:p>8000/3</text:p>
          </table:table-cell>
          <table:table-cell office:value-type="string">
            <text:p>Neoplasm, malignant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99999</text:p>
          </table:table-cell>
          <table:table-cell office:value-type="string">
            <text:p>C8997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ituitary carcinoma [metatstasis]</text:p>
          </table:table-cell>
          <table:table-cell office:value-type="string">
            <text:p>8272/3</text:p>
          </table:table-cell>
          <table:table-cell office:value-type="string">
            <text:p>Pituitary carci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32020</text:p>
          </table:table-cell>
          <table:table-cell office:value-type="string">
            <text:p>C4536</text:p>
          </table:table-cell>
          <table:table-cell office:value-type="string">
            <text:p>Pituitary Gland Carcinoma</text:p>
          </table:table-cell>
        </table:table-row>
        <table:table-row table:style-name="ro1">
          <table:table-cell office:value-type="string">
            <text:p>Ovarian carcinoma [cell line CH1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8814</text:p>
          </table:table-cell>
          <table:table-cell office:value-type="string">
            <text:p>Ovarian mixed germ cell tumor</text:p>
          </table:table-cell>
        </table:table-row>
        <table:table-row table:style-name="ro1">
          <table:table-cell office:value-type="string">
            <text:p>phyllodes tumor [breast, Benign]</text:p>
          </table:table-cell>
          <table:table-cell office:value-type="string">
            <text:p>9020/0</text:p>
          </table:table-cell>
          <table:table-cell office:value-type="string">
            <text:p>Phyllodes tumor, benign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table:number-columns-repeated="2"/>
        </table:table-row>
        <table:table-row table:style-name="ro1">
          <table:table-cell office:value-type="string">
            <text:p>Follicular lymphoma, grade 3</text:p>
          </table:table-cell>
          <table:table-cell office:value-type="string">
            <text:p>9698/3</text:p>
          </table:table-cell>
          <table:table-cell office:value-type="string">
            <text:p>Follicular lymphoma, grade 3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3460</text:p>
          </table:table-cell>
          <table:table-cell office:value-type="string">
            <text:p>Grade 3 Follicular Lymphoma</text:p>
          </table:table-cell>
        </table:table-row>
        <table:table-row table:style-name="ro1">
          <table:table-cell office:value-type="string">
            <text:p>primary peritoneal carcinomatosis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48.9</text:p>
          </table:table-cell>
          <table:table-cell office:value-type="string">
            <text:p>retroperitoneum and peritoneum</text:p>
          </table:table-cell>
          <table:table-cell office:value-type="string">
            <text:p>21110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Follicular lymphoma, grade 1</text:p>
          </table:table-cell>
          <table:table-cell office:value-type="string">
            <text:p>9695/3</text:p>
          </table:table-cell>
          <table:table-cell office:value-type="string">
            <text:p>Follicular lymphoma, grade 1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3465</text:p>
          </table:table-cell>
          <table:table-cell office:value-type="string">
            <text:p>Grade 1 Follicular Lymphoma</text:p>
          </table:table-cell>
        </table:table-row>
        <table:table-row table:style-name="ro1">
          <table:table-cell office:value-type="string">
            <text:p>pleomorphic lobular carcinoma in situ [breast]</text:p>
          </table:table-cell>
          <table:table-cell office:value-type="string">
            <text:p>8520/2</text:p>
          </table:table-cell>
          <table:table-cell office:value-type="string">
            <text:p>Lobular carcinoma in situ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018</text:p>
          </table:table-cell>
          <table:table-cell office:value-type="string">
            <text:p>Lobular Breast Carcinoma In Situ</text:p>
          </table:table-cell>
        </table:table-row>
        <table:table-row table:style-name="ro1">
          <table:table-cell office:value-type="string">
            <text:p>Endometrial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376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strocytoma, pilocytic/juvenile [familial]</text:p>
          </table:table-cell>
          <table:table-cell office:value-type="string">
            <text:p>9421/1</text:p>
          </table:table-cell>
          <table:table-cell office:value-type="string">
            <text:p>Pilocyt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047</text:p>
          </table:table-cell>
          <table:table-cell office:value-type="string">
            <text:p>Pilocytic Astrocytoma</text:p>
          </table:table-cell>
        </table:table-row>
        <table:table-row table:style-name="ro1">
          <table:table-cell office:value-type="string">
            <text:p>Malignant PP-oma</text:p>
          </table:table-cell>
          <table:table-cell office:value-type="string">
            <text:p>8155/3</text:p>
          </table:table-cell>
          <table:table-cell office:value-type="string">
            <text:p>Vipoma, malignant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table:number-columns-repeated="2"/>
        </table:table-row>
        <table:table-row table:style-name="ro1">
          <table:table-cell office:value-type="string">
            <text:p>Peripheral T-cell lymphoma, NOS [AIDS related]</text:p>
          </table:table-cell>
          <table:table-cell office:value-type="string">
            <text:p>9705/3</text:p>
          </table:table-cell>
          <table:table-cell office:value-type="string">
            <text:p>Angioimmunoblastic T-cell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7528</text:p>
          </table:table-cell>
          <table:table-cell office:value-type="string">
            <text:p>Angioimmunoblastic T-Cell Lymphoma</text:p>
          </table:table-cell>
        </table:table-row>
        <table:table-row table:style-name="ro1">
          <table:table-cell office:value-type="string">
            <text:p>Metaplasia of the cardia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Renal cell carcinoma, chromophobe type</text:p>
          </table:table-cell>
          <table:table-cell office:value-type="string">
            <text:p>8317/3</text:p>
          </table:table-cell>
          <table:table-cell office:value-type="string">
            <text:p>Renal cell carcinoma, chromophobe type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146</text:p>
          </table:table-cell>
          <table:table-cell office:value-type="string">
            <text:p>Chromophobe Renal Cell Carcinoma</text:p>
          </table:table-cell>
        </table:table-row>
        <table:table-row table:style-name="ro1">
          <table:table-cell office:value-type="string">
            <text:p>Solar keratosis</text:p>
          </table:table-cell>
          <table:table-cell office:value-type="string">
            <text:p>8071/0</text:p>
          </table:table-cell>
          <table:table-cell office:value-type="string">
            <text:p>None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7000</text:p>
          </table:table-cell>
          <table:table-cell table:number-columns-repeated="2"/>
        </table:table-row>
        <table:table-row table:style-name="ro1">
          <table:table-cell office:value-type="string">
            <text:p>Small cell lung carcinoma [cell line NCI-H748]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4917</text:p>
          </table:table-cell>
          <table:table-cell office:value-type="string">
            <text:p>Small cell lung carcinoma</text:p>
          </table:table-cell>
        </table:table-row>
        <table:table-row table:style-name="ro1">
          <table:table-cell office:value-type="string">
            <text:p>Glucagonoma</text:p>
          </table:table-cell>
          <table:table-cell office:value-type="string">
            <text:p>8152/1</text:p>
          </table:table-cell>
          <table:table-cell office:value-type="string">
            <text:p>Glucago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95597</text:p>
          </table:table-cell>
          <table:table-cell office:value-type="string">
            <text:p>Pancreatic Glucagonoma</text:p>
          </table:table-cell>
        </table:table-row>
        <table:table-row table:style-name="ro1">
          <table:table-cell office:value-type="string">
            <text:p>Acute lymphoblastic leukemia/lymphoblastic lymphoma</text:p>
          </table:table-cell>
          <table:table-cell office:value-type="string">
            <text:p>9835/3</text:p>
          </table:table-cell>
          <table:table-cell office:value-type="string">
            <text:p>Precursor cell lymphoblas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1</text:p>
          </table:table-cell>
          <table:table-cell office:value-type="string">
            <text:p>C3167</text:p>
          </table:table-cell>
          <table:table-cell office:value-type="string">
            <text:p>Acute Lymphoblastic Leukemia</text:p>
          </table:table-cell>
        </table:table-row>
        <table:table-row table:style-name="ro1">
          <table:table-cell office:value-type="string">
            <text:p>hepatoid adenocarcinoma</text:p>
          </table:table-cell>
          <table:table-cell office:value-type="string">
            <text:p>8576/3</text:p>
          </table:table-cell>
          <table:table-cell office:value-type="string">
            <text:p>Hepatoid adenocarcin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6695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rimary multicentric angiosarcoma of bone [post chemotherapy and total body irradiation for AML]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</table:table-row>
        <table:table-row table:style-name="ro1">
          <table:table-cell office:value-type="string">
            <text:p>acute monocytic leukemia [cell line TUR]</text:p>
          </table:table-cell>
          <table:table-cell office:value-type="string">
            <text:p>9891/3</text:p>
          </table:table-cell>
          <table:table-cell office:value-type="string">
            <text:p>acute monocytic leukemi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8263</text:p>
          </table:table-cell>
          <table:table-cell office:value-type="string">
            <text:p>Adult acute monocytic leukemia</text:p>
          </table:table-cell>
        </table:table-row>
        <table:table-row table:style-name="ro1">
          <table:table-cell office:value-type="string">
            <text:p>Krukenberg tumor [cell line KS-1]</text:p>
          </table:table-cell>
          <table:table-cell office:value-type="string">
            <text:p>8490/3</text:p>
          </table:table-cell>
          <table:table-cell office:value-type="string">
            <text:p>Metastatic signet ring cell 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3153</text:p>
          </table:table-cell>
          <table:table-cell office:value-type="string">
            <text:p>Krukenberg tumor</text:p>
          </table:table-cell>
        </table:table-row>
        <table:table-row table:style-name="ro1">
          <table:table-cell office:value-type="string">
            <text:p>Pineal parenchymal tumor of intermediate differentiation</text:p>
          </table:table-cell>
          <table:table-cell office:value-type="string">
            <text:p>9362/3</text:p>
          </table:table-cell>
          <table:table-cell office:value-type="string">
            <text:p>Pineoblastoma</text:p>
          </table:table-cell>
          <table:table-cell office:value-type="string">
            <text:p>C75.3</text:p>
          </table:table-cell>
          <table:table-cell office:value-type="string">
            <text:p>pineal gland</text:p>
          </table:table-cell>
          <table:table-cell office:value-type="string">
            <text:p>32020</text:p>
          </table:table-cell>
          <table:table-cell office:value-type="string">
            <text:p>C6967</text:p>
          </table:table-cell>
          <table:table-cell office:value-type="string">
            <text:p>Pineal Parenchymal Tumor of Intermediate Differentiation</text:p>
          </table:table-cell>
        </table:table-row>
        <table:table-row table:style-name="ro1">
          <table:table-cell office:value-type="string">
            <text:p>Acute mixed lineage leukemia</text:p>
          </table:table-cell>
          <table:table-cell office:value-type="string">
            <text:p>9805/3</text:p>
          </table:table-cell>
          <table:table-cell office:value-type="string">
            <text:p>Acute biphenotyp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1</text:p>
          </table:table-cell>
          <table:table-cell office:value-type="string">
            <text:p>C4673</text:p>
          </table:table-cell>
          <table:table-cell office:value-type="string">
            <text:p>Acute Biphenotypic Leukemia</text:p>
          </table:table-cell>
        </table:table-row>
        <table:table-row table:style-name="ro1">
          <table:table-cell office:value-type="string">
            <text:p>cardiac lymphoma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38.0</text:p>
          </table:table-cell>
          <table:table-cell office:value-type="string">
            <text:p>heart</text:p>
          </table:table-cell>
          <table:table-cell office:value-type="string">
            <text:p>33042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</table:table-row>
        <table:table-row table:style-name="ro1">
          <table:table-cell office:value-type="string">
            <text:p>Clear cell sarcoma of kidney</text:p>
          </table:table-cell>
          <table:table-cell office:value-type="string">
            <text:p>8964/3</text:p>
          </table:table-cell>
          <table:table-cell office:value-type="string">
            <text:p>Clear cell sarcoma of kidney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26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cute promyelocytic leukemia</text:p>
          </table:table-cell>
          <table:table-cell office:value-type="string">
            <text:p>9866/3</text:p>
          </table:table-cell>
          <table:table-cell office:value-type="string">
            <text:p>Acute promyel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3182</text:p>
          </table:table-cell>
          <table:table-cell office:value-type="string">
            <text:p>Acute Promyelocytic Leukemia with PML-RARA</text:p>
          </table:table-cell>
        </table:table-row>
        <table:table-row table:style-name="ro1">
          <table:table-cell office:value-type="string">
            <text:p>Fibromyxoid tumor</text:p>
          </table:table-cell>
          <table:table-cell office:value-type="string">
            <text:p>8811/0</text:p>
          </table:table-cell>
          <table:table-cell office:value-type="string">
            <text:p>Fibromyx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6676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ronchioloalveolar carcinoma</text:p>
          </table:table-cell>
          <table:table-cell office:value-type="string">
            <text:p>8250/3</text:p>
          </table:table-cell>
          <table:table-cell office:value-type="string">
            <text:p>Bronchiolo-alveolar 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table:number-columns-repeated="2"/>
        </table:table-row>
        <table:table-row table:style-name="ro1">
          <table:table-cell office:value-type="string">
            <text:p>carcinoma [gastric, intestinal]</text:p>
          </table:table-cell>
          <table:table-cell office:value-type="string">
            <text:p>8144/3</text:p>
          </table:table-cell>
          <table:table-cell office:value-type="string">
            <text:p>Adenocarcinoma, intestinal type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9157</text:p>
          </table:table-cell>
          <table:table-cell office:value-type="string">
            <text:p>Gastric Intestinal Type Adenocarcinoma</text:p>
          </table:table-cell>
        </table:table-row>
        <table:table-row table:style-name="ro1">
          <table:table-cell office:value-type="string">
            <text:p>Fibroadenoma of the breast</text:p>
          </table:table-cell>
          <table:table-cell office:value-type="string">
            <text:p>9010/0</text:p>
          </table:table-cell>
          <table:table-cell office:value-type="string">
            <text:p>Fibroade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3744</text:p>
          </table:table-cell>
          <table:table-cell office:value-type="string">
            <text:p>Breast Fibroadenoma</text:p>
          </table:table-cell>
        </table:table-row>
        <table:table-row table:style-name="ro1">
          <table:table-cell office:value-type="string">
            <text:p>embryonal sarcoma [liver, undifferentiated]</text:p>
          </table:table-cell>
          <table:table-cell office:value-type="string">
            <text:p>8991/3</text:p>
          </table:table-cell>
          <table:table-cell office:value-type="string">
            <text:p>Embryonal sarc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2709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ubular carcinoma of the breast [grade I, stage pT1c, 0 pos. LN, dist metast. no]</text:p>
          </table:table-cell>
          <table:table-cell office:value-type="string">
            <text:p>8211/3</text:p>
          </table:table-cell>
          <table:table-cell office:value-type="string">
            <text:p>Tubular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65192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Retinoblastoma</text:p>
          </table:table-cell>
          <table:table-cell office:value-type="string">
            <text:p>9510/3</text:p>
          </table:table-cell>
          <table:table-cell office:value-type="string">
            <text:p>Retinoblastoma, NOS</text:p>
          </table:table-cell>
          <table:table-cell office:value-type="string">
            <text:p>C69.2</text:p>
          </table:table-cell>
          <table:table-cell office:value-type="string">
            <text:p>retina</text:p>
          </table:table-cell>
          <table:table-cell office:value-type="string">
            <text:p>30000</text:p>
          </table:table-cell>
          <table:table-cell office:value-type="string">
            <text:p>C7541</text:p>
          </table:table-cell>
          <table:table-cell office:value-type="string">
            <text:p>Retinoblastoma</text:p>
          </table:table-cell>
        </table:table-row>
        <table:table-row table:style-name="ro1">
          <table:table-cell office:value-type="string">
            <text:p>transformed cell line LAU-Me246.M1-LCL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1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Squamous intraepithelial neoplasia, grade III</text:p>
          </table:table-cell>
          <table:table-cell office:value-type="string">
            <text:p>8077/2</text:p>
          </table:table-cell>
          <table:table-cell office:value-type="string">
            <text:p>Squamous intraepithelial neoplasia, grade III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8947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horoid plexus papilloma [grade 1]</text:p>
          </table:table-cell>
          <table:table-cell office:value-type="string">
            <text:p>9390/1</text:p>
          </table:table-cell>
          <table:table-cell office:value-type="string">
            <text:p>Atypical choroid plexus papilloma</text:p>
          </table:table-cell>
          <table:table-cell office:value-type="string">
            <text:p>C71.5</text:p>
          </table:table-cell>
          <table:table-cell office:value-type="string">
            <text:p>ventricle</text:p>
          </table:table-cell>
          <table:table-cell office:value-type="string">
            <text:p>31010</text:p>
          </table:table-cell>
          <table:table-cell office:value-type="string">
            <text:p>C5368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uterus sarcoma [cell line MES-SA]</text:p>
          </table:table-cell>
          <table:table-cell office:value-type="string">
            <text:p>8800/3</text:p>
          </table:table-cell>
          <table:table-cell office:value-type="string">
            <text:p>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6339</text:p>
          </table:table-cell>
          <table:table-cell office:value-type="string">
            <text:p>Uterine corpus sarcoma</text:p>
          </table:table-cell>
        </table:table-row>
        <table:table-row table:style-name="ro1">
          <table:table-cell office:value-type="string">
            <text:p>osteoblastoma</text:p>
          </table:table-cell>
          <table:table-cell office:value-type="string">
            <text:p>9200/0</text:p>
          </table:table-cell>
          <table:table-cell office:value-type="string">
            <text:p>Osteoblast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3294</text:p>
          </table:table-cell>
          <table:table-cell office:value-type="string">
            <text:p>Osteoblastoma</text:p>
          </table:table-cell>
        </table:table-row>
        <table:table-row table:style-name="ro1">
          <table:table-cell office:value-type="string">
            <text:p>Merkel Carcinoma [1cm, skin Left eyebrow]</text:p>
          </table:table-cell>
          <table:table-cell office:value-type="string">
            <text:p>8247/3</text:p>
          </table:table-cell>
          <table:table-cell office:value-type="string">
            <text:p>Merkel cell carci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20</text:p>
          </table:table-cell>
          <table:table-cell office:value-type="string">
            <text:p>C9231</text:p>
          </table:table-cell>
          <table:table-cell office:value-type="string">
            <text:p>Merkel Cell Carcinoma</text:p>
          </table:table-cell>
        </table:table-row>
        <table:table-row table:style-name="ro1">
          <table:table-cell office:value-type="string">
            <text:p>peripheral nerve sheath tumor [groin, recurrence]</text:p>
          </table:table-cell>
          <table:table-cell office:value-type="string">
            <text:p>9540/3</text:p>
          </table:table-cell>
          <table:table-cell office:value-type="string">
            <text:p>Malignant peripheral nerve sheath tumor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</table:table-row>
        <table:table-row table:style-name="ro1">
          <table:table-cell office:value-type="string">
            <text:p>carcinoid [lung]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2915</text:p>
          </table:table-cell>
          <table:table-cell office:value-type="string">
            <text:p>Carcinoid Tumor</text:p>
          </table:table-cell>
        </table:table-row>
        <table:table-row table:style-name="ro1">
          <table:table-cell office:value-type="string">
            <text:p>Synovial sarcoma, biphasic</text:p>
          </table:table-cell>
          <table:table-cell office:value-type="string">
            <text:p>9043/3</text:p>
          </table:table-cell>
          <table:table-cell office:value-type="string">
            <text:p>Synovial sarcoma, biphasic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table:number-columns-repeated="2"/>
        </table:table-row>
        <table:table-row table:style-name="ro1">
          <table:table-cell office:value-type="string">
            <text:p>Large cell medulloblastoma</text:p>
          </table:table-cell>
          <table:table-cell office:value-type="string">
            <text:p>9474/3</text:p>
          </table:table-cell>
          <table:table-cell office:value-type="string">
            <text:p>Large cell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6904</text:p>
          </table:table-cell>
          <table:table-cell office:value-type="string">
            <text:p>Large Cell Medulloblastoma</text:p>
          </table:table-cell>
        </table:table-row>
        <table:table-row table:style-name="ro1">
          <table:table-cell office:value-type="string">
            <text:p>endometrial adenocarcinoma [cell line AN3-CA]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27030</text:p>
          </table:table-cell>
          <table:table-cell office:value-type="string">
            <text:p>C7359</text:p>
          </table:table-cell>
          <table:table-cell office:value-type="string">
            <text:p>Endometrial adenocarcinoma</text:p>
          </table:table-cell>
        </table:table-row>
        <table:table-row table:style-name="ro1">
          <table:table-cell office:value-type="string">
            <text:p>Lymphocyte Predominance Hodgkin lymphoma [LPHD]</text:p>
          </table:table-cell>
          <table:table-cell office:value-type="string">
            <text:p>9659/3</text:p>
          </table:table-cell>
          <table:table-cell office:value-type="string">
            <text:p>Hodgkin lymphoma, nodular lymphocyte predominance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11</text:p>
          </table:table-cell>
          <table:table-cell table:number-columns-repeated="2"/>
        </table:table-row>
        <table:table-row table:style-name="ro1">
          <table:table-cell office:value-type="string">
            <text:p>Atypical chronic myeloid leukemia</text:p>
          </table:table-cell>
          <table:table-cell office:value-type="string">
            <text:p>9876/3</text:p>
          </table:table-cell>
          <table:table-cell office:value-type="string">
            <text:p>Atypical chronic myeloid leukemia, BCR/ABL negativ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2</text:p>
          </table:table-cell>
          <table:table-cell office:value-type="string">
            <text:p>C3519</text:p>
          </table:table-cell>
          <table:table-cell office:value-type="string">
            <text:p>Atypical Chronic Myeloid Leukemia, BCR-ABL1 Negative</text:p>
          </table:table-cell>
        </table:table-row>
        <table:table-row table:style-name="ro1">
          <table:table-cell office:value-type="string">
            <text:p>Effusion Lymphoma [Ascites]</text:p>
          </table:table-cell>
          <table:table-cell office:value-type="string">
            <text:p>9678/3</text:p>
          </table:table-cell>
          <table:table-cell office:value-type="string">
            <text:p>Primary effusion lymphoma</text:p>
          </table:table-cell>
          <table:table-cell office:value-type="string">
            <text:p>C48.9</text:p>
          </table:table-cell>
          <table:table-cell office:value-type="string">
            <text:p>retroperitoneum and peritoneum</text:p>
          </table:table-cell>
          <table:table-cell office:value-type="string">
            <text:p>33042</text:p>
          </table:table-cell>
          <table:table-cell office:value-type="string">
            <text:p>C6915</text:p>
          </table:table-cell>
          <table:table-cell office:value-type="string">
            <text:p>Primary Effusion Lymphoma</text:p>
          </table:table-cell>
        </table:table-row>
        <table:table-row table:style-name="ro1">
          <table:table-cell office:value-type="string">
            <text:p>Fallopian tube tumor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4.0</text:p>
          </table:table-cell>
          <table:table-cell office:value-type="string">
            <text:p>fallopian tube</text:p>
          </table:table-cell>
          <table:table-cell office:value-type="string">
            <text:p>27040</text:p>
          </table:table-cell>
          <table:table-cell office:value-type="string">
            <text:p>C377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ombined germ cell tumor [mediastinal, immature teratoma, yolk sac tumor, stage II]</text:p>
          </table:table-cell>
          <table:table-cell office:value-type="string">
            <text:p>9085/3</text:p>
          </table:table-cell>
          <table:table-cell office:value-type="string">
            <text:p>Mixed germ cell tumor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22060</text:p>
          </table:table-cell>
          <table:table-cell office:value-type="string">
            <text:p>C9010</text:p>
          </table:table-cell>
          <table:table-cell office:value-type="string">
            <text:p>Mixed Teratoma and Seminoma</text:p>
          </table:table-cell>
        </table:table-row>
        <table:table-row table:style-name="ro1">
          <table:table-cell office:value-type="string">
            <text:p>Ductal carcinoma in situ, recurrent</text:p>
          </table:table-cell>
          <table:table-cell office:value-type="string">
            <text:p>8500/2</text:p>
          </table:table-cell>
          <table:table-cell office:value-type="string">
            <text:p>Intraductal carcinoma, noninfiltrating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794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gastric tubular adenocarcinoma [cell line NCI-N87]</text:p>
          </table:table-cell>
          <table:table-cell office:value-type="string">
            <text:p>8211/3</text:p>
          </table:table-cell>
          <table:table-cell office:value-type="string">
            <text:p>Tubular adenocarcinoma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5473</text:p>
          </table:table-cell>
          <table:table-cell office:value-type="string">
            <text:p>Gastric tubular adenocarcinoma</text:p>
          </table:table-cell>
        </table:table-row>
        <table:table-row table:style-name="ro1">
          <table:table-cell office:value-type="string">
            <text:p>Therapy-related acute myeloid leukemia [cell line]</text:p>
          </table:table-cell>
          <table:table-cell office:value-type="string">
            <text:p>9920/3</text:p>
          </table:table-cell>
          <table:table-cell office:value-type="string">
            <text:p>Therapy related myeloid neoplasm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8252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enign cystic teratoma of the ovary</text:p>
          </table:table-cell>
          <table:table-cell office:value-type="string">
            <text:p>9080/0</text:p>
          </table:table-cell>
          <table:table-cell office:value-type="string">
            <text:p>Teratoma, benign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9014</text:p>
          </table:table-cell>
          <table:table-cell office:value-type="string">
            <text:p>Cystic Teratoma</text:p>
          </table:table-cell>
        </table:table-row>
        <table:table-row table:style-name="ro1">
          <table:table-cell office:value-type="string">
            <text:p>Esophage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4025</text:p>
          </table:table-cell>
          <table:table-cell office:value-type="string">
            <text:p>Esophageal Adenocarcinoma</text:p>
          </table:table-cell>
        </table:table-row>
        <table:table-row table:style-name="ro1">
          <table:table-cell office:value-type="string">
            <text:p>colon mucosa [low grade dysplastic tumor; fap; apcmut]</text:p>
          </table:table-cell>
          <table:table-cell office:value-type="string">
            <text:p>8140/1</text:p>
          </table:table-cell>
          <table:table-cell office:value-type="string">
            <text:p>Atypical adenoma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21049</text:p>
          </table:table-cell>
          <table:table-cell office:value-type="string">
            <text:p>C3494</text:p>
          </table:table-cell>
          <table:table-cell office:value-type="string">
            <text:p>Lung Papillary Adenoma</text:p>
          </table:table-cell>
        </table:table-row>
        <table:table-row table:style-name="ro1">
          <table:table-cell office:value-type="string">
            <text:p>T-NHL [stage IV]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</table:table-row>
        <table:table-row table:style-name="ro1">
          <table:table-cell office:value-type="string">
            <text:p>Ductal carcinoma</text:p>
          </table:table-cell>
          <table:table-cell office:value-type="string">
            <text:p>8201/3</text:p>
          </table:table-cell>
          <table:table-cell office:value-type="string">
            <text:p>Cribriform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368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ancreatic acinar carcinoma</text:p>
          </table:table-cell>
          <table:table-cell office:value-type="string">
            <text:p>8550/3</text:p>
          </table:table-cell>
          <table:table-cell office:value-type="string">
            <text:p>Acinar cell carcinoma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3768</text:p>
          </table:table-cell>
          <table:table-cell office:value-type="string">
            <text:p>Acinar Cell Carcinoma</text:p>
          </table:table-cell>
        </table:table-row>
        <table:table-row table:style-name="ro1">
          <table:table-cell office:value-type="string">
            <text:p>Teratocarcinoma</text:p>
          </table:table-cell>
          <table:table-cell office:value-type="string">
            <text:p>9081/3</text:p>
          </table:table-cell>
          <table:table-cell office:value-type="string">
            <text:p>Teratocarcinoma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375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edulloepithelioma</text:p>
          </table:table-cell>
          <table:table-cell office:value-type="string">
            <text:p>9501/3</text:p>
          </table:table-cell>
          <table:table-cell office:value-type="string">
            <text:p>Medulloepitheli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10</text:p>
          </table:table-cell>
          <table:table-cell office:value-type="string">
            <text:p>C6680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naplastic large cell lymphoma, systemic type [ALK pos.]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</table:table-row>
        <table:table-row table:style-name="ro1">
          <table:table-cell office:value-type="string">
            <text:p>adenoma [stomach, tubulovilous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</table:table-row>
        <table:table-row table:style-name="ro1">
          <table:table-cell office:value-type="string">
            <text:p>Granular cell tumours [cerebral]</text:p>
          </table:table-cell>
          <table:table-cell office:value-type="string">
            <text:p>9582/0</text:p>
          </table:table-cell>
          <table:table-cell office:value-type="string">
            <text:p>Granular cell tumor of the sellar region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table:number-columns-repeated="2"/>
        </table:table-row>
        <table:table-row table:style-name="ro1">
          <table:table-cell office:value-type="string">
            <text:p>Pleomorphic adenoma/adenomatous type [palatal gland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yeloid leukemia NOS [cell line MV411]</text:p>
          </table:table-cell>
          <table:table-cell office:value-type="string">
            <text:p>9860/3</text:p>
          </table:table-cell>
          <table:table-cell office:value-type="string">
            <text:p>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3477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rain neuroblastoma (Primitive neuroectodermal tumor)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</table:table-row>
        <table:table-row table:style-name="ro1">
          <table:table-cell office:value-type="string">
            <text:p>Splenic Marginal Zone Lymphoma</text:p>
          </table:table-cell>
          <table:table-cell office:value-type="string">
            <text:p>9689/3</text:p>
          </table:table-cell>
          <table:table-cell office:value-type="string">
            <text:p>Splenic marginal zone B-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4663</text:p>
          </table:table-cell>
          <table:table-cell office:value-type="string">
            <text:p>Splenic Marginal Zone Lymphoma</text:p>
          </table:table-cell>
        </table:table-row>
        <table:table-row table:style-name="ro1">
          <table:table-cell office:value-type="string">
            <text:p>Plasma cell leukemia</text:p>
          </table:table-cell>
          <table:table-cell office:value-type="string">
            <text:p>9733/3</text:p>
          </table:table-cell>
          <table:table-cell office:value-type="string">
            <text:p>Plasma 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3180</text:p>
          </table:table-cell>
          <table:table-cell office:value-type="string">
            <text:p>Plasma Cell Leukemia</text:p>
          </table:table-cell>
        </table:table-row>
        <table:table-row table:style-name="ro1">
          <table:table-cell office:value-type="string">
            <text:p>Micropapillary serous carcinoma</text:p>
          </table:table-cell>
          <table:table-cell office:value-type="string">
            <text:p>8460/3</text:p>
          </table:table-cell>
          <table:table-cell office:value-type="string">
            <text:p>Papillary serous cystadeno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6882</text:p>
          </table:table-cell>
          <table:table-cell office:value-type="string">
            <text:p>Micropapillary Serous Carcinoma</text:p>
          </table:table-cell>
        </table:table-row>
        <table:table-row table:style-name="ro1">
          <table:table-cell office:value-type="string">
            <text:p>Adenoid cystic carcinoma</text:p>
          </table:table-cell>
          <table:table-cell office:value-type="string">
            <text:p>8200/3</text:p>
          </table:table-cell>
          <table:table-cell office:value-type="string">
            <text:p>Adenoid cystic carcin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8026</text:p>
          </table:table-cell>
          <table:table-cell office:value-type="string">
            <text:p>Salivary Gland Adenoid Cystic Carcinoma</text:p>
          </table:table-cell>
        </table:table-row>
        <table:table-row table:style-name="ro1">
          <table:table-cell office:value-type="string">
            <text:p>Carcinoma showing thymus-like elements</text:p>
          </table:table-cell>
          <table:table-cell office:value-type="string">
            <text:p>8589/3</text:p>
          </table:table-cell>
          <table:table-cell office:value-type="string">
            <text:p>Carcinoma showing thymus-like element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4610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enchondroma [Mafucci syndrome]</text:p>
          </table:table-cell>
          <table:table-cell office:value-type="string">
            <text:p>9220/0</text:p>
          </table:table-cell>
          <table:table-cell office:value-type="string">
            <text:p>Chondr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53459</text:p>
          </table:table-cell>
          <table:table-cell office:value-type="string">
            <text:p>Chondroma</text:p>
          </table:table-cell>
        </table:table-row>
        <table:table-row table:style-name="ro1">
          <table:table-cell office:value-type="string">
            <text:p>protoplasmic astrocytoma</text:p>
          </table:table-cell>
          <table:table-cell office:value-type="string">
            <text:p>9410/3</text:p>
          </table:table-cell>
          <table:table-cell office:value-type="string">
            <text:p>Protoplasm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320</text:p>
          </table:table-cell>
          <table:table-cell office:value-type="string">
            <text:p>Protoplasmic Astrocytoma</text:p>
          </table:table-cell>
        </table:table-row>
        <table:table-row table:style-name="ro1">
          <table:table-cell office:value-type="string">
            <text:p>cancers of unknown primary</text:p>
          </table:table-cell>
          <table:table-cell office:value-type="string">
            <text:p>8000/3</text:p>
          </table:table-cell>
          <table:table-cell office:value-type="string">
            <text:p>Neoplasm, malignant</text:p>
          </table:table-cell>
          <table:table-cell office:value-type="string">
            <text:p>C76.9</text:p>
          </table:table-cell>
          <table:table-cell office:value-type="string">
            <text:p>ill-defined</text:p>
          </table:table-cell>
          <table:table-cell office:value-type="string">
            <text:p>99999</text:p>
          </table:table-cell>
          <table:table-cell office:value-type="string">
            <text:p>C8997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ullerian mixed tumor</text:p>
          </table:table-cell>
          <table:table-cell office:value-type="string">
            <text:p>8950/3</text:p>
          </table:table-cell>
          <table:table-cell office:value-type="string">
            <text:p>Mullerian mixed tumor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table:number-columns-repeated="2"/>
        </table:table-row>
        <table:table-row table:style-name="ro1">
          <table:table-cell office:value-type="string">
            <text:p>Cutaneous neurofibroma</text:p>
          </table:table-cell>
          <table:table-cell office:value-type="string">
            <text:p>9540/0</text:p>
          </table:table-cell>
          <table:table-cell office:value-type="string">
            <text:p>Neurofibr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20</text:p>
          </table:table-cell>
          <table:table-cell office:value-type="string">
            <text:p>C3272</text:p>
          </table:table-cell>
          <table:table-cell office:value-type="string">
            <text:p>Neurofibroma</text:p>
          </table:table-cell>
        </table:table-row>
        <table:table-row table:style-name="ro1">
          <table:table-cell office:value-type="string">
            <text:p>Diffuse large cell lymphoma [immunoblastic, nodal]</text:p>
          </table:table-cell>
          <table:table-cell office:value-type="string">
            <text:p>9684/3</text:p>
          </table:table-cell>
          <table:table-cell office:value-type="string">
            <text:p>Malignant lymphoma, large B-cell, diffuse, immunoblastic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7224</text:p>
          </table:table-cell>
          <table:table-cell office:value-type="string">
            <text:p>Plasmablastic Lymphoma</text:p>
          </table:table-cell>
        </table:table-row>
        <table:table-row table:style-name="ro1">
          <table:table-cell office:value-type="string">
            <text:p>transformed cell line WI-38 VA13 subline 2RA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Melanocytic nevus [with proliferation simulating-superficial spreading melanoma in situ]</text:p>
          </table:table-cell>
          <table:table-cell office:value-type="string">
            <text:p>8720/0</text:p>
          </table:table-cell>
          <table:table-cell office:value-type="string">
            <text:p>Pigmented nevus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307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ubular adenoma [colorectal]</text:p>
          </table:table-cell>
          <table:table-cell office:value-type="string">
            <text:p>8211/0</text:p>
          </table:table-cell>
          <table:table-cell office:value-type="string">
            <text:p>Tubular ade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21049</text:p>
          </table:table-cell>
          <table:table-cell office:value-type="string">
            <text:p>C413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ggressive NK-cell leukemia</text:p>
          </table:table-cell>
          <table:table-cell office:value-type="string">
            <text:p>9948/3</text:p>
          </table:table-cell>
          <table:table-cell office:value-type="string">
            <text:p>Aggressive NK-cell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8647</text:p>
          </table:table-cell>
          <table:table-cell office:value-type="string">
            <text:p>Aggressive NK-Cell Leukemia</text:p>
          </table:table-cell>
        </table:table-row>
        <table:table-row table:style-name="ro1">
          <table:table-cell office:value-type="string">
            <text:p>Pleural biphasic mesothelioma [cell line NCI-H2452]</text:p>
          </table:table-cell>
          <table:table-cell office:value-type="string">
            <text:p>9050/3</text:p>
          </table:table-cell>
          <table:table-cell office:value-type="string">
            <text:p>Mesothelioma, malignant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36010</text:p>
          </table:table-cell>
          <table:table-cell office:value-type="string">
            <text:p>C45665</text:p>
          </table:table-cell>
          <table:table-cell office:value-type="string">
            <text:p>Pleural biphasic mesothelioma</text:p>
          </table:table-cell>
        </table:table-row>
        <table:table-row table:style-name="ro1">
          <table:table-cell office:value-type="string">
            <text:p>transformed cell line HK-2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osteosarcoma [cell line <text:s/>Hs 707(A).T]</text:p>
          </table:table-cell>
          <table:table-cell office:value-type="string">
            <text:p>9180/3</text:p>
          </table:table-cell>
          <table:table-cell office:value-type="string">
            <text:p>Osteosarc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9145</text:p>
          </table:table-cell>
          <table:table-cell office:value-type="string">
            <text:p>Osteosarcoma</text:p>
          </table:table-cell>
        </table:table-row>
        <table:table-row table:style-name="ro1">
          <table:table-cell office:value-type="string">
            <text:p>Primary CNS lymphoma</text:p>
          </table:table-cell>
          <table:table-cell office:value-type="string">
            <text:p>9590/3</text:p>
          </table:table-cell>
          <table:table-cell office:value-type="string">
            <text:p>Malignant lymph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3042</text:p>
          </table:table-cell>
          <table:table-cell office:value-type="string">
            <text:p>C3208</text:p>
          </table:table-cell>
          <table:table-cell office:value-type="string">
            <text:p>Lymphoma</text:p>
          </table:table-cell>
        </table:table-row>
        <table:table-row table:style-name="ro1">
          <table:table-cell office:value-type="string">
            <text:p>Refractory anemia with excess of blasts (FAB)</text:p>
          </table:table-cell>
          <table:table-cell office:value-type="string">
            <text:p>9983/3</text:p>
          </table:table-cell>
          <table:table-cell office:value-type="string">
            <text:p>Refractory anemia with excess blast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7506</text:p>
          </table:table-cell>
          <table:table-cell office:value-type="string">
            <text:p>Myelodysplastic Syndrome with Excess Blasts</text:p>
          </table:table-cell>
        </table:table-row>
        <table:table-row table:style-name="ro1">
          <table:table-cell office:value-type="string">
            <text:p>Normal endometrium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Chronic myelomonocytic leukemia</text:p>
          </table:table-cell>
          <table:table-cell office:value-type="string">
            <text:p>9945/3</text:p>
          </table:table-cell>
          <table:table-cell office:value-type="string">
            <text:p>Chronic myelomonocy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2</text:p>
          </table:table-cell>
          <table:table-cell office:value-type="string">
            <text:p>C3178</text:p>
          </table:table-cell>
          <table:table-cell office:value-type="string">
            <text:p>Chronic Myelomonocytic Leukemia</text:p>
          </table:table-cell>
        </table:table-row>
        <table:table-row table:style-name="ro1">
          <table:table-cell office:value-type="string">
            <text:p>Plexiform neurofibroma</text:p>
          </table:table-cell>
          <table:table-cell office:value-type="string">
            <text:p>9540/0</text:p>
          </table:table-cell>
          <table:table-cell office:value-type="string">
            <text:p>Neurofibr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272</text:p>
          </table:table-cell>
          <table:table-cell office:value-type="string">
            <text:p>Neurofibroma</text:p>
          </table:table-cell>
        </table:table-row>
        <table:table-row table:style-name="ro1">
          <table:table-cell office:value-type="string">
            <text:p>cervical squamous carcinoma [cell line CSCC-1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27676</text:p>
          </table:table-cell>
          <table:table-cell office:value-type="string">
            <text:p>Human papillomavirus-related cervical squamous cell carcinoma</text:p>
          </table:table-cell>
        </table:table-row>
        <table:table-row table:style-name="ro1">
          <table:table-cell office:value-type="string">
            <text:p>Undifferentiated Sarcoma</text:p>
          </table:table-cell>
          <table:table-cell office:value-type="string">
            <text:p>8805/3</text:p>
          </table:table-cell>
          <table:table-cell office:value-type="string">
            <text:p>Undifferentiated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2709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rectal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21052</text:p>
          </table:table-cell>
          <table:table-cell office:value-type="string">
            <text:p>C9383</text:p>
          </table:table-cell>
          <table:table-cell office:value-type="string">
            <text:p>Rectal Adenocarcinoma</text:p>
          </table:table-cell>
        </table:table-row>
        <table:table-row table:style-name="ro1">
          <table:table-cell office:value-type="string">
            <text:p>Gastational choriocarcinoma [cell line JAR]</text:p>
          </table:table-cell>
          <table:table-cell office:value-type="string">
            <text:p>9100/3</text:p>
          </table:table-cell>
          <table:table-cell office:value-type="string">
            <text:p>Chori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4646</text:p>
          </table:table-cell>
          <table:table-cell office:value-type="string">
            <text:p>Gestational choriocarcinoma</text:p>
          </table:table-cell>
        </table:table-row>
        <table:table-row table:style-name="ro1">
          <table:table-cell office:value-type="string">
            <text:p>Extranodal marginal zone B-cell lymphoma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69.9</text:p>
          </table:table-cell>
          <table:table-cell office:value-type="string">
            <text:p>eye, nos</text:p>
          </table:table-cell>
          <table:table-cell office:value-type="string">
            <text:p>33042</text:p>
          </table:table-cell>
          <table:table-cell office:value-type="string">
            <text:p>C35689</text:p>
          </table:table-cell>
          <table:table-cell office:value-type="string">
            <text:p>Extranodal Marginal Zone Lymphoma of Mucosa-Associated Lymphoid Tissue Ocular Adnexal Mucosa-Associated Lymphoid Tissue Lymphoma</text:p>
          </table:table-cell>
        </table:table-row>
        <table:table-row table:style-name="ro1">
          <table:table-cell office:value-type="string">
            <text:p>thyroid carcinoma, Huerthle cell</text:p>
          </table:table-cell>
          <table:table-cell office:value-type="string">
            <text:p>8290/3</text:p>
          </table:table-cell>
          <table:table-cell office:value-type="string">
            <text:p>Oxyphilic adenocarci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3679</text:p>
          </table:table-cell>
          <table:table-cell office:value-type="string">
            <text:p>Oxyphilic Adenocarcinoma</text:p>
          </table:table-cell>
        </table:table-row>
        <table:table-row table:style-name="ro1">
          <table:table-cell office:value-type="string">
            <text:p>Squamous intraepithelial neoplasia, grade II [vulva]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51.9</text:p>
          </table:table-cell>
          <table:table-cell office:value-type="string">
            <text:p>vulva, nos</text:p>
          </table:table-cell>
          <table:table-cell office:value-type="string">
            <text:p>27060</text:p>
          </table:table-cell>
          <table:table-cell table:number-columns-repeated="2"/>
        </table:table-row>
        <table:table-row table:style-name="ro1">
          <table:table-cell office:value-type="string">
            <text:p>Classical Hodgkin lymphoma, mixed cellularity</text:p>
          </table:table-cell>
          <table:table-cell office:value-type="string">
            <text:p>9652/3</text:p>
          </table:table-cell>
          <table:table-cell office:value-type="string">
            <text:p>Hodgkin lymphoma, mixed cellularity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11</text:p>
          </table:table-cell>
          <table:table-cell table:number-columns-repeated="2"/>
        </table:table-row>
        <table:table-row table:style-name="ro1">
          <table:table-cell office:value-type="string">
            <text:p>flat ductal intraepithelial neoplasia</text:p>
          </table:table-cell>
          <table:table-cell office:value-type="string">
            <text:p>8050/0</text:p>
          </table:table-cell>
          <table:table-cell office:value-type="string">
            <text:p>Papill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7440</text:p>
          </table:table-cell>
          <table:table-cell office:value-type="string">
            <text:p>Papilloma</text:p>
          </table:table-cell>
        </table:table-row>
        <table:table-row table:style-name="ro1">
          <table:table-cell office:value-type="string">
            <text:p>esophageal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Diffusely infiltrating astrocytoma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</table:table-row>
        <table:table-row table:style-name="ro1">
          <table:table-cell office:value-type="string">
            <text:p>myxopapillary ependymoma [cauda equina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31040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</table:table-row>
        <table:table-row table:style-name="ro1">
          <table:table-cell office:value-type="string">
            <text:p>anaplastic thyroid carcinoma [cell line TCO-1]</text:p>
          </table:table-cell>
          <table:table-cell office:value-type="string">
            <text:p>8021/3</text:p>
          </table:table-cell>
          <table:table-cell office:value-type="string">
            <text:p>Carcinoma, anaplastic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3878</text:p>
          </table:table-cell>
          <table:table-cell office:value-type="string">
            <text:p>Thyroid gland undifferentiated (anaplastic) carcinoma</text:p>
          </table:table-cell>
        </table:table-row>
        <table:table-row table:style-name="ro1">
          <table:table-cell office:value-type="string">
            <text:p>Mucinous cystadenocarcinoma</text:p>
          </table:table-cell>
          <table:table-cell office:value-type="string">
            <text:p>8470/3</text:p>
          </table:table-cell>
          <table:table-cell office:value-type="string">
            <text:p>Mucin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377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leomorphic xanthoastrocytoma [supratentorial]</text:p>
          </table:table-cell>
          <table:table-cell office:value-type="string">
            <text:p>9424/3</text:p>
          </table:table-cell>
          <table:table-cell office:value-type="string">
            <text:p>Pleomorphic xanthoastrocytoma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10</text:p>
          </table:table-cell>
          <table:table-cell office:value-type="string">
            <text:p>C4323</text:p>
          </table:table-cell>
          <table:table-cell office:value-type="string">
            <text:p>Pleomorphic Xanthoastrocytoma</text:p>
          </table:table-cell>
        </table:table-row>
        <table:table-row table:style-name="ro1">
          <table:table-cell office:value-type="string">
            <text:p>Marginal zone lymphoma, NOS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8863</text:p>
          </table:table-cell>
          <table:table-cell office:value-type="string">
            <text:p>Nodal Marginal Zone Lymphoma</text:p>
          </table:table-cell>
        </table:table-row>
        <table:table-row table:style-name="ro1">
          <table:table-cell office:value-type="string">
            <text:p>Primary mediastinal B-NHL</text:p>
          </table:table-cell>
          <table:table-cell office:value-type="string">
            <text:p>9679/3</text:p>
          </table:table-cell>
          <table:table-cell office:value-type="string">
            <text:p>Mediastinal large B-cell lymphoma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33042</text:p>
          </table:table-cell>
          <table:table-cell table:number-columns-repeated="2"/>
        </table:table-row>
        <table:table-row table:style-name="ro1">
          <table:table-cell office:value-type="string">
            <text:p>Giant cell tumor of bone</text:p>
          </table:table-cell>
          <table:table-cell office:value-type="string">
            <text:p>9250/1</text:p>
          </table:table-cell>
          <table:table-cell office:value-type="string">
            <text:p>Giant cell tumor of bone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3738</text:p>
          </table:table-cell>
          <table:table-cell office:value-type="string">
            <text:p>Osteoclastic Giant Cell-Rich Tumor of Bone</text:p>
          </table:table-cell>
        </table:table-row>
        <table:table-row table:style-name="ro1">
          <table:table-cell office:value-type="string">
            <text:p>CD30+ LPD (ALCL type)</text:p>
          </table:table-cell>
          <table:table-cell office:value-type="string">
            <text:p>9718/3</text:p>
          </table:table-cell>
          <table:table-cell office:value-type="string">
            <text:p>Primary cutaneous CD30+ T-cell lymphoproliferative disorder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office:value-type="string">
            <text:p>C6860</text:p>
          </table:table-cell>
          <table:table-cell office:value-type="string">
            <text:p>Primary Cutaneous Anaplastic Large Cell Lymphoma</text:p>
          </table:table-cell>
        </table:table-row>
        <table:table-row table:style-name="ro1">
          <table:table-cell office:value-type="string">
            <text:p>combined hepatocellular carcinoma and cholangiocarcinoma [Chronic cholangitis]</text:p>
          </table:table-cell>
          <table:table-cell office:value-type="string">
            <text:p>8180/3</text:p>
          </table:table-cell>
          <table:table-cell office:value-type="string">
            <text:p>Combined hepatocellular carcinoma and cholangiocarcinoma</text:p>
          </table:table-cell>
          <table:table-cell office:value-type="string">
            <text:p>C22.1</text:p>
          </table:table-cell>
          <table:table-cell office:value-type="string">
            <text:p>intrahepatic bile ducts</text:p>
          </table:table-cell>
          <table:table-cell office:value-type="string">
            <text:p>21072</text:p>
          </table:table-cell>
          <table:table-cell office:value-type="string">
            <text:p>C3828</text:p>
          </table:table-cell>
          <table:table-cell office:value-type="string">
            <text:p>Combined Hepatocellular Carcinoma and Cholangiocarcinoma</text:p>
          </table:table-cell>
        </table:table-row>
        <table:table-row table:style-name="ro1">
          <table:table-cell office:value-type="string">
            <text:p>Ovarian cystoadenocarcinoma [cell line IGROV-1]</text:p>
          </table:table-cell>
          <table:table-cell office:value-type="string">
            <text:p>8440/3</text:p>
          </table:table-cell>
          <table:table-cell office:value-type="string">
            <text:p>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7979</text:p>
          </table:table-cell>
          <table:table-cell office:value-type="string">
            <text:p>Ovarian endometrioid adenocarcinoma</text:p>
          </table:table-cell>
        </table:table-row>
        <table:table-row table:style-name="ro1">
          <table:table-cell office:value-type="string">
            <text:p>subependymoma [left lateral ventricle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</table:table-row>
        <table:table-row table:style-name="ro1">
          <table:table-cell office:value-type="string">
            <text:p>Erythroleukemia [cell line HEL]</text:p>
          </table:table-cell>
          <table:table-cell office:value-type="string">
            <text:p>9840/3</text:p>
          </table:table-cell>
          <table:table-cell office:value-type="string">
            <text:p>Erythro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1</text:p>
          </table:table-cell>
          <table:table-cell office:value-type="string">
            <text:p>C7152</text:p>
          </table:table-cell>
          <table:table-cell office:value-type="string">
            <text:p>Erythroleukemia</text:p>
          </table:table-cell>
        </table:table-row>
        <table:table-row table:style-name="ro1">
          <table:table-cell office:value-type="string">
            <text:p>Barret adenocarcinoma [cell line OE33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5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7027</text:p>
          </table:table-cell>
          <table:table-cell office:value-type="string">
            <text:p>Barrett adenocarcinoma</text:p>
          </table:table-cell>
        </table:table-row>
        <table:table-row table:style-name="ro1">
          <table:table-cell office:value-type="string">
            <text:p>Malignant Astroblastoma</text:p>
          </table:table-cell>
          <table:table-cell office:value-type="string">
            <text:p>9430/3</text:p>
          </table:table-cell>
          <table:table-cell office:value-type="string">
            <text:p>Astroblas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324</text:p>
          </table:table-cell>
          <table:table-cell office:value-type="string">
            <text:p>Astroblastoma</text:p>
          </table:table-cell>
        </table:table-row>
        <table:table-row table:style-name="ro1">
          <table:table-cell office:value-type="string">
            <text:p>Chronic Lymphocytic Leukemia</text:p>
          </table:table-cell>
          <table:table-cell office:value-type="string">
            <text:p>9823/3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2</text:p>
          </table:table-cell>
          <table:table-cell office:value-type="string">
            <text:p>C3163</text:p>
          </table:table-cell>
          <table:table-cell office:value-type="string">
            <text:p>Chronic Lymphocytic Leukemia</text:p>
          </table:table-cell>
        </table:table-row>
        <table:table-row table:style-name="ro1">
          <table:table-cell office:value-type="string">
            <text:p>Pleomorphic Leiomyosarcoma [grade III, primary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</table:table-row>
        <table:table-row table:style-name="ro1">
          <table:table-cell office:value-type="string">
            <text:p>Kaposi sarcoma</text:p>
          </table:table-cell>
          <table:table-cell office:value-type="string">
            <text:p>9140/3</text:p>
          </table:table-cell>
          <table:table-cell office:value-type="string">
            <text:p>Kaposi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36020</text:p>
          </table:table-cell>
          <table:table-cell office:value-type="string">
            <text:p>C9087</text:p>
          </table:table-cell>
          <table:table-cell office:value-type="string">
            <text:p>Kaposi Sarcoma</text:p>
          </table:table-cell>
        </table:table-row>
        <table:table-row table:style-name="ro1">
          <table:table-cell office:value-type="string">
            <text:p>pediatric rhabdomyosarcoma</text:p>
          </table:table-cell>
          <table:table-cell office:value-type="string">
            <text:p>8900/3</text:p>
          </table:table-cell>
          <table:table-cell office:value-type="string">
            <text:p>Rhabdomyosarc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359</text:p>
          </table:table-cell>
          <table:table-cell office:value-type="string">
            <text:p>Rhabdomyosarcoma</text:p>
          </table:table-cell>
        </table:table-row>
        <table:table-row table:style-name="ro1">
          <table:table-cell office:value-type="string">
            <text:p>rhabdoid tumor [extrarenal]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808</text:p>
          </table:table-cell>
          <table:table-cell office:value-type="string">
            <text:p>Rhabdoid Tumor</text:p>
          </table:table-cell>
        </table:table-row>
        <table:table-row table:style-name="ro1">
          <table:table-cell office:value-type="string">
            <text:p>Pleomorphic carcinoma</text:p>
          </table:table-cell>
          <table:table-cell office:value-type="string">
            <text:p>8022/3</text:p>
          </table:table-cell>
          <table:table-cell office:value-type="string">
            <text:p>Pleomorphic carcinoma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22050</text:p>
          </table:table-cell>
          <table:table-cell office:value-type="string">
            <text:p>C409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rolymphocytic leukemia, B-cell type</text:p>
          </table:table-cell>
          <table:table-cell office:value-type="string">
            <text:p>9833/3</text:p>
          </table:table-cell>
          <table:table-cell office:value-type="string">
            <text:p>Prolymphocytic leukemia, B-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3</text:p>
          </table:table-cell>
          <table:table-cell table:number-columns-repeated="2"/>
        </table:table-row>
        <table:table-row table:style-name="ro1">
          <table:table-cell office:value-type="string">
            <text:p>Fibrillary astrocytoma</text:p>
          </table:table-cell>
          <table:table-cell office:value-type="string">
            <text:p>9420/3</text:p>
          </table:table-cell>
          <table:table-cell office:value-type="string">
            <text:p>Fibrillary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322</text:p>
          </table:table-cell>
          <table:table-cell office:value-type="string">
            <text:p>Fibrillary Astrocytoma</text:p>
          </table:table-cell>
        </table:table-row>
        <table:table-row table:style-name="ro1">
          <table:table-cell office:value-type="string">
            <text:p>Duodenal adenocarcinoma [cell line AZ-52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7889</text:p>
          </table:table-cell>
          <table:table-cell office:value-type="string">
            <text:p>Duodenal adenocarcinoma</text:p>
          </table:table-cell>
        </table:table-row>
        <table:table-row table:style-name="ro1">
          <table:table-cell office:value-type="string">
            <text:p>Ovarian adenocarcinoma [cell line CAOV-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7700</text:p>
          </table:table-cell>
          <table:table-cell office:value-type="string">
            <text:p>Ovarian adenocarcinoma</text:p>
          </table:table-cell>
        </table:table-row>
        <table:table-row table:style-name="ro1">
          <table:table-cell office:value-type="string">
            <text:p>neuroendocrine tumour [pancreas, gastrinoma, Liver metastasis, functional]</text:p>
          </table:table-cell>
          <table:table-cell office:value-type="string">
            <text:p>8153/3</text:p>
          </table:table-cell>
          <table:table-cell office:value-type="string">
            <text:p>Gastrinoma, malignant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table:number-columns-repeated="2"/>
        </table:table-row>
        <table:table-row table:style-name="ro1">
          <table:table-cell office:value-type="string">
            <text:p>papillary urothelial neoplasm of low malignant potential</text:p>
          </table:table-cell>
          <table:table-cell office:value-type="string">
            <text:p>8130/2</text:p>
          </table:table-cell>
          <table:table-cell office:value-type="string">
            <text:p>Papillary transitional cell carcinoma, <text:s/>non-invasive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29010</text:p>
          </table:table-cell>
          <table:table-cell table:number-columns-repeated="2"/>
        </table:table-row>
        <table:table-row table:style-name="ro1">
          <table:table-cell office:value-type="string">
            <text:p>Spindle-cell carcinoma</text:p>
          </table:table-cell>
          <table:table-cell office:value-type="string">
            <text:p>8032/3</text:p>
          </table:table-cell>
          <table:table-cell office:value-type="string">
            <text:p>Spindle cell carcinoma, NOS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22050</text:p>
          </table:table-cell>
          <table:table-cell office:value-type="string">
            <text:p>C27004</text:p>
          </table:table-cell>
          <table:table-cell office:value-type="string">
            <text:p>Sarcomatoid Carcinoma</text:p>
          </table:table-cell>
        </table:table-row>
        <table:table-row table:style-name="ro1">
          <table:table-cell office:value-type="string">
            <text:p>T-cell lymphoblastic lymphoma</text:p>
          </table:table-cell>
          <table:table-cell office:value-type="string">
            <text:p>9729/3</text:p>
          </table:table-cell>
          <table:table-cell office:value-type="string">
            <text:p>Precursor T-cell lymphoblastic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6919</text:p>
          </table:table-cell>
          <table:table-cell office:value-type="string">
            <text:p>T Lymphoblastic Lymphoma</text:p>
          </table:table-cell>
        </table:table-row>
        <table:table-row table:style-name="ro1">
          <table:table-cell office:value-type="string">
            <text:p>pleuropulmonary blastoma</text:p>
          </table:table-cell>
          <table:table-cell office:value-type="string">
            <text:p>8973/3</text:p>
          </table:table-cell>
          <table:table-cell office:value-type="string">
            <text:p>Pleuropulmonary blast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5669</text:p>
          </table:table-cell>
          <table:table-cell office:value-type="string">
            <text:p>Pleuropulmonary Blastoma</text:p>
          </table:table-cell>
        </table:table-row>
        <table:table-row table:style-name="ro1">
          <table:table-cell office:value-type="string">
            <text:p>mucinous carcinoma of the breast [grade I, stage pT1c, 0 pos. LN, dist metast. no]</text:p>
          </table:table-cell>
          <table:table-cell office:value-type="string">
            <text:p>8523/3</text:p>
          </table:table-cell>
          <table:table-cell office:value-type="string">
            <text:p>Infiltrating duct mixed with other types of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table:number-columns-repeated="2"/>
        </table:table-row>
        <table:table-row table:style-name="ro1">
          <table:table-cell office:value-type="string">
            <text:p>seminoma</text:p>
          </table:table-cell>
          <table:table-cell office:value-type="string">
            <text:p>9061/3</text:p>
          </table:table-cell>
          <table:table-cell office:value-type="string">
            <text:p>Seminoma, NOS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9309</text:p>
          </table:table-cell>
          <table:table-cell office:value-type="string">
            <text:p>Seminoma</text:p>
          </table:table-cell>
        </table:table-row>
        <table:table-row table:style-name="ro1">
          <table:table-cell office:value-type="string">
            <text:p>Acute myeloid leukemia with prior myelodysplastic syndrome [RAEB]</text:p>
          </table:table-cell>
          <table:table-cell office:value-type="string">
            <text:p>9895/3</text:p>
          </table:table-cell>
          <table:table-cell office:value-type="string">
            <text:p>Acute myeloid leukemia with myelodysplasia-related change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9289</text:p>
          </table:table-cell>
          <table:table-cell office:value-type="string">
            <text:p>Acute Myeloid Leukemia with Multilineage Dysplasia</text:p>
          </table:table-cell>
        </table:table-row>
        <table:table-row table:style-name="ro1">
          <table:table-cell office:value-type="string">
            <text:p>Ganglioneuroma [Abdominal]</text:p>
          </table:table-cell>
          <table:table-cell office:value-type="string">
            <text:p>9490/0</text:p>
          </table:table-cell>
          <table:table-cell office:value-type="string">
            <text:p>Ganglioneuroma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049</text:p>
          </table:table-cell>
          <table:table-cell office:value-type="string">
            <text:p>Ganglioneuroma</text:p>
          </table:table-cell>
        </table:table-row>
        <table:table-row table:style-name="ro1">
          <table:table-cell office:value-type="string">
            <text:p>Familial adenomatous polyposis</text:p>
          </table:table-cell>
          <table:table-cell office:value-type="string">
            <text:p>8220/3</text:p>
          </table:table-cell>
          <table:table-cell office:value-type="string">
            <text:p>Adenocarcinoma in adenomatous polyposis coli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21052</text:p>
          </table:table-cell>
          <table:table-cell office:value-type="string">
            <text:p>C4134</text:p>
          </table:table-cell>
          <table:table-cell office:value-type="string">
            <text:p>Adenocarcinoma in Adenomatous Polyposis Coli</text:p>
          </table:table-cell>
        </table:table-row>
        <table:table-row table:style-name="ro1">
          <table:table-cell office:value-type="string">
            <text:p>Desmoid tumor</text:p>
          </table:table-cell>
          <table:table-cell office:value-type="string">
            <text:p>8821/1</text:p>
          </table:table-cell>
          <table:table-cell office:value-type="string">
            <text:p>Aggressive fibromatosi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9182</text:p>
          </table:table-cell>
          <table:table-cell office:value-type="string">
            <text:p>Desmoid-Type Fibromatosis</text:p>
          </table:table-cell>
        </table:table-row>
        <table:table-row table:style-name="ro1">
          <table:table-cell office:value-type="string">
            <text:p>testicular embryonal carcinoma [cell line NEC8]</text:p>
          </table:table-cell>
          <table:table-cell office:value-type="string">
            <text:p>9065/3</text:p>
          </table:table-cell>
          <table:table-cell office:value-type="string">
            <text:p>Germ cell tumor, nonseminomatous</text:p>
          </table:table-cell>
          <table:table-cell office:value-type="string">
            <text:p>C62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6341</text:p>
          </table:table-cell>
          <table:table-cell office:value-type="string">
            <text:p>Testicular embryonal carcinoma</text:p>
          </table:table-cell>
        </table:table-row>
        <table:table-row table:style-name="ro1">
          <table:table-cell office:value-type="string">
            <text:p>Spitz nevi</text:p>
          </table:table-cell>
          <table:table-cell office:value-type="string">
            <text:p>8770/0</text:p>
          </table:table-cell>
          <table:table-cell office:value-type="string">
            <text:p>Epithelioid and spindle cell nevu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27007</text:p>
          </table:table-cell>
          <table:table-cell office:value-type="string">
            <text:p>Spitz Nevus</text:p>
          </table:table-cell>
        </table:table-row>
        <table:table-row table:style-name="ro1">
          <table:table-cell office:value-type="string">
            <text:p>Gastric choriocarcinoma [cell line SCH]</text:p>
          </table:table-cell>
          <table:table-cell office:value-type="string">
            <text:p>9100/3</text:p>
          </table:table-cell>
          <table:table-cell office:value-type="string">
            <text:p>Choriocarcinoma, NOS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95749</text:p>
          </table:table-cell>
          <table:table-cell office:value-type="string">
            <text:p>Gastric choriocarcinoma</text:p>
          </table:table-cell>
        </table:table-row>
        <table:table-row table:style-name="ro1">
          <table:table-cell office:value-type="string">
            <text:p>Primary Nonseminoma Testicular Germ Cell Tumour</text:p>
          </table:table-cell>
          <table:table-cell office:value-type="string">
            <text:p>9065/3</text:p>
          </table:table-cell>
          <table:table-cell office:value-type="string">
            <text:p>Germ cell tumor, nonseminomatous</text:p>
          </table:table-cell>
          <table:table-cell office:value-type="string">
            <text:p>C63.9</text:p>
          </table:table-cell>
          <table:table-cell office:value-type="string">
            <text:p>epididymis, spermatic cord, male genital, nos</text:p>
          </table:table-cell>
          <table:table-cell office:value-type="string">
            <text:p>28040</text:p>
          </table:table-cell>
          <table:table-cell office:value-type="string">
            <text:p>C8591</text:p>
          </table:table-cell>
          <table:table-cell office:value-type="string">
            <text:p>Testicular Germ Cell Tumor</text:p>
          </table:table-cell>
        </table:table-row>
        <table:table-row table:style-name="ro1">
          <table:table-cell office:value-type="string">
            <text:p>Plasmacytoma [gastric]</text:p>
          </table:table-cell>
          <table:table-cell office:value-type="string">
            <text:p>9734/3</text:p>
          </table:table-cell>
          <table:table-cell office:value-type="string">
            <text:p>Plasmacytoma, extramedullary (not occurring in bone)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34000</text:p>
          </table:table-cell>
          <table:table-cell table:number-columns-repeated="2"/>
        </table:table-row>
        <table:table-row table:style-name="ro1">
          <table:table-cell office:value-type="string">
            <text:p>Lymphoplasmacytic Lymphoma</text:p>
          </table:table-cell>
          <table:table-cell office:value-type="string">
            <text:p>9671/3</text:p>
          </table:table-cell>
          <table:table-cell office:value-type="string">
            <text:p>Malignant lymphoma, lymphoplasmacytic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3898</text:p>
          </table:table-cell>
          <table:table-cell office:value-type="string">
            <text:p>Extranodal Marginal Zone Lymphoma of Mucosa-Associated Lymphoid Tissue</text:p>
          </table:table-cell>
        </table:table-row>
        <table:table-row table:style-name="ro1">
          <table:table-cell office:value-type="string">
            <text:p>Renal carcinoma, clear cell [T2N0M0, G2, microsatellite alterations]</text:p>
          </table:table-cell>
          <table:table-cell office:value-type="string">
            <text:p>8312/3</text:p>
          </table:table-cell>
          <table:table-cell office:value-type="string">
            <text:p>Renal cell 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</table:table-row>
        <table:table-row table:style-name="ro1">
          <table:table-cell office:value-type="string">
            <text:p>Large cell carcinoma</text:p>
          </table:table-cell>
          <table:table-cell office:value-type="string">
            <text:p>8012/3</text:p>
          </table:table-cell>
          <table:table-cell office:value-type="string">
            <text:p>Large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4450</text:p>
          </table:table-cell>
          <table:table-cell office:value-type="string">
            <text:p>Large Cell Lung Carcinoma</text:p>
          </table:table-cell>
        </table:table-row>
        <table:table-row table:style-name="ro1">
          <table:table-cell office:value-type="string">
            <text:p>Giant cell glioblastoma [cell line G179]</text:p>
          </table:table-cell>
          <table:table-cell office:value-type="string">
            <text:p>9440/3</text:p>
          </table:table-cell>
          <table:table-cell office:value-type="string">
            <text:p>Glioblast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325</text:p>
          </table:table-cell>
          <table:table-cell office:value-type="string">
            <text:p>Giant cell glioblastoma</text:p>
          </table:table-cell>
        </table:table-row>
        <table:table-row table:style-name="ro1">
          <table:table-cell office:value-type="string">
            <text:p>Grade II mixed oligoastrocytoma</text:p>
          </table:table-cell>
          <table:table-cell office:value-type="string">
            <text:p>9382/3</text:p>
          </table:table-cell>
          <table:table-cell office:value-type="string">
            <text:p>Mixed gli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050</text:p>
          </table:table-cell>
          <table:table-cell office:value-type="string">
            <text:p>Oligoastrocytoma</text:p>
          </table:table-cell>
        </table:table-row>
        <table:table-row table:style-name="ro1">
          <table:table-cell office:value-type="string">
            <text:p>normal prostate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80.9</text:p>
          </table:table-cell>
          <table:table-cell office:value-type="string">
            <text:p>unknown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Sarcoma [postirradiation, Skeletal osteosarcoma OB G4, Humerus]</text:p>
          </table:table-cell>
          <table:table-cell office:value-type="string">
            <text:p>9180/3</text:p>
          </table:table-cell>
          <table:table-cell office:value-type="string">
            <text:p>Osteosarcoma, NOS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9145</text:p>
          </table:table-cell>
          <table:table-cell office:value-type="string">
            <text:p>Osteosarcoma</text:p>
          </table:table-cell>
        </table:table-row>
        <table:table-row table:style-name="ro1">
          <table:table-cell office:value-type="string">
            <text:p>Follicular lymphoma partial infiltration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</table:table-row>
        <table:table-row table:style-name="ro1">
          <table:table-cell office:value-type="string">
            <text:p>Papillary carcinoma of thyroid, foll [stage PT4N1bM0, grade High]</text:p>
          </table:table-cell>
          <table:table-cell office:value-type="string">
            <text:p>8340/3</text:p>
          </table:table-cell>
          <table:table-cell office:value-type="string">
            <text:p>Papillary carcinoma, follicular variant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7380</text:p>
          </table:table-cell>
          <table:table-cell office:value-type="string">
            <text:p>Oncocytic Adenoma</text:p>
          </table:table-cell>
        </table:table-row>
        <table:table-row table:style-name="ro1">
          <table:table-cell office:value-type="string">
            <text:p>transformed cell line WIL2 NS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77</text:p>
          </table:table-cell>
          <table:table-cell office:value-type="string">
            <text:p>lymph nodes</text:p>
          </table:table-cell>
          <table:table-cell office:value-type="string">
            <text:p>33041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Invasive lobular Adenocarcinoma [breast, G2]</text:p>
          </table:table-cell>
          <table:table-cell office:value-type="string">
            <text:p>8520/3</text:p>
          </table:table-cell>
          <table:table-cell office:value-type="string">
            <text:p>Lobular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3771</text:p>
          </table:table-cell>
          <table:table-cell office:value-type="string">
            <text:p>Lobular Breast Carcinoma</text:p>
          </table:table-cell>
        </table:table-row>
        <table:table-row table:style-name="ro1">
          <table:table-cell office:value-type="string">
            <text:p>Pancreatic somatostatinoma [cell line QGP-1]</text:p>
          </table:table-cell>
          <table:table-cell office:value-type="string">
            <text:p>8156/3</text:p>
          </table:table-cell>
          <table:table-cell office:value-type="string">
            <text:p>somatostatinoma, malignant</text:p>
          </table:table-cell>
          <table:table-cell office:value-type="string">
            <text:p>C25</text:p>
          </table:table-cell>
          <table:table-cell office:value-type="string">
            <text:p>pancreas</text:p>
          </table:table-cell>
          <table:table-cell office:value-type="string">
            <text:p>21100</text:p>
          </table:table-cell>
          <table:table-cell office:value-type="string">
            <text:p>C95595</text:p>
          </table:table-cell>
          <table:table-cell office:value-type="string">
            <text:p>Pancreatic somatostatinoma</text:p>
          </table:table-cell>
        </table:table-row>
        <table:table-row table:style-name="ro1">
          <table:table-cell office:value-type="string">
            <text:p>Uterine Leiomyosarcoma [grade I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3158</text:p>
          </table:table-cell>
          <table:table-cell office:value-type="string">
            <text:p>Leiomyosarcoma</text:p>
          </table:table-cell>
        </table:table-row>
        <table:table-row table:style-name="ro1">
          <table:table-cell office:value-type="string">
            <text:p>Infiltrating pancreatic duct carcinoma [cell lin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oligodendroglial tumor [low grade]</text:p>
          </table:table-cell>
          <table:table-cell office:value-type="string">
            <text:p>9450/3</text:p>
          </table:table-cell>
          <table:table-cell office:value-type="string">
            <text:p>Oligodendrogl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</table:table-row>
        <table:table-row table:style-name="ro1">
          <table:table-cell office:value-type="string">
            <text:p>Cavernous hemangioma</text:p>
          </table:table-cell>
          <table:table-cell office:value-type="string">
            <text:p>9120/0</text:p>
          </table:table-cell>
          <table:table-cell office:value-type="string">
            <text:p>Hemangioma, NOS</text:p>
          </table:table-cell>
          <table:table-cell office:value-type="string">
            <text:p>C69.0</text:p>
          </table:table-cell>
          <table:table-cell office:value-type="string">
            <text:p>orbit and lacrimal gland, excl. retina, eye, nos</text:p>
          </table:table-cell>
          <table:table-cell office:value-type="string">
            <text:p>30000</text:p>
          </table:table-cell>
          <table:table-cell office:value-type="string">
            <text:p>C3085</text:p>
          </table:table-cell>
          <table:table-cell office:value-type="string">
            <text:p>Hemangioma</text:p>
          </table:table-cell>
        </table:table-row>
        <table:table-row table:style-name="ro1">
          <table:table-cell office:value-type="string">
            <text:p>Liposarcoma,Dedifferentiated</text:p>
          </table:table-cell>
          <table:table-cell office:value-type="string">
            <text:p>8858/3</text:p>
          </table:table-cell>
          <table:table-cell office:value-type="string">
            <text:p>Dedifferentiate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04</text:p>
          </table:table-cell>
          <table:table-cell office:value-type="string">
            <text:p>Dedifferentiated Liposarcoma</text:p>
          </table:table-cell>
        </table:table-row>
        <table:table-row table:style-name="ro1">
          <table:table-cell office:value-type="string">
            <text:p>Extrarenal rhabdoid tumor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808</text:p>
          </table:table-cell>
          <table:table-cell office:value-type="string">
            <text:p>Rhabdoid Tumor</text:p>
          </table:table-cell>
        </table:table-row>
        <table:table-row table:style-name="ro1">
          <table:table-cell office:value-type="string">
            <text:p>double-component liposarcoma</text:p>
          </table:table-cell>
          <table:table-cell office:value-type="string">
            <text:p>8855/3</text:p>
          </table:table-cell>
          <table:table-cell office:value-type="string">
            <text:p>Mixe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253</text:p>
          </table:table-cell>
          <table:table-cell office:value-type="string">
            <text:p>Mixed Liposarcoma</text:p>
          </table:table-cell>
        </table:table-row>
        <table:table-row table:style-name="ro1">
          <table:table-cell office:value-type="string">
            <text:p>Gastrointestinal carcinoid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7709</text:p>
          </table:table-cell>
          <table:table-cell office:value-type="string">
            <text:p>Digestive System Neuroendocrine Tumor G1</text:p>
          </table:table-cell>
        </table:table-row>
        <table:table-row table:style-name="ro1">
          <table:table-cell office:value-type="string">
            <text:p>Malgnant melanoma [conjunctiva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69.9</text:p>
          </table:table-cell>
          <table:table-cell office:value-type="string">
            <text:p>eye, nos</text:p>
          </table:table-cell>
          <table:table-cell office:value-type="string">
            <text:p>30000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</table:table-row>
        <table:table-row table:style-name="ro1">
          <table:table-cell office:value-type="string">
            <text:p>parasympathetic paraganglioma [vagal]</text:p>
          </table:table-cell>
          <table:table-cell office:value-type="string">
            <text:p>8682/1</text:p>
          </table:table-cell>
          <table:table-cell office:value-type="string">
            <text:p>Parasympathetic paraganglioma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office:value-type="string">
            <text:p>C4217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denosquamous lung carcinoma [cell line HCC366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9133</text:p>
          </table:table-cell>
          <table:table-cell office:value-type="string">
            <text:p>Adenosquamous lung carcinoma</text:p>
          </table:table-cell>
        </table:table-row>
        <table:table-row table:style-name="ro1">
          <table:table-cell office:value-type="string">
            <text:p>Inflammatory breast carcinoma [cell line SUM149PT]</text:p>
          </table:table-cell>
          <table:table-cell office:value-type="string">
            <text:p>8530/3</text:p>
          </table:table-cell>
          <table:table-cell office:value-type="string">
            <text:p>Inflammatory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001</text:p>
          </table:table-cell>
          <table:table-cell office:value-type="string">
            <text:p>Inflammatory breast carcinoma</text:p>
          </table:table-cell>
        </table:table-row>
        <table:table-row table:style-name="ro1">
          <table:table-cell office:value-type="string">
            <text:p>melanoma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7000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</table:table-row>
        <table:table-row table:style-name="ro1">
          <table:table-cell office:value-type="string">
            <text:p>Solitary fibrous tumour, malignant</text:p>
          </table:table-cell>
          <table:table-cell office:value-type="string">
            <text:p>8815/3</text:p>
          </table:table-cell>
          <table:table-cell office:value-type="string">
            <text:p>Solitary fibrous tumor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22050</text:p>
          </table:table-cell>
          <table:table-cell table:number-columns-repeated="2"/>
        </table:table-row>
        <table:table-row table:style-name="ro1">
          <table:table-cell office:value-type="string">
            <text:p>Gastrointestinal stromal tumor, malignant</text:p>
          </table:table-cell>
          <table:table-cell office:value-type="string">
            <text:p>8936/3</text:p>
          </table:table-cell>
          <table:table-cell office:value-type="string">
            <text:p>Gastrointestinal stromal sarcoma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table:number-columns-repeated="2"/>
        </table:table-row>
        <table:table-row table:style-name="ro1">
          <table:table-cell office:value-type="string">
            <text:p>dfiffuse intrinsic pontine glioma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31010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</table:table-row>
        <table:table-row table:style-name="ro1">
          <table:table-cell office:value-type="string">
            <text:p>Angiosarcomas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</table:table-row>
        <table:table-row table:style-name="ro1">
          <table:table-cell office:value-type="string">
            <text:p>Diffuse histiocytoma [cell line U937-I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</table:table-row>
        <table:table-row table:style-name="ro1">
          <table:table-cell office:value-type="string">
            <text:p>Oncocytoma</text:p>
          </table:table-cell>
          <table:table-cell office:value-type="string">
            <text:p>8290/0</text:p>
          </table:table-cell>
          <table:table-cell office:value-type="string">
            <text:p>Oxyphilic aden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375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rostate small cell carcinoma [cell line NCI-H660]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28010</text:p>
          </table:table-cell>
          <table:table-cell office:value-type="string">
            <text:p>C6766</text:p>
          </table:table-cell>
          <table:table-cell office:value-type="string">
            <text:p>Prostate small cell carcinoma</text:p>
          </table:table-cell>
        </table:table-row>
        <table:table-row table:style-name="ro1">
          <table:table-cell office:value-type="string">
            <text:p>transformed cell line WPE1-NB14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2801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Juvenile myelomonocytic leukemia</text:p>
          </table:table-cell>
          <table:table-cell office:value-type="string">
            <text:p>9946/3</text:p>
          </table:table-cell>
          <table:table-cell office:value-type="string">
            <text:p>Juvenile myelomon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2</text:p>
          </table:table-cell>
          <table:table-cell office:value-type="string">
            <text:p>C9233</text:p>
          </table:table-cell>
          <table:table-cell office:value-type="string">
            <text:p>Juvenile Myelomonocytic Leukemia</text:p>
          </table:table-cell>
        </table:table-row>
        <table:table-row table:style-name="ro1">
          <table:table-cell office:value-type="string">
            <text:p>colorectal polypoid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21049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</table:table-row>
        <table:table-row table:style-name="ro1">
          <table:table-cell office:value-type="string">
            <text:p>mediastinal germ cell tumor [immature teratoma, stage I]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22060</text:p>
          </table:table-cell>
          <table:table-cell office:value-type="string">
            <text:p>C4286</text:p>
          </table:table-cell>
          <table:table-cell office:value-type="string">
            <text:p>Immature Teratoma</text:p>
          </table:table-cell>
        </table:table-row>
        <table:table-row table:style-name="ro1">
          <table:table-cell office:value-type="string">
            <text:p>Vulvar squamous cell carcinoma [cell line A-431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37000</text:p>
          </table:table-cell>
          <table:table-cell office:value-type="string">
            <text:p>C4052</text:p>
          </table:table-cell>
          <table:table-cell office:value-type="string">
            <text:p>Vulvar squamous cell carcinoma</text:p>
          </table:table-cell>
        </table:table-row>
        <table:table-row table:style-name="ro1">
          <table:table-cell office:value-type="string">
            <text:p>Refractory anemia</text:p>
          </table:table-cell>
          <table:table-cell office:value-type="string">
            <text:p>9980/3</text:p>
          </table:table-cell>
          <table:table-cell office:value-type="string">
            <text:p>Refractory an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2872</text:p>
          </table:table-cell>
          <table:table-cell office:value-type="string">
            <text:p>Refractory Anemia</text:p>
          </table:table-cell>
        </table:table-row>
        <table:table-row table:style-name="ro1">
          <table:table-cell office:value-type="string">
            <text:p>invasive breast adenocarcinoma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017</text:p>
          </table:table-cell>
          <table:table-cell office:value-type="string">
            <text:p>Ductal Breast Carcinoma</text:p>
          </table:table-cell>
        </table:table-row>
        <table:table-row table:style-name="ro1">
          <table:table-cell office:value-type="string">
            <text:p>transformed cell line Nthy-ori 3-1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Classical Hodgkin lymphoma, lymphocyte-rich</text:p>
          </table:table-cell>
          <table:table-cell office:value-type="string">
            <text:p>9651/3</text:p>
          </table:table-cell>
          <table:table-cell office:value-type="string">
            <text:p>Hodgkin lymphoma, lymphocyte-rich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11</text:p>
          </table:table-cell>
          <table:table-cell table:number-columns-repeated="2"/>
        </table:table-row>
        <table:table-row table:style-name="ro1">
          <table:table-cell office:value-type="string">
            <text:p>T cell non-Hodgkin lymphoma [cell line Mac-1]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3467</text:p>
          </table:table-cell>
          <table:table-cell office:value-type="string">
            <text:p>Cutaneous T-cell non-Hodgkin lymphoma</text:p>
          </table:table-cell>
        </table:table-row>
        <table:table-row table:style-name="ro1">
          <table:table-cell office:value-type="string">
            <text:p>Acute myeloblastic leukemia without maturation [FAB M1, refractory]</text:p>
          </table:table-cell>
          <table:table-cell office:value-type="string">
            <text:p>9873/3</text:p>
          </table:table-cell>
          <table:table-cell office:value-type="string">
            <text:p>Acute myeloid leukemia without matur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3249</text:p>
          </table:table-cell>
          <table:table-cell office:value-type="string">
            <text:p>Acute Myeloid Leukemia without Maturation</text:p>
          </table:table-cell>
        </table:table-row>
        <table:table-row table:style-name="ro1">
          <table:table-cell office:value-type="string">
            <text:p>Primary cutaneous gamma-delta T-cell lymphoma</text:p>
          </table:table-cell>
          <table:table-cell office:value-type="string">
            <text:p>9726/3</text:p>
          </table:table-cell>
          <table:table-cell office:value-type="string">
            <text:p>Primary cutaneous gamma-delta-T-cell lymph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office:value-type="string">
            <text:p>C45340</text:p>
          </table:table-cell>
          <table:table-cell office:value-type="string">
            <text:p>Primary cutaneous gamma-delta-T-cell lymphoma</text:p>
          </table:table-cell>
        </table:table-row>
        <table:table-row table:style-name="ro1">
          <table:table-cell office:value-type="string">
            <text:p>Esophageal squamous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</table:table-row>
        <table:table-row table:style-name="ro1">
          <table:table-cell office:value-type="string">
            <text:p>germ cell tumor [mature and immature teratoma]</text:p>
          </table:table-cell>
          <table:table-cell office:value-type="string">
            <text:p>9080/3</text:p>
          </table:table-cell>
          <table:table-cell office:value-type="string">
            <text:p>Teratoma, malignant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403</text:p>
          </table:table-cell>
          <table:table-cell office:value-type="string">
            <text:p>Tetratoma</text:p>
          </table:table-cell>
        </table:table-row>
        <table:table-row table:style-name="ro1">
          <table:table-cell office:value-type="string">
            <text:p>Malignant trophoblastic tumor</text:p>
          </table:table-cell>
          <table:table-cell office:value-type="string">
            <text:p>9104/3</text:p>
          </table:table-cell>
          <table:table-cell office:value-type="string">
            <text:p>None</text:p>
          </table:table-cell>
          <table:table-cell office:value-type="string">
            <text:p>C58.9</text:p>
          </table:table-cell>
          <table:table-cell office:value-type="string">
            <text:p>placenta</text:p>
          </table:table-cell>
          <table:table-cell office:value-type="string">
            <text:p>27070</text:p>
          </table:table-cell>
          <table:table-cell table:number-columns-repeated="2"/>
        </table:table-row>
        <table:table-row table:style-name="ro1">
          <table:table-cell office:value-type="string">
            <text:p>Desmoplastic medulloblastoma</text:p>
          </table:table-cell>
          <table:table-cell office:value-type="string">
            <text:p>9471/3</text:p>
          </table:table-cell>
          <table:table-cell office:value-type="string">
            <text:p>Desmoplastic nodular medull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4956</text:p>
          </table:table-cell>
          <table:table-cell office:value-type="string">
            <text:p>Desmoplastic/Nodular Medulloblastoma</text:p>
          </table:table-cell>
        </table:table-row>
        <table:table-row table:style-name="ro1">
          <table:table-cell office:value-type="string">
            <text:p>Premalignant oral epithelium [cell line]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table:number-columns-repeated="2"/>
        </table:table-row>
        <table:table-row table:style-name="ro1">
          <table:table-cell office:value-type="string">
            <text:p>basal cell carcinoma [Temple, Nodular]</text:p>
          </table:table-cell>
          <table:table-cell office:value-type="string">
            <text:p>8090/3</text:p>
          </table:table-cell>
          <table:table-cell office:value-type="string">
            <text:p>Basal cell carci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7000</text:p>
          </table:table-cell>
          <table:table-cell office:value-type="string">
            <text:p>C9359</text:p>
          </table:table-cell>
          <table:table-cell office:value-type="string">
            <text:p>Skin Pigmented Basal Cell Carcinoma</text:p>
          </table:table-cell>
        </table:table-row>
        <table:table-row table:style-name="ro1">
          <table:table-cell office:value-type="string">
            <text:p>Squamous intraepithelial neoplasia [cervix]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table:number-columns-repeated="2"/>
        </table:table-row>
        <table:table-row table:style-name="ro1">
          <table:table-cell office:value-type="string">
            <text:p>osteoid osteoma</text:p>
          </table:table-cell>
          <table:table-cell office:value-type="string">
            <text:p>9191/0</text:p>
          </table:table-cell>
          <table:table-cell office:value-type="string">
            <text:p>Osteoid oste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3297</text:p>
          </table:table-cell>
          <table:table-cell office:value-type="string">
            <text:p>Osteoid Osteoma</text:p>
          </table:table-cell>
        </table:table-row>
        <table:table-row table:style-name="ro1">
          <table:table-cell office:value-type="string">
            <text:p>medullary carcinoma of the breast [grade III, stage pT1c, 0 pos. LN, dist metast. no]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6671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eripheral primitive neuroectodermal tumor</text:p>
          </table:table-cell>
          <table:table-cell office:value-type="string">
            <text:p>9364/3</text:p>
          </table:table-cell>
          <table:table-cell office:value-type="string">
            <text:p>Peripheral neuroectodermal tumor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office:value-type="string">
            <text:p>C9341</text:p>
          </table:table-cell>
          <table:table-cell office:value-type="string">
            <text:p>Peripheral Primitive Neuroectodermal Tumor</text:p>
          </table:table-cell>
        </table:table-row>
        <table:table-row table:style-name="ro1">
          <table:table-cell office:value-type="string">
            <text:p>Marginal Zone B-cell Lymphoma [Stomach]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33042</text:p>
          </table:table-cell>
          <table:table-cell office:value-type="string">
            <text:p>C7230</text:p>
          </table:table-cell>
          <table:table-cell office:value-type="string">
            <text:p>Primary Cutaneous Marginal Zone Lymphoma of Mucosa-Associated Lymphoid Tissue</text:p>
          </table:table-cell>
        </table:table-row>
        <table:table-row table:style-name="ro1">
          <table:table-cell office:value-type="string">
            <text:p>clear cell adenocarci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3766</text:p>
          </table:table-cell>
          <table:table-cell office:value-type="string">
            <text:p>Clear Cell Adenocarcinoma</text:p>
          </table:table-cell>
        </table:table-row>
        <table:table-row table:style-name="ro1">
          <table:table-cell office:value-type="string">
            <text:p>Burkitt/Burkitt-like lymphomas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</table:table-row>
        <table:table-row table:style-name="ro1">
          <table:table-cell office:value-type="string">
            <text:p>lentigo maligna melanoma</text:p>
          </table:table-cell>
          <table:table-cell office:value-type="string">
            <text:p>8742/3</text:p>
          </table:table-cell>
          <table:table-cell office:value-type="string">
            <text:p>Lentigo maligna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9151</text:p>
          </table:table-cell>
          <table:table-cell office:value-type="string">
            <text:p>Lentigo Maligna Melanoma</text:p>
          </table:table-cell>
        </table:table-row>
        <table:table-row table:style-name="ro1">
          <table:table-cell office:value-type="string">
            <text:p>endometrial sarcoma [undifferentiated]</text:p>
          </table:table-cell>
          <table:table-cell office:value-type="string">
            <text:p>8930/3</text:p>
          </table:table-cell>
          <table:table-cell office:value-type="string">
            <text:p>Endometrial stromal sarc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8973</text:p>
          </table:table-cell>
          <table:table-cell office:value-type="string">
            <text:p>Endometrioid Stromal Sarcoma</text:p>
          </table:table-cell>
        </table:table-row>
        <table:table-row table:style-name="ro1">
          <table:table-cell office:value-type="string">
            <text:p>nodular melanoma</text:p>
          </table:table-cell>
          <table:table-cell office:value-type="string">
            <text:p>8721/3</text:p>
          </table:table-cell>
          <table:table-cell office:value-type="string">
            <text:p>Nodular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4225</text:p>
          </table:table-cell>
          <table:table-cell office:value-type="string">
            <text:p>Nodular Melanoma</text:p>
          </table:table-cell>
        </table:table-row>
        <table:table-row table:style-name="ro1">
          <table:table-cell office:value-type="string">
            <text:p>Smooth muscle tumour, malignant</text:p>
          </table:table-cell>
          <table:table-cell office:value-type="string">
            <text:p>8900/3</text:p>
          </table:table-cell>
          <table:table-cell office:value-type="string">
            <text:p>Rhabdomyosarcoma, NOS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22050</text:p>
          </table:table-cell>
          <table:table-cell office:value-type="string">
            <text:p>C3359</text:p>
          </table:table-cell>
          <table:table-cell office:value-type="string">
            <text:p>Rhabdomyosarcoma</text:p>
          </table:table-cell>
        </table:table-row>
        <table:table-row table:style-name="ro1">
          <table:table-cell office:value-type="string">
            <text:p>Transformed cell line UE6E7T-2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Lung giant cell carcinoma [cell line HCC1359]</text:p>
          </table:table-cell>
          <table:table-cell office:value-type="string">
            <text:p>8031/3</text:p>
          </table:table-cell>
          <table:table-cell office:value-type="string">
            <text:p>Giant cell carcinoma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4452</text:p>
          </table:table-cell>
          <table:table-cell office:value-type="string">
            <text:p>Lung giant cell carcinoma</text:p>
          </table:table-cell>
        </table:table-row>
        <table:table-row table:style-name="ro1">
          <table:table-cell office:value-type="string">
            <text:p>Chronic myeloid leukemia, NOS</text:p>
          </table:table-cell>
          <table:table-cell office:value-type="string">
            <text:p>9863/3</text:p>
          </table:table-cell>
          <table:table-cell office:value-type="string">
            <text:p>Chronic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2</text:p>
          </table:table-cell>
          <table:table-cell office:value-type="string">
            <text:p>C3174</text:p>
          </table:table-cell>
          <table:table-cell office:value-type="string">
            <text:p>Chronic Myelogenous Leukemia, BCR-ABL1 Positive</text:p>
          </table:table-cell>
        </table:table-row>
        <table:table-row table:style-name="ro1">
          <table:table-cell office:value-type="string">
            <text:p>Leiomyoma [Esophagus]</text:p>
          </table:table-cell>
          <table:table-cell office:value-type="string">
            <text:p>8890/0</text:p>
          </table:table-cell>
          <table:table-cell office:value-type="string">
            <text:p>Leiomyoma, NOS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3157</text:p>
          </table:table-cell>
          <table:table-cell office:value-type="string">
            <text:p>Leiomyoma</text:p>
          </table:table-cell>
        </table:table-row>
        <table:table-row table:style-name="ro1">
          <table:table-cell office:value-type="string">
            <text:p>Bronchiolar columnar cell dysplasia [Anaplastic carcinoma, in situ AC, CGH in BCCD low grade component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Small cell neuroendocrine carcinoma</text:p>
          </table:table-cell>
          <table:table-cell office:value-type="string">
            <text:p>8041/3</text:p>
          </table:table-cell>
          <table:table-cell office:value-type="string">
            <text:p>Small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3915</text:p>
          </table:table-cell>
          <table:table-cell office:value-type="string">
            <text:p>Small Cell Carcinoma</text:p>
          </table:table-cell>
        </table:table-row>
        <table:table-row table:style-name="ro1">
          <table:table-cell office:value-type="string">
            <text:p>Laryngeal squamous cell carcinoma [cell line PCI-04B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</text:p>
          </table:table-cell>
          <table:table-cell office:value-type="string">
            <text:p>Oropharynx</text:p>
          </table:table-cell>
          <table:table-cell office:value-type="string">
            <text:p>20080</text:p>
          </table:table-cell>
          <table:table-cell office:value-type="string">
            <text:p>C4044</text:p>
          </table:table-cell>
          <table:table-cell office:value-type="string">
            <text:p>Laryngeal squamous cell carcinoma</text:p>
          </table:table-cell>
        </table:table-row>
        <table:table-row table:style-name="ro1">
          <table:table-cell office:value-type="string">
            <text:p>Oligodendroglioma (Grade IV)</text:p>
          </table:table-cell>
          <table:table-cell office:value-type="string">
            <text:p>9451/3</text:p>
          </table:table-cell>
          <table:table-cell office:value-type="string">
            <text:p>Oligodendroglioma, anaplastic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288</text:p>
          </table:table-cell>
          <table:table-cell office:value-type="string">
            <text:p>Oligodendroglioma</text:p>
          </table:table-cell>
        </table:table-row>
        <table:table-row table:style-name="ro1">
          <table:table-cell office:value-type="string">
            <text:p>Intestinal metaplasia in Barrett esophagus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Endometroid adenocarcinoma</text:p>
          </table:table-cell>
          <table:table-cell office:value-type="string">
            <text:p>8380/3</text:p>
          </table:table-cell>
          <table:table-cell office:value-type="string">
            <text:p>Endometrioid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376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lood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76.9</text:p>
          </table:table-cell>
          <table:table-cell office:value-type="string">
            <text:p>ill-defined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melanoma arising in congenital nevus</text:p>
          </table:table-cell>
          <table:table-cell office:value-type="string">
            <text:p>8761/0</text:p>
          </table:table-cell>
          <table:table-cell office:value-type="string">
            <text:p>Small congenital nevu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table:number-columns-repeated="2"/>
        </table:table-row>
        <table:table-row table:style-name="ro1">
          <table:table-cell office:value-type="string">
            <text:p>Liposarcoma, pleomorphic</text:p>
          </table:table-cell>
          <table:table-cell office:value-type="string">
            <text:p>8854/3</text:p>
          </table:table-cell>
          <table:table-cell office:value-type="string">
            <text:p>Pleomorphic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05</text:p>
          </table:table-cell>
          <table:table-cell office:value-type="string">
            <text:p>Pleomorphic Liposarcoma</text:p>
          </table:table-cell>
        </table:table-row>
        <table:table-row table:style-name="ro1">
          <table:table-cell office:value-type="string">
            <text:p>apocrine DCIS</text:p>
          </table:table-cell>
          <table:table-cell office:value-type="string">
            <text:p>8401/2</text:p>
          </table:table-cell>
          <table:table-cell office:value-type="string">
            <text:p>None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table:number-columns-repeated="2"/>
        </table:table-row>
        <table:table-row table:style-name="ro1">
          <table:table-cell office:value-type="string">
            <text:p>head and neck squamous cell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10.9</text:p>
          </table:table-cell>
          <table:table-cell office:value-type="string">
            <text:p>Oropharynx</text:p>
          </table:table-cell>
          <table:table-cell office:value-type="string">
            <text:p>20080</text:p>
          </table:table-cell>
          <table:table-cell office:value-type="string">
            <text:p>C8181</text:p>
          </table:table-cell>
          <table:table-cell office:value-type="string">
            <text:p>Oropharyngeal Squamous Cell Carcinoma</text:p>
          </table:table-cell>
        </table:table-row>
        <table:table-row table:style-name="ro1">
          <table:table-cell office:value-type="string">
            <text:p>Neuroendocrine gastroenteropancreatic tumour [ileum, Liver, ovary metastasis, functional]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17.9</text:p>
          </table:table-cell>
          <table:table-cell office:value-type="string">
            <text:p>small intestine</text:p>
          </table:table-cell>
          <table:table-cell office:value-type="string">
            <text:p>21030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</table:table-row>
        <table:table-row table:style-name="ro1">
          <table:table-cell office:value-type="string">
            <text:p>Choriocarcinoma</text:p>
          </table:table-cell>
          <table:table-cell office:value-type="string">
            <text:p>9100/3</text:p>
          </table:table-cell>
          <table:table-cell office:value-type="string">
            <text:p>Choriocarcinoma, NOS</text:p>
          </table:table-cell>
          <table:table-cell office:value-type="string">
            <text:p>C76.9</text:p>
          </table:table-cell>
          <table:table-cell office:value-type="string">
            <text:p>Testes</text:p>
          </table:table-cell>
          <table:table-cell office:value-type="string">
            <text:p>99999</text:p>
          </table:table-cell>
          <table:table-cell office:value-type="string">
            <text:p>C2948</text:p>
          </table:table-cell>
          <table:table-cell office:value-type="string">
            <text:p>Choriocarcinoma</text:p>
          </table:table-cell>
        </table:table-row>
        <table:table-row table:style-name="ro1">
          <table:table-cell office:value-type="string">
            <text:p>Upper gingival squamous cell carcinoma [cell line Sa3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06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office:value-type="string">
            <text:p>C8173</text:p>
          </table:table-cell>
          <table:table-cell office:value-type="string">
            <text:p>Upper gingival squamous cell carcinoma</text:p>
          </table:table-cell>
        </table:table-row>
        <table:table-row table:style-name="ro1">
          <table:table-cell office:value-type="string">
            <text:p>CNS germ cell tumor [mature teratoma]</text:p>
          </table:table-cell>
          <table:table-cell office:value-type="string">
            <text:p>9080/0</text:p>
          </table:table-cell>
          <table:table-cell office:value-type="string">
            <text:p>Teratoma, benign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31040</text:p>
          </table:table-cell>
          <table:table-cell office:value-type="string">
            <text:p>C9014</text:p>
          </table:table-cell>
          <table:table-cell office:value-type="string">
            <text:p>Cystic Teratoma</text:p>
          </table:table-cell>
        </table:table-row>
        <table:table-row table:style-name="ro1">
          <table:table-cell office:value-type="string">
            <text:p>kidney cyst in polycystiv kidney disease [Cuboidal epithelium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Follicular adenoma of the thyroid</text:p>
          </table:table-cell>
          <table:table-cell office:value-type="string">
            <text:p>8330/0</text:p>
          </table:table-cell>
          <table:table-cell office:value-type="string">
            <text:p>Follicular ade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3502</text:p>
          </table:table-cell>
          <table:table-cell office:value-type="string">
            <text:p>Thyroid Gland Follicular Adenoma</text:p>
          </table:table-cell>
        </table:table-row>
        <table:table-row table:style-name="ro1">
          <table:table-cell office:value-type="string">
            <text:p>primary effusion lymphoma [cell line JSC-1]</text:p>
          </table:table-cell>
          <table:table-cell office:value-type="string">
            <text:p>9678/3</text:p>
          </table:table-cell>
          <table:table-cell office:value-type="string">
            <text:p>Primary effusion lymphoma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33041</text:p>
          </table:table-cell>
          <table:table-cell office:value-type="string">
            <text:p>C6915</text:p>
          </table:table-cell>
          <table:table-cell office:value-type="string">
            <text:p>Primary effusion lymphoma</text:p>
          </table:table-cell>
        </table:table-row>
        <table:table-row table:style-name="ro1">
          <table:table-cell office:value-type="string">
            <text:p>Pineocytoma</text:p>
          </table:table-cell>
          <table:table-cell office:value-type="string">
            <text:p>9361/1</text:p>
          </table:table-cell>
          <table:table-cell office:value-type="string">
            <text:p>Pineocytoma</text:p>
          </table:table-cell>
          <table:table-cell office:value-type="string">
            <text:p>C75.3</text:p>
          </table:table-cell>
          <table:table-cell office:value-type="string">
            <text:p>pineal gland</text:p>
          </table:table-cell>
          <table:table-cell office:value-type="string">
            <text:p>32020</text:p>
          </table:table-cell>
          <table:table-cell office:value-type="string">
            <text:p>C6966</text:p>
          </table:table-cell>
          <table:table-cell office:value-type="string">
            <text:p>Pineocytoma</text:p>
          </table:table-cell>
        </table:table-row>
        <table:table-row table:style-name="ro1">
          <table:table-cell office:value-type="string">
            <text:p>Myofibroblastoma</text:p>
          </table:table-cell>
          <table:table-cell office:value-type="string">
            <text:p>8825/0</text:p>
          </table:table-cell>
          <table:table-cell office:value-type="string">
            <text:p>Myofibroblast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9012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Urothelial papilloma, NOS</text:p>
          </table:table-cell>
          <table:table-cell office:value-type="string">
            <text:p>8130/1</text:p>
          </table:table-cell>
          <table:table-cell office:value-type="string">
            <text:p>Papillary transitional cell neoplasm of low malignant potential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29040</text:p>
          </table:table-cell>
          <table:table-cell table:number-columns-repeated="2"/>
        </table:table-row>
        <table:table-row table:style-name="ro1">
          <table:table-cell office:value-type="string">
            <text:p>Anaplastic ependymoma [grade 3, Post. fossa]</text:p>
          </table:table-cell>
          <table:table-cell office:value-type="string">
            <text:p>9392/3</text:p>
          </table:table-cell>
          <table:table-cell office:value-type="string">
            <text:p>Ependymoma, anaplastic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4915</text:p>
          </table:table-cell>
          <table:table-cell office:value-type="string">
            <text:p>Embryonal Tumor with Multilayered Rosettes, C19MC-Altered</text:p>
          </table:table-cell>
        </table:table-row>
        <table:table-row table:style-name="ro1">
          <table:table-cell office:value-type="string">
            <text:p>Ovarian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Kerathoacanthoma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large cell neuroendocrine with small cell carcinoma [lung]</text:p>
          </table:table-cell>
          <table:table-cell office:value-type="string">
            <text:p>8013/3</text:p>
          </table:table-cell>
          <table:table-cell office:value-type="string">
            <text:p>Large cell neuroendocrine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6875</text:p>
          </table:table-cell>
          <table:table-cell office:value-type="string">
            <text:p>Large Cell Neuroendocrine Carcinoma</text:p>
          </table:table-cell>
        </table:table-row>
        <table:table-row table:style-name="ro1">
          <table:table-cell office:value-type="string">
            <text:p>Monoclonal gammopathy</text:p>
          </table:table-cell>
          <table:table-cell office:value-type="string">
            <text:p>9765/1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4000</text:p>
          </table:table-cell>
          <table:table-cell office:value-type="string">
            <text:p>C399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alignant insulinoma</text:p>
          </table:table-cell>
          <table:table-cell office:value-type="string">
            <text:p>8151/3</text:p>
          </table:table-cell>
          <table:table-cell office:value-type="string">
            <text:p>Insulinoma, malignant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table:number-columns-repeated="2"/>
        </table:table-row>
        <table:table-row table:style-name="ro1">
          <table:table-cell office:value-type="string">
            <text:p>lung adenocarcinoma [cell line PC-3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3512</text:p>
          </table:table-cell>
          <table:table-cell office:value-type="string">
            <text:p>Lung Adenocarcinoma</text:p>
          </table:table-cell>
        </table:table-row>
        <table:table-row table:style-name="ro1">
          <table:table-cell office:value-type="string">
            <text:p>Lung squamous cell lung carcinoma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3493</text:p>
          </table:table-cell>
          <table:table-cell office:value-type="string">
            <text:p>Squamous Cell Lung Carcinoma</text:p>
          </table:table-cell>
        </table:table-row>
        <table:table-row table:style-name="ro1">
          <table:table-cell office:value-type="string">
            <text:p>Xenograft</text:p>
          </table:table-cell>
          <table:table-cell/>
          <table:table-cell office:value-type="string">
            <text:p>None</text:p>
          </table:table-cell>
          <table:table-cell office:value-type="string">
            <text:p>C76.9</text:p>
          </table:table-cell>
          <table:table-cell office:value-type="string">
            <text:p>ill-defined</text:p>
          </table:table-cell>
          <table:table-cell office:value-type="string">
            <text:p>35023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</table:table-row>
        <table:table-row table:style-name="ro1">
          <table:table-cell office:value-type="string">
            <text:p>Somatostatinoma</text:p>
          </table:table-cell>
          <table:table-cell office:value-type="string">
            <text:p>8156/1</text:p>
          </table:table-cell>
          <table:table-cell office:value-type="string">
            <text:p>Somatostatinoma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337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denosquamous carcinoma [lung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3727</text:p>
          </table:table-cell>
          <table:table-cell office:value-type="string">
            <text:p>Adenosquamous Carcinoma</text:p>
          </table:table-cell>
        </table:table-row>
        <table:table-row table:style-name="ro1">
          <table:table-cell office:value-type="string">
            <text:p>Chondrosarcoma, NOS</text:p>
          </table:table-cell>
          <table:table-cell office:value-type="string">
            <text:p>9220/3</text:p>
          </table:table-cell>
          <table:table-cell office:value-type="string">
            <text:p>Chondrosarcoma, NOS</text:p>
          </table:table-cell>
          <table:table-cell office:value-type="string">
            <text:p>C80.9</text:p>
          </table:table-cell>
          <table:table-cell office:value-type="string">
            <text:p>bones and joints</text:p>
          </table:table-cell>
          <table:table-cell office:value-type="string">
            <text:p>37000</text:p>
          </table:table-cell>
          <table:table-cell office:value-type="string">
            <text:p>C2946</text:p>
          </table:table-cell>
          <table:table-cell office:value-type="string">
            <text:p>Chondrosarcoma</text:p>
          </table:table-cell>
        </table:table-row>
        <table:table-row table:style-name="ro1">
          <table:table-cell office:value-type="string">
            <text:p>Myoepithelial carcinoma [Lower lip; clear cell]</text:p>
          </table:table-cell>
          <table:table-cell office:value-type="string">
            <text:p>8982/3</text:p>
          </table:table-cell>
          <table:table-cell office:value-type="string">
            <text:p>Malignant myoepitheli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759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hordoma [Sacrum]</text:p>
          </table:table-cell>
          <table:table-cell office:value-type="string">
            <text:p>9370/3</text:p>
          </table:table-cell>
          <table:table-cell office:value-type="string">
            <text:p>Chordoma, NOS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2947</text:p>
          </table:table-cell>
          <table:table-cell office:value-type="string">
            <text:p>Chordoma</text:p>
          </table:table-cell>
        </table:table-row>
        <table:table-row table:style-name="ro1">
          <table:table-cell office:value-type="string">
            <text:p>spermatocytic seminoma</text:p>
          </table:table-cell>
          <table:table-cell office:value-type="string">
            <text:p>9063/3</text:p>
          </table:table-cell>
          <table:table-cell office:value-type="string">
            <text:p>Spermatocytic seminoma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39921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Follicular lymphoma, grade 2</text:p>
          </table:table-cell>
          <table:table-cell office:value-type="string">
            <text:p>9691/3</text:p>
          </table:table-cell>
          <table:table-cell office:value-type="string">
            <text:p>Follicular lymphoma, grade 2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8968</text:p>
          </table:table-cell>
          <table:table-cell office:value-type="string">
            <text:p>Grade 2 Follicular Lymphoma</text:p>
          </table:table-cell>
        </table:table-row>
        <table:table-row table:style-name="ro1">
          <table:table-cell office:value-type="string">
            <text:p>Cribriform neuroepithelial tumor</text:p>
          </table:table-cell>
          <table:table-cell office:value-type="string">
            <text:p>9503/3</text:p>
          </table:table-cell>
          <table:table-cell office:value-type="string">
            <text:p>Neuroepitheli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121963</text:p>
          </table:table-cell>
          <table:table-cell office:value-type="string">
            <text:p>Cribriform Neuroepithelial Tumor</text:p>
          </table:table-cell>
        </table:table-row>
        <table:table-row table:style-name="ro1">
          <table:table-cell office:value-type="string">
            <text:p>anaplastic carcinoma [palatine tonsil]</text:p>
          </table:table-cell>
          <table:table-cell office:value-type="string">
            <text:p>8021/3</text:p>
          </table:table-cell>
          <table:table-cell office:value-type="string">
            <text:p>Carcinoma, anaplastic, NOS</text:p>
          </table:table-cell>
          <table:table-cell office:value-type="string">
            <text:p>C09.9</text:p>
          </table:table-cell>
          <table:table-cell office:value-type="string">
            <text:p>tonsil</text:p>
          </table:table-cell>
          <table:table-cell office:value-type="string">
            <text:p>20070</text:p>
          </table:table-cell>
          <table:table-cell office:value-type="string">
            <text:p>C3692</text:p>
          </table:table-cell>
          <table:table-cell office:value-type="string">
            <text:p>Undifferentiated Carcinoma</text:p>
          </table:table-cell>
        </table:table-row>
        <table:table-row table:style-name="ro1">
          <table:table-cell office:value-type="string">
            <text:p>immature teratoma and germinoma</text:p>
          </table:table-cell>
          <table:table-cell office:value-type="string">
            <text:p>9064/3</text:p>
          </table:table-cell>
          <table:table-cell office:value-type="string">
            <text:p>Germin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708</text:p>
          </table:table-cell>
          <table:table-cell office:value-type="string">
            <text:p>Germ Cell Tumor</text:p>
          </table:table-cell>
        </table:table-row>
        <table:table-row table:style-name="ro1">
          <table:table-cell office:value-type="string">
            <text:p>Adenocarcinoma [Basal cell adenocarcinoma, membranous type, palatal gland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Low-grade Astrocytoma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31010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</table:table-row>
        <table:table-row table:style-name="ro1">
          <table:table-cell office:value-type="string">
            <text:p>gastrointestinal autonomic nerve tumor</text:p>
          </table:table-cell>
          <table:table-cell office:value-type="string">
            <text:p>8936/1</text:p>
          </table:table-cell>
          <table:table-cell office:value-type="string">
            <text:p>Gastrointestinal stromal tumor, NOS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office:value-type="string">
            <text:p>C2794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alignant insuloma [carcinoid type]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2915</text:p>
          </table:table-cell>
          <table:table-cell office:value-type="string">
            <text:p>Carcinoid Tumor</text:p>
          </table:table-cell>
        </table:table-row>
        <table:table-row table:style-name="ro1">
          <table:table-cell office:value-type="string">
            <text:p>leiomyoblastoma [cell line G-402]</text:p>
          </table:table-cell>
          <table:table-cell office:value-type="string">
            <text:p>8891/0</text:p>
          </table:table-cell>
          <table:table-cell office:value-type="string">
            <text:p>Epithelioid leiomy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3486</text:p>
          </table:table-cell>
          <table:table-cell office:value-type="string">
            <text:p>Epithelioid cell type gastrointestinal stromal tumor</text:p>
          </table:table-cell>
        </table:table-row>
        <table:table-row table:style-name="ro1">
          <table:table-cell office:value-type="string">
            <text:p>Serous Fallopian tube 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7.0</text:p>
          </table:table-cell>
          <table:table-cell office:value-type="string">
            <text:p>fallopian tube</text:p>
          </table:table-cell>
          <table:table-cell office:value-type="string">
            <text:p>27070</text:p>
          </table:table-cell>
          <table:table-cell office:value-type="string">
            <text:p>C40101</text:p>
          </table:table-cell>
          <table:table-cell office:value-type="string">
            <text:p>Serous Adenocarcinoma</text:p>
          </table:table-cell>
        </table:table-row>
        <table:table-row table:style-name="ro1">
          <table:table-cell office:value-type="string">
            <text:p>gastroesophageal adenocarcinom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</table:table-row>
        <table:table-row table:style-name="ro1">
          <table:table-cell office:value-type="string">
            <text:p>solitary fibrous tumor</text:p>
          </table:table-cell>
          <table:table-cell office:value-type="string">
            <text:p>8815/0</text:p>
          </table:table-cell>
          <table:table-cell office:value-type="string">
            <text:p>Solitary fibrous tumor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7634</text:p>
          </table:table-cell>
          <table:table-cell office:value-type="string">
            <text:p>Solitary Fibrous Tumor</text:p>
          </table:table-cell>
        </table:table-row>
        <table:table-row table:style-name="ro1">
          <table:table-cell office:value-type="string">
            <text:p>Melanoma, polyploid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3224</text:p>
          </table:table-cell>
          <table:table-cell office:value-type="string">
            <text:p>Melanoma</text:p>
          </table:table-cell>
        </table:table-row>
        <table:table-row table:style-name="ro1">
          <table:table-cell office:value-type="string">
            <text:p>Endometrial stromal sarcoma [low grade]</text:p>
          </table:table-cell>
          <table:table-cell office:value-type="string">
            <text:p>8931/3</text:p>
          </table:table-cell>
          <table:table-cell office:value-type="string">
            <text:p>Endometrial stromal sarcoma, low grade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4263</text:p>
          </table:table-cell>
          <table:table-cell office:value-type="string">
            <text:p>Low Grade Endometrioid Stromal Sarcoma</text:p>
          </table:table-cell>
        </table:table-row>
        <table:table-row table:style-name="ro1">
          <table:table-cell office:value-type="string">
            <text:p>Neuroblastoma [cell line CHP-134]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47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</table:table-row>
        <table:table-row table:style-name="ro1">
          <table:table-cell office:value-type="string">
            <text:p>Superficial spreading melanoma [neck]</text:p>
          </table:table-cell>
          <table:table-cell office:value-type="string">
            <text:p>8743/3</text:p>
          </table:table-cell>
          <table:table-cell office:value-type="string">
            <text:p>Superficial spreading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9152</text:p>
          </table:table-cell>
          <table:table-cell office:value-type="string">
            <text:p>Superficial Spreading Melanoma</text:p>
          </table:table-cell>
        </table:table-row>
        <table:table-row table:style-name="ro1">
          <table:table-cell office:value-type="string">
            <text:p>blood sample [pediatric ependymoma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Mucin-producing adenocarcinoma</text:p>
          </table:table-cell>
          <table:table-cell office:value-type="string">
            <text:p>8481/3</text:p>
          </table:table-cell>
          <table:table-cell office:value-type="string">
            <text:p>Mucin-producing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2782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Lung mucoepidermoid carcinoma [cell line EPLC-272H]</text:p>
          </table:table-cell>
          <table:table-cell office:value-type="string">
            <text:p>8430/3</text:p>
          </table:table-cell>
          <table:table-cell office:value-type="string">
            <text:p>Mucoepidermoid carcinoma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45544</text:p>
          </table:table-cell>
          <table:table-cell office:value-type="string">
            <text:p>Lung mucoepidermoid carcinoma</text:p>
          </table:table-cell>
        </table:table-row>
        <table:table-row table:style-name="ro1">
          <table:table-cell office:value-type="string">
            <text:p>Acute leukemia NOS [cell line KASUMI1]</text:p>
          </table:table-cell>
          <table:table-cell office:value-type="string">
            <text:p>9801/3</text:p>
          </table:table-cell>
          <table:table-cell office:value-type="string">
            <text:p>Acute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1</text:p>
          </table:table-cell>
          <table:table-cell office:value-type="string">
            <text:p>C9298</text:p>
          </table:table-cell>
          <table:table-cell office:value-type="string">
            <text:p>Acute Undifferentiated Leukemia</text:p>
          </table:table-cell>
        </table:table-row>
        <table:table-row table:style-name="ro1">
          <table:table-cell office:value-type="string">
            <text:p>plasma cell myeloma [cell line RPMI-8226]</text:p>
          </table:table-cell>
          <table:table-cell office:value-type="string">
            <text:p>9731/3</text:p>
          </table:table-cell>
          <table:table-cell office:value-type="string">
            <text:p>Multiple myel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3242</text:p>
          </table:table-cell>
          <table:table-cell office:value-type="string">
            <text:p>Plasma cell myeloma</text:p>
          </table:table-cell>
        </table:table-row>
        <table:table-row table:style-name="ro1">
          <table:table-cell office:value-type="string">
            <text:p>Alveolar soft part sarcoma</text:p>
          </table:table-cell>
          <table:table-cell office:value-type="string">
            <text:p>9581/3</text:p>
          </table:table-cell>
          <table:table-cell office:value-type="string">
            <text:p>Alveolar soft part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5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wilms tumor [anaplastic]</text:p>
          </table:table-cell>
          <table:table-cell office:value-type="string">
            <text:p>8960/3</text:p>
          </table:table-cell>
          <table:table-cell office:value-type="string">
            <text:p>Nephroblast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0407</text:p>
          </table:table-cell>
          <table:table-cell office:value-type="string">
            <text:p>Kidney Wilms Tumor</text:p>
          </table:table-cell>
        </table:table-row>
        <table:table-row table:style-name="ro1">
          <table:table-cell office:value-type="string">
            <text:p>Urothelial carcinoma</text:p>
          </table:table-cell>
          <table:table-cell office:value-type="string">
            <text:p>8120/3</text:p>
          </table:table-cell>
          <table:table-cell office:value-type="string">
            <text:p>Transitional cell carcinoma, NOS</text:p>
          </table:table-cell>
          <table:table-cell office:value-type="string">
            <text:p>C65.9</text:p>
          </table:table-cell>
          <table:table-cell office:value-type="string">
            <text:p>renal pelvis, ureter</text:p>
          </table:table-cell>
          <table:table-cell office:value-type="string">
            <text:p>29020</text:p>
          </table:table-cell>
          <table:table-cell office:value-type="string">
            <text:p>C7355</text:p>
          </table:table-cell>
          <table:table-cell office:value-type="string">
            <text:p>Renal Pelvis Urothelial Carcinoma</text:p>
          </table:table-cell>
        </table:table-row>
        <table:table-row table:style-name="ro1">
          <table:table-cell office:value-type="string">
            <text:p>Langerhans cell histiocytosis</text:p>
          </table:table-cell>
          <table:table-cell office:value-type="string">
            <text:p>9751/1</text:p>
          </table:table-cell>
          <table:table-cell office:value-type="string">
            <text:p>Langerhans cell histiocytosis, NOS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37000</text:p>
          </table:table-cell>
          <table:table-cell office:value-type="string">
            <text:p>C3107</text:p>
          </table:table-cell>
          <table:table-cell office:value-type="string">
            <text:p>Langerhans Cell Histiocytosis</text:p>
          </table:table-cell>
        </table:table-row>
        <table:table-row table:style-name="ro1">
          <table:table-cell office:value-type="string">
            <text:p>Mixed germ cell tumor [embryonal carcinoma and seminoma]</text:p>
          </table:table-cell>
          <table:table-cell office:value-type="string">
            <text:p>9085/3</text:p>
          </table:table-cell>
          <table:table-cell office:value-type="string">
            <text:p>Mixed germ cell tumor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9010</text:p>
          </table:table-cell>
          <table:table-cell office:value-type="string">
            <text:p>Mixed Teratoma and Seminoma</text:p>
          </table:table-cell>
        </table:table-row>
        <table:table-row table:style-name="ro1">
          <table:table-cell office:value-type="string">
            <text:p>Malignant peripheral nerve sheath tumor</text:p>
          </table:table-cell>
          <table:table-cell office:value-type="string">
            <text:p>9540/3</text:p>
          </table:table-cell>
          <table:table-cell office:value-type="string">
            <text:p>Malignant peripheral nerve sheath tumor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798</text:p>
          </table:table-cell>
          <table:table-cell office:value-type="string">
            <text:p>Malignant Peripheral Nerve Sheath Tumor</text:p>
          </table:table-cell>
        </table:table-row>
        <table:table-row table:style-name="ro1">
          <table:table-cell office:value-type="string">
            <text:p>pediatric germ cell tumor [mature teratoma, spinal]</text:p>
          </table:table-cell>
          <table:table-cell office:value-type="string">
            <text:p>9080/0</text:p>
          </table:table-cell>
          <table:table-cell office:value-type="string">
            <text:p>Teratoma, benign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9015</text:p>
          </table:table-cell>
          <table:table-cell office:value-type="string">
            <text:p>Mature Teratoma</text:p>
          </table:table-cell>
        </table:table-row>
        <table:table-row table:style-name="ro1">
          <table:table-cell office:value-type="string">
            <text:p>Comedocarcinoma</text:p>
          </table:table-cell>
          <table:table-cell office:value-type="string">
            <text:p>8501/3</text:p>
          </table:table-cell>
          <table:table-cell office:value-type="string">
            <text:p>Comedocarcinoma, NOS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18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ladder biopsy [Brunn nest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67.0</text:p>
          </table:table-cell>
          <table:table-cell office:value-type="string">
            <text:p>urinary bladder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Splenic marginal zone lymphoma, NOS</text:p>
          </table:table-cell>
          <table:table-cell office:value-type="string">
            <text:p>9689/3</text:p>
          </table:table-cell>
          <table:table-cell office:value-type="string">
            <text:p>Splenic marginal zone B-cell lymphoma</text:p>
          </table:table-cell>
          <table:table-cell office:value-type="string">
            <text:p>C42.2</text:p>
          </table:table-cell>
          <table:table-cell office:value-type="string">
            <text:p>Spleen</text:p>
          </table:table-cell>
          <table:table-cell office:value-type="string">
            <text:p>33042</text:p>
          </table:table-cell>
          <table:table-cell office:value-type="string">
            <text:p>C4663</text:p>
          </table:table-cell>
          <table:table-cell office:value-type="string">
            <text:p>Splenic Marginal Zone Lymphoma</text:p>
          </table:table-cell>
        </table:table-row>
        <table:table-row table:style-name="ro1">
          <table:table-cell office:value-type="string">
            <text:p>Acute myeloblastic leukemia with minimal differentiation (FAB type M0)</text:p>
          </table:table-cell>
          <table:table-cell office:value-type="string">
            <text:p>9872/3</text:p>
          </table:table-cell>
          <table:table-cell office:value-type="string">
            <text:p>Acute myeloid leukemia, minimal differenti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3171</text:p>
          </table:table-cell>
          <table:table-cell office:value-type="string">
            <text:p>Acute Myeloid Leukemia</text:p>
          </table:table-cell>
        </table:table-row>
        <table:table-row table:style-name="ro1">
          <table:table-cell office:value-type="string">
            <text:p>ovarian tumour [benign, mucinous]</text:p>
          </table:table-cell>
          <table:table-cell office:value-type="string">
            <text:p>8470/0</text:p>
          </table:table-cell>
          <table:table-cell office:value-type="string">
            <text:p>Mucinous cystade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99999</text:p>
          </table:table-cell>
          <table:table-cell office:value-type="string">
            <text:p>C4512</text:p>
          </table:table-cell>
          <table:table-cell office:value-type="string">
            <text:p>Ovarian Mucinous Cystadenoma</text:p>
          </table:table-cell>
        </table:table-row>
        <table:table-row table:style-name="ro1">
          <table:table-cell office:value-type="string">
            <text:p>atypical carcinoid tumor [lung]</text:p>
          </table:table-cell>
          <table:table-cell office:value-type="string">
            <text:p>8249/3</text:p>
          </table:table-cell>
          <table:table-cell office:value-type="string">
            <text:p>Atypical carcinoid tumor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72074</text:p>
          </table:table-cell>
          <table:table-cell office:value-type="string">
            <text:p>Atypical Carcinoid Tumor</text:p>
          </table:table-cell>
        </table:table-row>
        <table:table-row table:style-name="ro1">
          <table:table-cell office:value-type="string">
            <text:p>thyroid adenoma, Huerthle cell</text:p>
          </table:table-cell>
          <table:table-cell office:value-type="string">
            <text:p>8290/0</text:p>
          </table:table-cell>
          <table:table-cell office:value-type="string">
            <text:p>Oxyphilic adenoma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375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Sarcomatoid carcinoma</text:p>
          </table:table-cell>
          <table:table-cell office:value-type="string">
            <text:p>8033/3</text:p>
          </table:table-cell>
          <table:table-cell office:value-type="string">
            <text:p>Pseudosarcomatous carcin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27004</text:p>
          </table:table-cell>
          <table:table-cell office:value-type="string">
            <text:p>Sarcomatoid Carcinoma</text:p>
          </table:table-cell>
        </table:table-row>
        <table:table-row table:style-name="ro1">
          <table:table-cell office:value-type="string">
            <text:p>B acute lymphoblastic leukemia [cell line BALM9]</text:p>
          </table:table-cell>
          <table:table-cell office:value-type="string">
            <text:p>9811/3</text:p>
          </table:table-cell>
          <table:table-cell office:value-type="string">
            <text:p>B lymphoblastic leukemia/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8644</text:p>
          </table:table-cell>
          <table:table-cell office:value-type="string">
            <text:p>B acute lymphoblastic leukemia</text:p>
          </table:table-cell>
        </table:table-row>
        <table:table-row table:style-name="ro1">
          <table:table-cell office:value-type="string">
            <text:p>Classical Hodgkin lymphoma</text:p>
          </table:table-cell>
          <table:table-cell office:value-type="string">
            <text:p>9650/3</text:p>
          </table:table-cell>
          <table:table-cell office:value-type="string">
            <text:p>Hodgkin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11</text:p>
          </table:table-cell>
          <table:table-cell office:value-type="string">
            <text:p>C9357</text:p>
          </table:table-cell>
          <table:table-cell office:value-type="string">
            <text:p>Hodgkin Lymphoma</text:p>
          </table:table-cell>
        </table:table-row>
        <table:table-row table:style-name="ro1">
          <table:table-cell office:value-type="string">
            <text:p>parathyroid hyperplasia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75.0</text:p>
          </table:table-cell>
          <table:table-cell office:value-type="string">
            <text:p>parathyroid gland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Rectal tumor, history of colitis ulcerosa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0.9</text:p>
          </table:table-cell>
          <table:table-cell office:value-type="string">
            <text:p>Rectum, NOS</text:p>
          </table:table-cell>
          <table:table-cell office:value-type="string">
            <text:p>21052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pediatric medulloblastoma</text:p>
          </table:table-cell>
          <table:table-cell office:value-type="string">
            <text:p>9470/3</text:p>
          </table:table-cell>
          <table:table-cell office:value-type="string">
            <text:p>Medulloblas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3222</text:p>
          </table:table-cell>
          <table:table-cell office:value-type="string">
            <text:p>Medulloblastoma</text:p>
          </table:table-cell>
        </table:table-row>
        <table:table-row table:style-name="ro1">
          <table:table-cell office:value-type="string">
            <text:p>Askin tumor [cell line SK-N-MC]</text:p>
          </table:table-cell>
          <table:table-cell office:value-type="string">
            <text:p>9365/3</text:p>
          </table:table-cell>
          <table:table-cell office:value-type="string">
            <text:p>Askin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23000</text:p>
          </table:table-cell>
          <table:table-cell office:value-type="string">
            <text:p>C7542</text:p>
          </table:table-cell>
          <table:table-cell office:value-type="string">
            <text:p>Askin tumor</text:p>
          </table:table-cell>
        </table:table-row>
        <table:table-row table:style-name="ro1">
          <table:table-cell office:value-type="string">
            <text:p>Refractory anemia with ringed sideroblasts [RARS]</text:p>
          </table:table-cell>
          <table:table-cell office:value-type="string">
            <text:p>9982/3</text:p>
          </table:table-cell>
          <table:table-cell office:value-type="string">
            <text:p>Refractory anemia with sideroblast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4036</text:p>
          </table:table-cell>
          <table:table-cell office:value-type="string">
            <text:p>Myelodysplastic Syndrome with Ring Sideroblasts</text:p>
          </table:table-cell>
        </table:table-row>
        <table:table-row table:style-name="ro1">
          <table:table-cell office:value-type="string">
            <text:p>Mediastinal large B-cell lymphoma [cell line MedB-1]</text:p>
          </table:table-cell>
          <table:table-cell office:value-type="string">
            <text:p>9679/3</text:p>
          </table:table-cell>
          <table:table-cell office:value-type="string">
            <text:p>Mediastinal (thymic) large B-cell lymphoma (C38.3)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9280</text:p>
          </table:table-cell>
          <table:table-cell office:value-type="string">
            <text:p>Mediastinal (thymic) large B-cell lymphoma </text:p>
          </table:table-cell>
        </table:table-row>
        <table:table-row table:style-name="ro1">
          <table:table-cell office:value-type="string">
            <text:p>invasive ductal breast cancer [cell line, xenografts]</text:p>
          </table:table-cell>
          <table:table-cell office:value-type="string">
            <text:p>8502/3</text:p>
          </table:table-cell>
          <table:table-cell office:value-type="string">
            <text:p>Secretory carcinoma of breast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189</text:p>
          </table:table-cell>
          <table:table-cell office:value-type="string">
            <text:p>Secretory Breast Carcinoma</text:p>
          </table:table-cell>
        </table:table-row>
        <table:table-row table:style-name="ro1">
          <table:table-cell office:value-type="string">
            <text:p>Chondroblastic osteosarcoma</text:p>
          </table:table-cell>
          <table:table-cell office:value-type="string">
            <text:p>9181/3</text:p>
          </table:table-cell>
          <table:table-cell office:value-type="string">
            <text:p>Chondroblastic osteosarc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4021</text:p>
          </table:table-cell>
          <table:table-cell office:value-type="string">
            <text:p>Chondroblastic Osteosarcoma</text:p>
          </table:table-cell>
        </table:table-row>
        <table:table-row table:style-name="ro1">
          <table:table-cell office:value-type="string">
            <text:p>invasive micropapillary carcinoma of the breast</text:p>
          </table:table-cell>
          <table:table-cell office:value-type="string">
            <text:p>8507/2</text:p>
          </table:table-cell>
          <table:table-cell office:value-type="string">
            <text:p>Intraductal micropapillary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table:number-columns-repeated="2"/>
        </table:table-row>
        <table:table-row table:style-name="ro1">
          <table:table-cell office:value-type="string">
            <text:p>chordoid glioma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5</text:p>
          </table:table-cell>
          <table:table-cell office:value-type="string">
            <text:p>ventricle</text:p>
          </table:table-cell>
          <table:table-cell office:value-type="string">
            <text:p>31010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</table:table-row>
        <table:table-row table:style-name="ro1">
          <table:table-cell office:value-type="string">
            <text:p>colorectal adenocarcinoma [cell line MT-3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18.9</text:p>
          </table:table-cell>
          <table:table-cell office:value-type="string">
            <text:p>Colon, NOS</text:p>
          </table:table-cell>
          <table:table-cell office:value-type="string">
            <text:p>26000</text:p>
          </table:table-cell>
          <table:table-cell office:value-type="string">
            <text:p>C4349</text:p>
          </table:table-cell>
          <table:table-cell office:value-type="string">
            <text:p>Colon adenocarcinoma</text:p>
          </table:table-cell>
        </table:table-row>
        <table:table-row table:style-name="ro1">
          <table:table-cell office:value-type="string">
            <text:p>Angioimmunoblastic T-cell lymphoma</text:p>
          </table:table-cell>
          <table:table-cell office:value-type="string">
            <text:p>9705/3</text:p>
          </table:table-cell>
          <table:table-cell office:value-type="string">
            <text:p>Angioimmunoblastic T-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7528</text:p>
          </table:table-cell>
          <table:table-cell office:value-type="string">
            <text:p>Angioimmunoblastic T-Cell Lymphoma</text:p>
          </table:table-cell>
        </table:table-row>
        <table:table-row table:style-name="ro1">
          <table:table-cell office:value-type="string">
            <text:p>Gastric carcinoma [cell line SNU-1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4911</text:p>
          </table:table-cell>
          <table:table-cell office:value-type="string">
            <text:p>Gastric carcinoma</text:p>
          </table:table-cell>
        </table:table-row>
        <table:table-row table:style-name="ro1">
          <table:table-cell office:value-type="string">
            <text:p>carcinoma in situ [oral]</text:p>
          </table:table-cell>
          <table:table-cell office:value-type="string">
            <text:p>8070/2</text:p>
          </table:table-cell>
          <table:table-cell office:value-type="string">
            <text:p>Squamous cell carcinoma in situ, NOS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office:value-type="string">
            <text:p>C27093</text:p>
          </table:table-cell>
          <table:table-cell office:value-type="string">
            <text:p>Stage 0 Squamous Cell Carcinoma</text:p>
          </table:table-cell>
        </table:table-row>
        <table:table-row table:style-name="ro1">
          <table:table-cell office:value-type="string">
            <text:p>Follicular lymphoma I</text:p>
          </table:table-cell>
          <table:table-cell office:value-type="string">
            <text:p>9695/3</text:p>
          </table:table-cell>
          <table:table-cell office:value-type="string">
            <text:p>Follicular lymphoma, grade 1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table:number-columns-repeated="2"/>
        </table:table-row>
        <table:table-row table:style-name="ro1">
          <table:table-cell office:value-type="string">
            <text:p>tubullovillous adenoma [colorectal]</text:p>
          </table:table-cell>
          <table:table-cell office:value-type="string">
            <text:p>8263/0</text:p>
          </table:table-cell>
          <table:table-cell office:value-type="string">
            <text:p>Tubulovillous ade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21049</text:p>
          </table:table-cell>
          <table:table-cell office:value-type="string">
            <text:p>C414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erkel cell carcinoma</text:p>
          </table:table-cell>
          <table:table-cell office:value-type="string">
            <text:p>8247/3</text:p>
          </table:table-cell>
          <table:table-cell office:value-type="string">
            <text:p>Merkel cell carcin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9231</text:p>
          </table:table-cell>
          <table:table-cell office:value-type="string">
            <text:p>Merkel Cell Carcinoma</text:p>
          </table:table-cell>
        </table:table-row>
        <table:table-row table:style-name="ro1">
          <table:table-cell office:value-type="string">
            <text:p>Undifferentiated carcinoma</text:p>
          </table:table-cell>
          <table:table-cell office:value-type="string">
            <text:p>8020/3</text:p>
          </table:table-cell>
          <table:table-cell office:value-type="string">
            <text:p>Carcinoma, undifferentiated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3692</text:p>
          </table:table-cell>
          <table:table-cell office:value-type="string">
            <text:p>Undifferentiated Carcinoma</text:p>
          </table:table-cell>
        </table:table-row>
        <table:table-row table:style-name="ro1">
          <table:table-cell office:value-type="string">
            <text:p>Follicular lymphoma III</text:p>
          </table:table-cell>
          <table:table-cell office:value-type="string">
            <text:p>9698/3</text:p>
          </table:table-cell>
          <table:table-cell office:value-type="string">
            <text:p>Follicular lymphoma, grade 3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table:number-columns-repeated="2"/>
        </table:table-row>
        <table:table-row table:style-name="ro1">
          <table:table-cell office:value-type="string">
            <text:p>Classical Hodgkin lymphoma, lymphocyte-depletion</text:p>
          </table:table-cell>
          <table:table-cell office:value-type="string">
            <text:p>9653/3</text:p>
          </table:table-cell>
          <table:table-cell office:value-type="string">
            <text:p>Hodgkin lymphoma, lymphocyte depletion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11</text:p>
          </table:table-cell>
          <table:table-cell table:number-columns-repeated="2"/>
        </table:table-row>
        <table:table-row table:style-name="ro1">
          <table:table-cell office:value-type="string">
            <text:p>Choroid plexus carcinoma</text:p>
          </table:table-cell>
          <table:table-cell office:value-type="string">
            <text:p>9390/3</text:p>
          </table:table-cell>
          <table:table-cell office:value-type="string">
            <text:p>Choroid plexus carcinoma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31040</text:p>
          </table:table-cell>
          <table:table-cell office:value-type="string">
            <text:p>C4715</text:p>
          </table:table-cell>
          <table:table-cell office:value-type="string">
            <text:p>Choroid Plexus Carcinoma</text:p>
          </table:table-cell>
        </table:table-row>
        <table:table-row table:style-name="ro1">
          <table:table-cell office:value-type="string">
            <text:p>anaplastic astrocytoma</text:p>
          </table:table-cell>
          <table:table-cell office:value-type="string">
            <text:p>9401/3</text:p>
          </table:table-cell>
          <table:table-cell office:value-type="string">
            <text:p>Astrocytoma, anaplastic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9477</text:p>
          </table:table-cell>
          <table:table-cell office:value-type="string">
            <text:p>Anaplastic Astrocytoma</text:p>
          </table:table-cell>
        </table:table-row>
        <table:table-row table:style-name="ro1">
          <table:table-cell office:value-type="string">
            <text:p>hepatic dysplasia [HCVpos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Embryonal rhabdomyosarcoma [cell line RD]</text:p>
          </table:table-cell>
          <table:table-cell office:value-type="string">
            <text:p>8910/3</text:p>
          </table:table-cell>
          <table:table-cell office:value-type="string">
            <text:p>embryonal rhabdomyosarc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4000</text:p>
          </table:table-cell>
          <table:table-cell office:value-type="string">
            <text:p>C8971</text:p>
          </table:table-cell>
          <table:table-cell office:value-type="string">
            <text:p>Embryonal rhabdomyosarcoma</text:p>
          </table:table-cell>
        </table:table-row>
        <table:table-row table:style-name="ro1">
          <table:table-cell office:value-type="string">
            <text:p>Cerebral neuroblastoma [cerebral region midline, frontal lobe]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10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</table:table-row>
        <table:table-row table:style-name="ro1">
          <table:table-cell office:value-type="string">
            <text:p>midgut carcinoid tumor [cell line H-STS]</text:p>
          </table:table-cell>
          <table:table-cell office:value-type="string">
            <text:p>8240/3</text:p>
          </table:table-cell>
          <table:table-cell office:value-type="string">
            <text:p>Carcinoid tumor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6422</text:p>
          </table:table-cell>
          <table:table-cell office:value-type="string">
            <text:p>Midgut carcinoid tumor</text:p>
          </table:table-cell>
        </table:table-row>
        <table:table-row table:style-name="ro1">
          <table:table-cell office:value-type="string">
            <text:p>endometrial adenosquamous carcinoma [cell line MFE-319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54.1</text:p>
          </table:table-cell>
          <table:table-cell office:value-type="string">
            <text:p>Endometrium</text:p>
          </table:table-cell>
          <table:table-cell office:value-type="string">
            <text:p>27030</text:p>
          </table:table-cell>
          <table:table-cell office:value-type="string">
            <text:p>C114656</text:p>
          </table:table-cell>
          <table:table-cell office:value-type="string">
            <text:p>Endometrial adenosquamous carcinoma</text:p>
          </table:table-cell>
        </table:table-row>
        <table:table-row table:style-name="ro1">
          <table:table-cell office:value-type="string">
            <text:p>Squamous cell carcinoma in situ [cervix]</text:p>
          </table:table-cell>
          <table:table-cell office:value-type="string">
            <text:p>8070/2</text:p>
          </table:table-cell>
          <table:table-cell office:value-type="string">
            <text:p>Squamous cell carcinoma in situ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27093</text:p>
          </table:table-cell>
          <table:table-cell office:value-type="string">
            <text:p>Stage 0 Squamous Cell Carcinoma</text:p>
          </table:table-cell>
        </table:table-row>
        <table:table-row table:style-name="ro1">
          <table:table-cell office:value-type="string">
            <text:p>Mucoepidermoid carcinoma</text:p>
          </table:table-cell>
          <table:table-cell office:value-type="string">
            <text:p>8430/3</text:p>
          </table:table-cell>
          <table:table-cell office:value-type="string">
            <text:p>Mucoepidermoid carcinoma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5953</text:p>
          </table:table-cell>
          <table:table-cell office:value-type="string">
            <text:p>Minor Salivary Gland Mucoepidermoid Carcinoma</text:p>
          </table:table-cell>
        </table:table-row>
        <table:table-row table:style-name="ro1">
          <table:table-cell office:value-type="string">
            <text:p>Bronchioalveolar carcinoma [cell line NCI-H358]</text:p>
          </table:table-cell>
          <table:table-cell office:value-type="string">
            <text:p>8254/3</text:p>
          </table:table-cell>
          <table:table-cell office:value-type="string">
            <text:p>Bronchiolo-alveolar carcinoma, mixed mucinous and non-mucinous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2923</text:p>
          </table:table-cell>
          <table:table-cell office:value-type="string">
            <text:p>Bronchioloalveolar carcinoma</text:p>
          </table:table-cell>
        </table:table-row>
        <table:table-row table:style-name="ro1">
          <table:table-cell office:value-type="string">
            <text:p>Dysembryoplastic neuroepithelial tumour [parietal]</text:p>
          </table:table-cell>
          <table:table-cell office:value-type="string">
            <text:p>9413/0</text:p>
          </table:table-cell>
          <table:table-cell office:value-type="string">
            <text:p>Dysembryoplastic neuroepithelial tumor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9505</text:p>
          </table:table-cell>
          <table:table-cell office:value-type="string">
            <text:p>Dysembryoplastic Neuroepithelial Tumor</text:p>
          </table:table-cell>
        </table:table-row>
        <table:table-row table:style-name="ro1">
          <table:table-cell office:value-type="string">
            <text:p>Gemistocytic astrocytoma</text:p>
          </table:table-cell>
          <table:table-cell office:value-type="string">
            <text:p>9411/3</text:p>
          </table:table-cell>
          <table:table-cell office:value-type="string">
            <text:p>Gemistocytic 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321</text:p>
          </table:table-cell>
          <table:table-cell office:value-type="string">
            <text:p>Gemistocytic Astrocytoma</text:p>
          </table:table-cell>
        </table:table-row>
        <table:table-row table:style-name="ro1">
          <table:table-cell office:value-type="string">
            <text:p>Rhabdoid tumor of the kidney [cell line G-401]</text:p>
          </table:table-cell>
          <table:table-cell office:value-type="string">
            <text:p>8963/3</text:p>
          </table:table-cell>
          <table:table-cell office:value-type="string">
            <text:p>Malignant rhabdoid tumor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8715</text:p>
          </table:table-cell>
          <table:table-cell office:value-type="string">
            <text:p>Rhabdoid tumor of the kidney</text:p>
          </table:table-cell>
        </table:table-row>
        <table:table-row table:style-name="ro1">
          <table:table-cell office:value-type="string">
            <text:p>Angiosarcoma</text:p>
          </table:table-cell>
          <table:table-cell office:value-type="string">
            <text:p>9120/3</text:p>
          </table:table-cell>
          <table:table-cell office:value-type="string">
            <text:p>Hemangiosarc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3088</text:p>
          </table:table-cell>
          <table:table-cell office:value-type="string">
            <text:p>Angiosarcoma</text:p>
          </table:table-cell>
        </table:table-row>
        <table:table-row table:style-name="ro1">
          <table:table-cell office:value-type="string">
            <text:p>Acute myeloid leukemia, NOS</text:p>
          </table:table-cell>
          <table:table-cell office:value-type="string">
            <text:p>9861/3</text:p>
          </table:table-cell>
          <table:table-cell office:value-type="string">
            <text:p>Acute myeloid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27753</text:p>
          </table:table-cell>
          <table:table-cell office:value-type="string">
            <text:p>Acute Myeloid Leukemia Not Otherwise Specified</text:p>
          </table:table-cell>
        </table:table-row>
        <table:table-row table:style-name="ro1">
          <table:table-cell office:value-type="string">
            <text:p>Malignant lymphoma, histiocytic, diffuse [cell line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33042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</table:table-row>
        <table:table-row table:style-name="ro1">
          <table:table-cell office:value-type="string">
            <text:p>pilomyxoid astrocytoma [infratentorial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</table:table-row>
        <table:table-row table:style-name="ro1">
          <table:table-cell office:value-type="string">
            <text:p>Thymoma [WHO A]</text:p>
          </table:table-cell>
          <table:table-cell office:value-type="string">
            <text:p>8581/3</text:p>
          </table:table-cell>
          <table:table-cell office:value-type="string">
            <text:p>Thymoma, type A, malignant</text:p>
          </table:table-cell>
          <table:table-cell office:value-type="string">
            <text:p>C37.9</text:p>
          </table:table-cell>
          <table:table-cell office:value-type="string">
            <text:p>thymus</text:p>
          </table:table-cell>
          <table:table-cell office:value-type="string">
            <text:p>32020</text:p>
          </table:table-cell>
          <table:table-cell table:number-columns-repeated="2"/>
        </table:table-row>
        <table:table-row table:style-name="ro1">
          <table:table-cell office:value-type="string">
            <text:p>Malignant glucagonoma</text:p>
          </table:table-cell>
          <table:table-cell office:value-type="string">
            <text:p>8152/3</text:p>
          </table:table-cell>
          <table:table-cell office:value-type="string">
            <text:p>Glucagonoma, malignant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table:number-columns-repeated="2"/>
        </table:table-row>
        <table:table-row table:style-name="ro1">
          <table:table-cell office:value-type="string">
            <text:p>paediatric glioma [high grade]</text:p>
          </table:table-cell>
          <table:table-cell office:value-type="string">
            <text:p>9380/3</text:p>
          </table:table-cell>
          <table:table-cell office:value-type="string">
            <text:p>Glioma, malignant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059</text:p>
          </table:table-cell>
          <table:table-cell office:value-type="string">
            <text:p>Glioma</text:p>
          </table:table-cell>
        </table:table-row>
        <table:table-row table:style-name="ro1">
          <table:table-cell office:value-type="string">
            <text:p>Gliosarcoma</text:p>
          </table:table-cell>
          <table:table-cell office:value-type="string">
            <text:p>9442/3</text:p>
          </table:table-cell>
          <table:table-cell office:value-type="string">
            <text:p>Gliosarc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796</text:p>
          </table:table-cell>
          <table:table-cell office:value-type="string">
            <text:p>Gliosarcoma</text:p>
          </table:table-cell>
        </table:table-row>
        <table:table-row table:style-name="ro1">
          <table:table-cell office:value-type="string">
            <text:p>carcinoma of the lung or bronchus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non-Hodgkins Lymphoma [T-cell]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2</text:p>
          </table:table-cell>
          <table:table-cell office:value-type="string">
            <text:p>C7204</text:p>
          </table:table-cell>
          <table:table-cell office:value-type="string">
            <text:p>T-Zone Variant Peripheral T-Cell Lymphoma</text:p>
          </table:table-cell>
        </table:table-row>
        <table:table-row table:style-name="ro1">
          <table:table-cell office:value-type="string">
            <text:p>Clear cell renal cell carci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033</text:p>
          </table:table-cell>
          <table:table-cell office:value-type="string">
            <text:p>Clear Cell Renal Cell Carcinoma</text:p>
          </table:table-cell>
        </table:table-row>
        <table:table-row table:style-name="ro1">
          <table:table-cell office:value-type="string">
            <text:p>Osteosarcoma, Fibroblastic</text:p>
          </table:table-cell>
          <table:table-cell office:value-type="string">
            <text:p>9182/3</text:p>
          </table:table-cell>
          <table:table-cell office:value-type="string">
            <text:p>Fibroblastic osteo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4020</text:p>
          </table:table-cell>
          <table:table-cell office:value-type="string">
            <text:p>Fibroblastic Osteosarcoma</text:p>
          </table:table-cell>
        </table:table-row>
        <table:table-row table:style-name="ro1">
          <table:table-cell office:value-type="string">
            <text:p>Medullary carcinoma of the thyroid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6671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L, large B-cell, diffuse, immunoblastic, NOS [CNS, AIDS related]</text:p>
          </table:table-cell>
          <table:table-cell office:value-type="string">
            <text:p>9684/3</text:p>
          </table:table-cell>
          <table:table-cell office:value-type="string">
            <text:p>Malignant lymphoma, large B-cell, diffuse, immunoblastic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3042</text:p>
          </table:table-cell>
          <table:table-cell office:value-type="string">
            <text:p>C7224</text:p>
          </table:table-cell>
          <table:table-cell office:value-type="string">
            <text:p>Plasmablastic Lymphoma</text:p>
          </table:table-cell>
        </table:table-row>
        <table:table-row table:style-name="ro1">
          <table:table-cell office:value-type="string">
            <text:p>endometrial hyperplasia [minimal atypia]</text:p>
          </table:table-cell>
          <table:table-cell office:value-type="string">
            <text:p>8380/1</text:p>
          </table:table-cell>
          <table:table-cell office:value-type="string">
            <text:p>Endometrioid adenoma, borderline malignancy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7983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antle cell lymphoma [t(11;14) positive]</text:p>
          </table:table-cell>
          <table:table-cell office:value-type="string">
            <text:p>9673/3</text:p>
          </table:table-cell>
          <table:table-cell office:value-type="string">
            <text:p>Mantle cell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4337</text:p>
          </table:table-cell>
          <table:table-cell office:value-type="string">
            <text:p>Mantle Cell Lymphoma</text:p>
          </table:table-cell>
        </table:table-row>
        <table:table-row table:style-name="ro1">
          <table:table-cell office:value-type="string">
            <text:p>Waldenstrom macroglobulinemia</text:p>
          </table:table-cell>
          <table:table-cell office:value-type="string">
            <text:p>9761/3</text:p>
          </table:table-cell>
          <table:table-cell office:value-type="string">
            <text:p>Waldenstrom macroglobulin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4000</text:p>
          </table:table-cell>
          <table:table-cell office:value-type="string">
            <text:p>C80307</text:p>
          </table:table-cell>
          <table:table-cell office:value-type="string">
            <text:p>Waldenstrom Macroglobulinemia</text:p>
          </table:table-cell>
        </table:table-row>
        <table:table-row table:style-name="ro1">
          <table:table-cell office:value-type="string">
            <text:p>spitzoid malignant melanoma [primary]</text:p>
          </table:table-cell>
          <table:table-cell office:value-type="string">
            <text:p>8770/3</text:p>
          </table:table-cell>
          <table:table-cell office:value-type="string">
            <text:p>Mixed epithelioid and spindle cell melan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office:value-type="string">
            <text:p>C66756</text:p>
          </table:table-cell>
          <table:table-cell office:value-type="string">
            <text:p>Mixed Epithelioid and Spindle Cell Melanoma</text:p>
          </table:table-cell>
        </table:table-row>
        <table:table-row table:style-name="ro1">
          <table:table-cell office:value-type="string">
            <text:p>benign prostate hyperplasia [cell line BPH-1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76</text:p>
          </table:table-cell>
          <table:table-cell office:value-type="string">
            <text:p>ill-defined</text:p>
          </table:table-cell>
          <table:table-cell office:value-type="string">
            <text:p>99999</text:p>
          </table:table-cell>
          <table:table-cell office:value-type="string">
            <text:p>C2897</text:p>
          </table:table-cell>
          <table:table-cell office:value-type="string">
            <text:p>Benign prostatic hyperplasia</text:p>
          </table:table-cell>
        </table:table-row>
        <table:table-row table:style-name="ro1">
          <table:table-cell office:value-type="string">
            <text:p>Cutaneous T-cell lymphoma [CD8 pos., stage Ivb]</text:p>
          </table:table-cell>
          <table:table-cell office:value-type="string">
            <text:p>9709/3</text:p>
          </table:table-cell>
          <table:table-cell office:value-type="string">
            <text:p>Cutaneous T-cell lymph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table:number-columns-repeated="2"/>
        </table:table-row>
        <table:table-row table:style-name="ro1">
          <table:table-cell office:value-type="string">
            <text:p>testicular teratoma [cell line GCT 27]</text:p>
          </table:table-cell>
          <table:table-cell office:value-type="string">
            <text:p>9080/3</text:p>
          </table:table-cell>
          <table:table-cell office:value-type="string">
            <text:p>Teratoma, malignant. NOS</text:p>
          </table:table-cell>
          <table:table-cell office:value-type="string">
            <text:p>C62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3877</text:p>
          </table:table-cell>
          <table:table-cell office:value-type="string">
            <text:p>Testicular teratoma</text:p>
          </table:table-cell>
        </table:table-row>
        <table:table-row table:style-name="ro1">
          <table:table-cell office:value-type="string">
            <text:p>Ganglioneuroblastoma intermixed [Schwannian stroma-rich]</text:p>
          </table:table-cell>
          <table:table-cell office:value-type="string">
            <text:p>9490/3</text:p>
          </table:table-cell>
          <table:table-cell office:value-type="string">
            <text:p>Ganglioneuroblastoma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790</text:p>
          </table:table-cell>
          <table:table-cell office:value-type="string">
            <text:p>Ganglioneuroblastoma</text:p>
          </table:table-cell>
        </table:table-row>
        <table:table-row table:style-name="ro1">
          <table:table-cell office:value-type="string">
            <text:p>Ependymoma, benign [child, posterior fossa]</text:p>
          </table:table-cell>
          <table:table-cell office:value-type="string">
            <text:p>9391/3</text:p>
          </table:table-cell>
          <table:table-cell office:value-type="string">
            <text:p>Ependymoma, NOS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6903</text:p>
          </table:table-cell>
          <table:table-cell office:value-type="string">
            <text:p>Tanycytic Ependymoma</text:p>
          </table:table-cell>
        </table:table-row>
        <table:table-row table:style-name="ro1">
          <table:table-cell office:value-type="string">
            <text:p>gallbladder carcinoma [cell line OCUG-1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3</text:p>
          </table:table-cell>
          <table:table-cell office:value-type="string">
            <text:p>gallbladder</text:p>
          </table:table-cell>
          <table:table-cell office:value-type="string">
            <text:p>21080</text:p>
          </table:table-cell>
          <table:table-cell office:value-type="string">
            <text:p>C3844</text:p>
          </table:table-cell>
          <table:table-cell office:value-type="string">
            <text:p>Gallbladder carcinoma</text:p>
          </table:table-cell>
        </table:table-row>
        <table:table-row table:style-name="ro1">
          <table:table-cell office:value-type="string">
            <text:p>neuroblastoma, NOS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</table:table-row>
        <table:table-row table:style-name="ro1">
          <table:table-cell office:value-type="string">
            <text:p>Uterine Leiomyoma</text:p>
          </table:table-cell>
          <table:table-cell office:value-type="string">
            <text:p>8890/0</text:p>
          </table:table-cell>
          <table:table-cell office:value-type="string">
            <text:p>Leiomyoma, NOS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20</text:p>
          </table:table-cell>
          <table:table-cell office:value-type="string">
            <text:p>C3434</text:p>
          </table:table-cell>
          <table:table-cell office:value-type="string">
            <text:p>Uterine Corpus Leiomyoma</text:p>
          </table:table-cell>
        </table:table-row>
        <table:table-row table:style-name="ro1">
          <table:table-cell office:value-type="string">
            <text:p>Acral lentiginous melanoma [cell line WM3211]</text:p>
          </table:table-cell>
          <table:table-cell office:value-type="string">
            <text:p>8744/3</text:p>
          </table:table-cell>
          <table:table-cell office:value-type="string">
            <text:p>Acral Lentiginous Melanoma 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10</text:p>
          </table:table-cell>
          <table:table-cell office:value-type="string">
            <text:p>C4022</text:p>
          </table:table-cell>
          <table:table-cell office:value-type="string">
            <text:p>Acral lentiginous melanoma</text:p>
          </table:table-cell>
        </table:table-row>
        <table:table-row table:style-name="ro1">
          <table:table-cell office:value-type="string">
            <text:p>atypical teratoid/rhabdoid tumour [infratentorial]</text:p>
          </table:table-cell>
          <table:table-cell office:value-type="string">
            <text:p>9508/3</text:p>
          </table:table-cell>
          <table:table-cell office:value-type="string">
            <text:p>Atypical teratoid/rhabdoid tumor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6906</text:p>
          </table:table-cell>
          <table:table-cell office:value-type="string">
            <text:p>Atypical Teratoid/Rhabdoid Tumor</text:p>
          </table:table-cell>
        </table:table-row>
        <table:table-row table:style-name="ro1">
          <table:table-cell office:value-type="string">
            <text:p>Hypereosinophilic syndrome</text:p>
          </table:table-cell>
          <table:table-cell office:value-type="string">
            <text:p>9964/3</text:p>
          </table:table-cell>
          <table:table-cell office:value-type="string">
            <text:p>Chronic eosinophil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4563</text:p>
          </table:table-cell>
          <table:table-cell office:value-type="string">
            <text:p>Chronic Eosinophilic Leukemia Not Otherwise Specified</text:p>
          </table:table-cell>
        </table:table-row>
        <table:table-row table:style-name="ro1">
          <table:table-cell office:value-type="string">
            <text:p>Infiltrating duct and lobular carcinoma</text:p>
          </table:table-cell>
          <table:table-cell office:value-type="string">
            <text:p>8522/3</text:p>
          </table:table-cell>
          <table:table-cell office:value-type="string">
            <text:p>Infiltrating duct and lobular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769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apillary serous adenocarcinoma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</table:table-row>
        <table:table-row table:style-name="ro1">
          <table:table-cell office:value-type="string">
            <text:p>lymphoblastic lymphoma [B-cell]</text:p>
          </table:table-cell>
          <table:table-cell office:value-type="string">
            <text:p>9728/3</text:p>
          </table:table-cell>
          <table:table-cell office:value-type="string">
            <text:p>Precursor B-cell lymphoblastic lymph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8936</text:p>
          </table:table-cell>
          <table:table-cell office:value-type="string">
            <text:p>B Lymphoblastic Leukemia/Lymphoma</text:p>
          </table:table-cell>
        </table:table-row>
        <table:table-row table:style-name="ro1">
          <table:table-cell office:value-type="string">
            <text:p>Pheochromocytoma</text:p>
          </table:table-cell>
          <table:table-cell office:value-type="string">
            <text:p>8700/0</text:p>
          </table:table-cell>
          <table:table-cell office:value-type="string">
            <text:p>Pheochromocytoma, NOS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32020</text:p>
          </table:table-cell>
          <table:table-cell office:value-type="string">
            <text:p>C3326</text:p>
          </table:table-cell>
          <table:table-cell office:value-type="string">
            <text:p>Adrenal Gland Pheochromocytoma</text:p>
          </table:table-cell>
        </table:table-row>
        <table:table-row table:style-name="ro1">
          <table:table-cell office:value-type="string">
            <text:p>gliomatosis cerebri [infratentorial]</text:p>
          </table:table-cell>
          <table:table-cell office:value-type="string">
            <text:p>9381/3</text:p>
          </table:table-cell>
          <table:table-cell office:value-type="string">
            <text:p>Gliomatosis cerebri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4318</text:p>
          </table:table-cell>
          <table:table-cell office:value-type="string">
            <text:p>Gliomatosis Cerebri</text:p>
          </table:table-cell>
        </table:table-row>
        <table:table-row table:style-name="ro1">
          <table:table-cell office:value-type="string">
            <text:p>Dermatofibrosarcoma protuberans</text:p>
          </table:table-cell>
          <table:table-cell office:value-type="string">
            <text:p>8833/3</text:p>
          </table:table-cell>
          <table:table-cell office:value-type="string">
            <text:p>Pigmented dermatofibrosarcoma protuberan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20</text:p>
          </table:table-cell>
          <table:table-cell office:value-type="string">
            <text:p>C9430</text:p>
          </table:table-cell>
          <table:table-cell office:value-type="string">
            <text:p>Pigmented Dermatofibrosarcoma Protuberans</text:p>
          </table:table-cell>
        </table:table-row>
        <table:table-row table:style-name="ro1">
          <table:table-cell office:value-type="string">
            <text:p>NK/Tcell lymphoma [cutaneous]</text:p>
          </table:table-cell>
          <table:table-cell office:value-type="string">
            <text:p>9719/3</text:p>
          </table:table-cell>
          <table:table-cell office:value-type="string">
            <text:p>NK/T-cell lymphoma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office:value-type="string">
            <text:p>C4684</text:p>
          </table:table-cell>
          <table:table-cell office:value-type="string">
            <text:p>Nasal Type Extranodal NK/T-Cell Lymphoma</text:p>
          </table:table-cell>
        </table:table-row>
        <table:table-row table:style-name="ro1">
          <table:table-cell office:value-type="string">
            <text:p>cancer [Omentum]</text:p>
          </table:table-cell>
          <table:table-cell office:value-type="string">
            <text:p>8000/3</text:p>
          </table:table-cell>
          <table:table-cell office:value-type="string">
            <text:p>Neoplasm, malignant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37000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Epitheliod Leiomyosarcoma [grade III, primary]</text:p>
          </table:table-cell>
          <table:table-cell office:value-type="string">
            <text:p>8891/3</text:p>
          </table:table-cell>
          <table:table-cell office:value-type="string">
            <text:p>Epithelioid leiomy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00</text:p>
          </table:table-cell>
          <table:table-cell office:value-type="string">
            <text:p>Epithelioid Leiomyosarcoma</text:p>
          </table:table-cell>
        </table:table-row>
        <table:table-row table:style-name="ro1">
          <table:table-cell office:value-type="string">
            <text:p>Juxtaglomerular cell tumors [JGCT, reninoma]</text:p>
          </table:table-cell>
          <table:table-cell office:value-type="string">
            <text:p>8361/0</text:p>
          </table:table-cell>
          <table:table-cell office:value-type="string">
            <text:p>Juxtaglomerular tumor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162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lassical Hodgkin lymphoma, nodular sclerosis</text:p>
          </table:table-cell>
          <table:table-cell office:value-type="string">
            <text:p>9663/3</text:p>
          </table:table-cell>
          <table:table-cell office:value-type="string">
            <text:p>Hodgkin lymphoma, nodular sclerosis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11</text:p>
          </table:table-cell>
          <table:table-cell table:number-columns-repeated="2"/>
        </table:table-row>
        <table:table-row table:style-name="ro1">
          <table:table-cell office:value-type="string">
            <text:p>thyroid carcinoma [cell line TH7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46008</text:p>
          </table:table-cell>
          <table:table-cell office:value-type="string">
            <text:p>Thyroid Gland Squamous Cell Carcinoma</text:p>
          </table:table-cell>
        </table:table-row>
        <table:table-row table:style-name="ro1">
          <table:table-cell office:value-type="string">
            <text:p>epithelial ovarian adenocarcinoma</text:p>
          </table:table-cell>
          <table:table-cell office:value-type="string">
            <text:p>8441/3</text:p>
          </table:table-cell>
          <table:table-cell office:value-type="string">
            <text:p>Serous cyst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377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nal intraepithelial neoplasia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21.9</text:p>
          </table:table-cell>
          <table:table-cell office:value-type="string">
            <text:p>anal canal and anu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Renal oncocytoma</text:p>
          </table:table-cell>
          <table:table-cell office:value-type="string">
            <text:p>8290/3</text:p>
          </table:table-cell>
          <table:table-cell office:value-type="string">
            <text:p>Oxyphilic adenocarcinoma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526</text:p>
          </table:table-cell>
          <table:table-cell office:value-type="string">
            <text:p>Kidney Oncocytoma</text:p>
          </table:table-cell>
        </table:table-row>
        <table:table-row table:style-name="ro1">
          <table:table-cell office:value-type="string">
            <text:p>apocrine cyst with micropapillary hyperplasia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Hemangioma</text:p>
          </table:table-cell>
          <table:table-cell office:value-type="string">
            <text:p>9120/0</text:p>
          </table:table-cell>
          <table:table-cell office:value-type="string">
            <text:p>Hemangi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085</text:p>
          </table:table-cell>
          <table:table-cell office:value-type="string">
            <text:p>Hemangioma</text:p>
          </table:table-cell>
        </table:table-row>
        <table:table-row table:style-name="ro1">
          <table:table-cell office:value-type="string">
            <text:p>Ameloblastoma [Plexiform]</text:p>
          </table:table-cell>
          <table:table-cell office:value-type="string">
            <text:p>9310/3</text:p>
          </table:table-cell>
          <table:table-cell office:value-type="string">
            <text:p>Ameloblastoma, malignant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table:number-columns-repeated="2"/>
        </table:table-row>
        <table:table-row table:style-name="ro1">
          <table:table-cell office:value-type="string">
            <text:p>Fetal adenoma of the thyroid</text:p>
          </table:table-cell>
          <table:table-cell office:value-type="string">
            <text:p>8333/0</text:p>
          </table:table-cell>
          <table:table-cell office:value-type="string">
            <text:p>Microfollicular adenoma, NOS</text:p>
          </table:table-cell>
          <table:table-cell office:value-type="string">
            <text:p>C73.9</text:p>
          </table:table-cell>
          <table:table-cell office:value-type="string">
            <text:p>thyroid gland</text:p>
          </table:table-cell>
          <table:table-cell office:value-type="string">
            <text:p>32010</text:p>
          </table:table-cell>
          <table:table-cell office:value-type="string">
            <text:p>C416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epatoblastoma</text:p>
          </table:table-cell>
          <table:table-cell office:value-type="string">
            <text:p>8970/3</text:p>
          </table:table-cell>
          <table:table-cell office:value-type="string">
            <text:p>Hepatoblast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3728</text:p>
          </table:table-cell>
          <table:table-cell office:value-type="string">
            <text:p>Hepatoblastoma</text:p>
          </table:table-cell>
        </table:table-row>
        <table:table-row table:style-name="ro1">
          <table:table-cell office:value-type="string">
            <text:p>Pleomorphic rhabdomyosarcoma [PAX3-FKHR pos.]</text:p>
          </table:table-cell>
          <table:table-cell office:value-type="string">
            <text:p>8901/3</text:p>
          </table:table-cell>
          <table:table-cell office:value-type="string">
            <text:p>Pleomorphic rhabdomyosarcoma, adult type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258</text:p>
          </table:table-cell>
          <table:table-cell office:value-type="string">
            <text:p>Pleomorphic Rhabdomyosarcoma</text:p>
          </table:table-cell>
        </table:table-row>
        <table:table-row table:style-name="ro1">
          <table:table-cell office:value-type="string">
            <text:p>Mucinous adenocarcinoma [right palate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</table:table-row>
        <table:table-row table:style-name="ro1">
          <table:table-cell office:value-type="string">
            <text:p>Natural Killer Cell Lymphoma [nasal, relapse in ovary]</text:p>
          </table:table-cell>
          <table:table-cell office:value-type="string">
            <text:p>9719/3</text:p>
          </table:table-cell>
          <table:table-cell office:value-type="string">
            <text:p>NK/T-cell lymphoma, nasal and nasal-type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33042</text:p>
          </table:table-cell>
          <table:table-cell office:value-type="string">
            <text:p>C4684</text:p>
          </table:table-cell>
          <table:table-cell office:value-type="string">
            <text:p>Nasal Type Extranodal NK/T-Cell Lymphoma</text:p>
          </table:table-cell>
        </table:table-row>
        <table:table-row table:style-name="ro1">
          <table:table-cell office:value-type="string">
            <text:p>Pleomorphic breast carcinoma [cell line SUM159PT]</text:p>
          </table:table-cell>
          <table:table-cell office:value-type="string">
            <text:p>8022/3</text:p>
          </table:table-cell>
          <table:table-cell office:value-type="string">
            <text:p>Pleomorphic 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5161</text:p>
          </table:table-cell>
          <table:table-cell office:value-type="string">
            <text:p>Pleomorphic breast carcinoma</text:p>
          </table:table-cell>
        </table:table-row>
        <table:table-row table:style-name="ro1">
          <table:table-cell office:value-type="string">
            <text:p>Gastrointestinal stromal tumor, benign</text:p>
          </table:table-cell>
          <table:table-cell office:value-type="string">
            <text:p>8936/0</text:p>
          </table:table-cell>
          <table:table-cell office:value-type="string">
            <text:p>Gastrointestinal stromal tumor, benign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table:number-columns-repeated="2"/>
        </table:table-row>
        <table:table-row table:style-name="ro1">
          <table:table-cell office:value-type="string">
            <text:p>prostate carcinoma [cell line DU145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28010</text:p>
          </table:table-cell>
          <table:table-cell office:value-type="string">
            <text:p>C4863</text:p>
          </table:table-cell>
          <table:table-cell office:value-type="string">
            <text:p>Prostate carcinoma</text:p>
          </table:table-cell>
        </table:table-row>
        <table:table-row table:style-name="ro1">
          <table:table-cell office:value-type="string">
            <text:p>Gastric adenosquamous carcinoma [cell line MKN1]</text:p>
          </table:table-cell>
          <table:table-cell office:value-type="string">
            <text:p>8560/3</text:p>
          </table:table-cell>
          <table:table-cell office:value-type="string">
            <text:p>Adenosquamous carcinoma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5474</text:p>
          </table:table-cell>
          <table:table-cell office:value-type="string">
            <text:p>Gastric adenosquamous carcinoma</text:p>
          </table:table-cell>
        </table:table-row>
        <table:table-row table:style-name="ro1">
          <table:table-cell office:value-type="string">
            <text:p>MALT [pulmonary]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7230</text:p>
          </table:table-cell>
          <table:table-cell office:value-type="string">
            <text:p>Primary Cutaneous Marginal Zone Lymphoma of Mucosa-Associated Lymphoid Tissue</text:p>
          </table:table-cell>
        </table:table-row>
        <table:table-row table:style-name="ro1">
          <table:table-cell office:value-type="string">
            <text:p>essential thrombocythemia</text:p>
          </table:table-cell>
          <table:table-cell office:value-type="string">
            <text:p>9962/3</text:p>
          </table:table-cell>
          <table:table-cell office:value-type="string">
            <text:p>Essential thrombocyth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3407</text:p>
          </table:table-cell>
          <table:table-cell office:value-type="string">
            <text:p>Essential Thrombocythemia</text:p>
          </table:table-cell>
        </table:table-row>
        <table:table-row table:style-name="ro1">
          <table:table-cell office:value-type="string">
            <text:p>Pulmonary adenocarcinoma [Mixed AC, papillary, tubular, bronchioloalveolar, solid, mucinous, CGH in adenocarcinomacomponent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pituitary tumor [prolactin]</text:p>
          </table:table-cell>
          <table:table-cell office:value-type="string">
            <text:p>8271/0</text:p>
          </table:table-cell>
          <table:table-cell office:value-type="string">
            <text:p>Prolactinoma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32020</text:p>
          </table:table-cell>
          <table:table-cell office:value-type="string">
            <text:p>C3342</text:p>
          </table:table-cell>
          <table:table-cell office:value-type="string">
            <text:p>Prolactin-Producing Pituitary Gland Adenoma</text:p>
          </table:table-cell>
        </table:table-row>
        <table:table-row table:style-name="ro1">
          <table:table-cell office:value-type="string">
            <text:p>Epithelioid sarcoma [cell line FU-EPS-1]</text:p>
          </table:table-cell>
          <table:table-cell office:value-type="string">
            <text:p>8804/3</text:p>
          </table:table-cell>
          <table:table-cell office:value-type="string">
            <text:p>Epithelioid sarcoma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7000</text:p>
          </table:table-cell>
          <table:table-cell office:value-type="string">
            <text:p>C371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emangiopericytoma</text:p>
          </table:table-cell>
          <table:table-cell office:value-type="string">
            <text:p>9150/1</text:p>
          </table:table-cell>
          <table:table-cell office:value-type="string">
            <text:p>Hemangiopericyt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087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ervix adenocarcinoma [cell line HeLa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53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27677</text:p>
          </table:table-cell>
          <table:table-cell office:value-type="string">
            <text:p>Human papillomavirus-related endocervical adenocarcinoma</text:p>
          </table:table-cell>
        </table:table-row>
        <table:table-row table:style-name="ro1">
          <table:table-cell office:value-type="string">
            <text:p>T-prolymphocytic leukemia</text:p>
          </table:table-cell>
          <table:table-cell office:value-type="string">
            <text:p>9834/3</text:p>
          </table:table-cell>
          <table:table-cell office:value-type="string">
            <text:p>Prolymphocytic leukemia, T-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3</text:p>
          </table:table-cell>
          <table:table-cell table:number-columns-repeated="2"/>
        </table:table-row>
        <table:table-row table:style-name="ro1">
          <table:table-cell office:value-type="string">
            <text:p>Primary Seminoma Testicular Germ Cell Tumour</text:p>
          </table:table-cell>
          <table:table-cell office:value-type="string">
            <text:p>9061/3</text:p>
          </table:table-cell>
          <table:table-cell office:value-type="string">
            <text:p>Seminoma, NOS</text:p>
          </table:table-cell>
          <table:table-cell office:value-type="string">
            <text:p>C63.9</text:p>
          </table:table-cell>
          <table:table-cell office:value-type="string">
            <text:p>epididymis, spermatic cord, male genital, nos</text:p>
          </table:table-cell>
          <table:table-cell office:value-type="string">
            <text:p>28040</text:p>
          </table:table-cell>
          <table:table-cell office:value-type="string">
            <text:p>C9309</text:p>
          </table:table-cell>
          <table:table-cell office:value-type="string">
            <text:p>Seminoma</text:p>
          </table:table-cell>
        </table:table-row>
        <table:table-row table:style-name="ro1">
          <table:table-cell office:value-type="string">
            <text:p>transformed cell line SVpgC2a-FOXM1B/SVFN8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10</text:p>
          </table:table-cell>
          <table:table-cell office:value-type="string">
            <text:p>Oropharynx</text:p>
          </table:table-cell>
          <table:table-cell office:value-type="string">
            <text:p>20080</text:p>
          </table:table-cell>
          <table:table-cell office:value-type="string">
            <text:p>None</text:p>
          </table:table-cell>
          <table:table-cell office:value-type="string">
            <text:p>Transformed cell line</text:p>
          </table:table-cell>
        </table:table-row>
        <table:table-row table:style-name="ro1">
          <table:table-cell office:value-type="string">
            <text:p>Peripheral T-cell lymphoma, not otherwise specified</text:p>
          </table:table-cell>
          <table:table-cell office:value-type="string">
            <text:p>9702/3</text:p>
          </table:table-cell>
          <table:table-cell office:value-type="string">
            <text:p>Mature T-cell lymphoma, NOS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office:value-type="string">
            <text:p>C3468</text:p>
          </table:table-cell>
          <table:table-cell office:value-type="string">
            <text:p>Mature T-Cell and NK-Cell Non-Hodgkin Lymphoma</text:p>
          </table:table-cell>
        </table:table-row>
        <table:table-row table:style-name="ro1">
          <table:table-cell office:value-type="string">
            <text:p>Lung precursor metaplasia</text:p>
          </table:table-cell>
          <table:table-cell office:value-type="string">
            <text:p>8070/2</text:p>
          </table:table-cell>
          <table:table-cell office:value-type="string">
            <text:p>Squamous cell carcinoma in situ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27093</text:p>
          </table:table-cell>
          <table:table-cell office:value-type="string">
            <text:p>Stage 0 Squamous Cell Carcinoma</text:p>
          </table:table-cell>
        </table:table-row>
        <table:table-row table:style-name="ro1">
          <table:table-cell office:value-type="string">
            <text:p>lung carcinoid tumor [cell line NCI-H727]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4038</text:p>
          </table:table-cell>
          <table:table-cell office:value-type="string">
            <text:p>Lung carcinoid tumor</text:p>
          </table:table-cell>
        </table:table-row>
        <table:table-row table:style-name="ro1">
          <table:table-cell office:value-type="string">
            <text:p>Elastofibroma</text:p>
          </table:table-cell>
          <table:table-cell office:value-type="string">
            <text:p>8820/0</text:p>
          </table:table-cell>
          <table:table-cell office:value-type="string">
            <text:p>Elastofibr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24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cute monoblastic leukemia [FAB M5, refractory]</text:p>
          </table:table-cell>
          <table:table-cell office:value-type="string">
            <text:p>9891/3</text:p>
          </table:table-cell>
          <table:table-cell office:value-type="string">
            <text:p>Acute monocy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31</text:p>
          </table:table-cell>
          <table:table-cell office:value-type="string">
            <text:p>C7171</text:p>
          </table:table-cell>
          <table:table-cell office:value-type="string">
            <text:p>Acute Monoblastic Leukemia</text:p>
          </table:table-cell>
        </table:table-row>
        <table:table-row table:style-name="ro1">
          <table:table-cell office:value-type="string">
            <text:p>Inflammatory myofibroblastic tumour [pulmonary]</text:p>
          </table:table-cell>
          <table:table-cell office:value-type="string">
            <text:p>8825/1</text:p>
          </table:table-cell>
          <table:table-cell office:value-type="string">
            <text:p>Myofibroblastic tumor, NOS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6481</text:p>
          </table:table-cell>
          <table:table-cell office:value-type="string">
            <text:p>Inflammatory Myofibroblastic Tumor</text:p>
          </table:table-cell>
        </table:table-row>
        <table:table-row table:style-name="ro1">
          <table:table-cell office:value-type="string">
            <text:p>Granulosa cell tumor</text:p>
          </table:table-cell>
          <table:table-cell office:value-type="string">
            <text:p>8620/3</text:p>
          </table:table-cell>
          <table:table-cell office:value-type="string">
            <text:p>Granulosa cell tumor, malignant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table:number-columns-repeated="2"/>
        </table:table-row>
        <table:table-row table:style-name="ro1">
          <table:table-cell office:value-type="string">
            <text:p>Sarcomatoid mesothelioma</text:p>
          </table:table-cell>
          <table:table-cell office:value-type="string">
            <text:p>9051/3</text:p>
          </table:table-cell>
          <table:table-cell office:value-type="string">
            <text:p>Fibrous 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36010</text:p>
          </table:table-cell>
          <table:table-cell office:value-type="string">
            <text:p>C6747</text:p>
          </table:table-cell>
          <table:table-cell office:value-type="string">
            <text:p>Desmoplastic Mesothelioma</text:p>
          </table:table-cell>
        </table:table-row>
        <table:table-row table:style-name="ro1">
          <table:table-cell office:value-type="string">
            <text:p>ovarian leiomyosarcoma [cell line RKN]</text:p>
          </table:table-cell>
          <table:table-cell office:value-type="string">
            <text:p>8890/3</text:p>
          </table:table-cell>
          <table:table-cell office:value-type="string">
            <text:p>Leiomyosarc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5234</text:p>
          </table:table-cell>
          <table:table-cell office:value-type="string">
            <text:p>Ovarian leiomyosarcoma</text:p>
          </table:table-cell>
        </table:table-row>
        <table:table-row table:style-name="ro1">
          <table:table-cell office:value-type="string">
            <text:p>focal nodular hyperplasi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Ganglioglioma [temporooccipital]</text:p>
          </table:table-cell>
          <table:table-cell office:value-type="string">
            <text:p>9505/1</text:p>
          </table:table-cell>
          <table:table-cell office:value-type="string">
            <text:p>Gangliogl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3788</text:p>
          </table:table-cell>
          <table:table-cell office:value-type="string">
            <text:p>Ganglioglioma</text:p>
          </table:table-cell>
        </table:table-row>
        <table:table-row table:style-name="ro1">
          <table:table-cell office:value-type="string">
            <text:p>Liposarcoma, well differentiated</text:p>
          </table:table-cell>
          <table:table-cell office:value-type="string">
            <text:p>8851/3</text:p>
          </table:table-cell>
          <table:table-cell office:value-type="string">
            <text:p>Liposarcoma, well differentiated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6505</text:p>
          </table:table-cell>
          <table:table-cell office:value-type="string">
            <text:p>Atypical Lipomatous Tumor</text:p>
          </table:table-cell>
        </table:table-row>
        <table:table-row table:style-name="ro1">
          <table:table-cell office:value-type="string">
            <text:p>pituitary adenoma [gonadotroph cell adenoma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32020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pocrine invasive ductal carcinoma</text:p>
          </table:table-cell>
          <table:table-cell office:value-type="string">
            <text:p>8401/3</text:p>
          </table:table-cell>
          <table:table-cell office:value-type="string">
            <text:p>Apocrine adenocarcinoma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table:number-columns-repeated="2"/>
        </table:table-row>
        <table:table-row table:style-name="ro1">
          <table:table-cell office:value-type="string">
            <text:p>Prostatic intraepithelial neoplasia [high-grade]</text:p>
          </table:table-cell>
          <table:table-cell office:value-type="string">
            <text:p>8148/2</text:p>
          </table:table-cell>
          <table:table-cell office:value-type="string">
            <text:p>Glandular intraepithelial neoplasia, high grade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28010</text:p>
          </table:table-cell>
          <table:table-cell table:number-columns-repeated="2"/>
        </table:table-row>
        <table:table-row table:style-name="ro1">
          <table:table-cell office:value-type="string">
            <text:p>anaplastic large cell lymphoma [cell line SR]</text:p>
          </table:table-cell>
          <table:table-cell office:value-type="string">
            <text:p>9714/3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3720</text:p>
          </table:table-cell>
          <table:table-cell office:value-type="string">
            <text:p>Anaplastic large cell lymphoma</text:p>
          </table:table-cell>
        </table:table-row>
        <table:table-row table:style-name="ro1">
          <table:table-cell office:value-type="string">
            <text:p>Tumor cells [cell line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61.9</text:p>
          </table:table-cell>
          <table:table-cell office:value-type="string">
            <text:p>prostate gland</text:p>
          </table:table-cell>
          <table:table-cell office:value-type="string">
            <text:p>28010</text:p>
          </table:table-cell>
          <table:table-cell office:value-type="string">
            <text:p>C2852</text:p>
          </table:table-cell>
          <table:table-cell office:value-type="string">
            <text:p>Adenocarcinoma</text:p>
          </table:table-cell>
        </table:table-row>
        <table:table-row table:style-name="ro1">
          <table:table-cell office:value-type="string">
            <text:p>intraductal papillary mucinous neoplasms of the pancreas [Moderate]</text:p>
          </table:table-cell>
          <table:table-cell office:value-type="string">
            <text:p>8453/1</text:p>
          </table:table-cell>
          <table:table-cell office:value-type="string">
            <text:p>Intraductal papillary-mucinous tumor with moderate dysplasia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table:number-columns-repeated="2"/>
        </table:table-row>
        <table:table-row table:style-name="ro1">
          <table:table-cell office:value-type="string">
            <text:p>Clear-cell odontogenic carcinoma, primary tumor</text:p>
          </table:table-cell>
          <table:table-cell office:value-type="string">
            <text:p>9270/3</text:p>
          </table:table-cell>
          <table:table-cell office:value-type="string">
            <text:p>Odontogenic tumor, malignant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office:value-type="string">
            <text:p>C7492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signet ring gastric adenocarcinoma [cell line NUGC-4]</text:p>
          </table:table-cell>
          <table:table-cell office:value-type="string">
            <text:p>8490/3</text:p>
          </table:table-cell>
          <table:table-cell office:value-type="string">
            <text:p>Signet ring cell carcinoma</text:p>
          </table:table-cell>
          <table:table-cell office:value-type="string">
            <text:p>C16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5250</text:p>
          </table:table-cell>
          <table:table-cell office:value-type="string">
            <text:p>Signet ring cell gastric adenocarcinoma</text:p>
          </table:table-cell>
        </table:table-row>
        <table:table-row table:style-name="ro1">
          <table:table-cell office:value-type="string">
            <text:p>Giant cell sarcoma [cell line Hs 737.T]</text:p>
          </table:table-cell>
          <table:table-cell office:value-type="string">
            <text:p>8802/3</text:p>
          </table:table-cell>
          <table:table-cell office:value-type="string">
            <text:p>Giant cell 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4304</text:p>
          </table:table-cell>
          <table:table-cell office:value-type="string">
            <text:p>Malignant giant cell tumor of bone</text:p>
          </table:table-cell>
        </table:table-row>
        <table:table-row table:style-name="ro1">
          <table:table-cell office:value-type="string">
            <text:p>larynx carcinoma [nodal negative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32.9</text:p>
          </table:table-cell>
          <table:table-cell office:value-type="string">
            <text:p>larynx</text:p>
          </table:table-cell>
          <table:table-cell office:value-type="string">
            <text:p>22020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</table:table-row>
        <table:table-row table:style-name="ro1">
          <table:table-cell office:value-type="string">
            <text:p>Pleomorphic adenoma</text:p>
          </table:table-cell>
          <table:table-cell office:value-type="string">
            <text:p>8310/3</text:p>
          </table:table-cell>
          <table:table-cell office:value-type="string">
            <text:p>Clear cell adenocarcinoma, NOS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3766</text:p>
          </table:table-cell>
          <table:table-cell office:value-type="string">
            <text:p>Clear Cell Adenocarcinoma</text:p>
          </table:table-cell>
        </table:table-row>
        <table:table-row table:style-name="ro1">
          <table:table-cell office:value-type="string">
            <text:p>Spindle-cell ameloblastic carcinoma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06.9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glioblastoma, familial</text:p>
          </table:table-cell>
          <table:table-cell office:value-type="string">
            <text:p>9440/3</text:p>
          </table:table-cell>
          <table:table-cell office:value-type="string">
            <text:p>Glioblas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10</text:p>
          </table:table-cell>
          <table:table-cell office:value-type="string">
            <text:p>C3058</text:p>
          </table:table-cell>
          <table:table-cell office:value-type="string">
            <text:p>Glioblastoma</text:p>
          </table:table-cell>
        </table:table-row>
        <table:table-row table:style-name="ro1">
          <table:table-cell office:value-type="string">
            <text:p>squamous cell carcinomas [HPVpos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1.9</text:p>
          </table:table-cell>
          <table:table-cell office:value-type="string">
            <text:p>vulva, nos</text:p>
          </table:table-cell>
          <table:table-cell office:value-type="string">
            <text:p>27060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</table:table-row>
        <table:table-row table:style-name="ro1">
          <table:table-cell office:value-type="string">
            <text:p>colon cancer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21048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Intrahepatic cholangiocarcinoma [cell line HuCC-T1]</text:p>
          </table:table-cell>
          <table:table-cell office:value-type="string">
            <text:p>8161/3</text:p>
          </table:table-cell>
          <table:table-cell office:value-type="string">
            <text:p>Bile duct cystadenocarcinoma</text:p>
          </table:table-cell>
          <table:table-cell office:value-type="string">
            <text:p>C24</text:p>
          </table:table-cell>
          <table:table-cell office:value-type="string">
            <text:p>extrahepatic and unspecified bile ducts</text:p>
          </table:table-cell>
          <table:table-cell office:value-type="string">
            <text:p>21090</text:p>
          </table:table-cell>
          <table:table-cell office:value-type="string">
            <text:p>C35417</text:p>
          </table:table-cell>
          <table:table-cell office:value-type="string">
            <text:p>Intrahepatic cholangiocarcinoma</text:p>
          </table:table-cell>
        </table:table-row>
        <table:table-row table:style-name="ro1">
          <table:table-cell office:value-type="string">
            <text:p>capillary hemangioblastoma [medulla]</text:p>
          </table:table-cell>
          <table:table-cell office:value-type="string">
            <text:p>9161/1</text:p>
          </table:table-cell>
          <table:table-cell office:value-type="string">
            <text:p>Hemangioblastoma</text:p>
          </table:table-cell>
          <table:table-cell office:value-type="string">
            <text:p>C71.7</text:p>
          </table:table-cell>
          <table:table-cell office:value-type="string">
            <text:p>brain stem</text:p>
          </table:table-cell>
          <table:table-cell office:value-type="string">
            <text:p>31010</text:p>
          </table:table-cell>
          <table:table-cell office:value-type="string">
            <text:p>C3801</text:p>
          </table:table-cell>
          <table:table-cell office:value-type="string">
            <text:p>Hemangioblastoma</text:p>
          </table:table-cell>
        </table:table-row>
        <table:table-row table:style-name="ro1">
          <table:table-cell office:value-type="string">
            <text:p>Epithelioid hemangioendothelioma [cell line LI90]</text:p>
          </table:table-cell>
          <table:table-cell office:value-type="string">
            <text:p>9130/3</text:p>
          </table:table-cell>
          <table:table-cell office:value-type="string">
            <text:p>Hemangioendothelioma, malignant</text:p>
          </table:table-cell>
          <table:table-cell office:value-type="string">
            <text:p>C22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3800</text:p>
          </table:table-cell>
          <table:table-cell office:value-type="string">
            <text:p>Epithelioid hemangioendothelioma</text:p>
          </table:table-cell>
        </table:table-row>
        <table:table-row table:style-name="ro1">
          <table:table-cell office:value-type="string">
            <text:p>Signet ring cell carcinoma</text:p>
          </table:table-cell>
          <table:table-cell office:value-type="string">
            <text:p>8490/3</text:p>
          </table:table-cell>
          <table:table-cell office:value-type="string">
            <text:p>Signet ring cell 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21049</text:p>
          </table:table-cell>
          <table:table-cell office:value-type="string">
            <text:p>C3774</text:p>
          </table:table-cell>
          <table:table-cell office:value-type="string">
            <text:p>Signet Ring Cell Carcinoma</text:p>
          </table:table-cell>
        </table:table-row>
        <table:table-row table:style-name="ro1">
          <table:table-cell office:value-type="string">
            <text:p>Enteropathy type T-cell lymphoma</text:p>
          </table:table-cell>
          <table:table-cell office:value-type="string">
            <text:p>9717/3</text:p>
          </table:table-cell>
          <table:table-cell office:value-type="string">
            <text:p>Intestinal T-cell lymphoma</text:p>
          </table:table-cell>
          <table:table-cell office:value-type="string">
            <text:p>C17.9</text:p>
          </table:table-cell>
          <table:table-cell office:value-type="string">
            <text:p>small intestine</text:p>
          </table:table-cell>
          <table:table-cell office:value-type="string">
            <text:p>33042</text:p>
          </table:table-cell>
          <table:table-cell office:value-type="string">
            <text:p>C4737</text:p>
          </table:table-cell>
          <table:table-cell office:value-type="string">
            <text:p>Enteropathy-Associated T-Cell Lymphoma</text:p>
          </table:table-cell>
        </table:table-row>
        <table:table-row table:style-name="ro1">
          <table:table-cell office:value-type="string">
            <text:p>malignant pheochromocytoma</text:p>
          </table:table-cell>
          <table:table-cell office:value-type="string">
            <text:p>8700/3</text:p>
          </table:table-cell>
          <table:table-cell office:value-type="string">
            <text:p>Pheochromocytoma, malignant</text:p>
          </table:table-cell>
          <table:table-cell office:value-type="string">
            <text:p>C74.9</text:p>
          </table:table-cell>
          <table:table-cell office:value-type="string">
            <text:p>adrenal glands</text:p>
          </table:table-cell>
          <table:table-cell office:value-type="string">
            <text:p>32020</text:p>
          </table:table-cell>
          <table:table-cell office:value-type="string">
            <text:p>C4220</text:p>
          </table:table-cell>
          <table:table-cell office:value-type="string">
            <text:p>Malignant Adrenal Gland Pheochromocytoma</text:p>
          </table:table-cell>
        </table:table-row>
        <table:table-row table:style-name="ro1">
          <table:table-cell office:value-type="string">
            <text:p>adenoid cystic carcinomas [trachea, grade I, stage I]</text:p>
          </table:table-cell>
          <table:table-cell office:value-type="string">
            <text:p>8200/3</text:p>
          </table:table-cell>
          <table:table-cell office:value-type="string">
            <text:p>Adenoid cystic carcinoma</text:p>
          </table:table-cell>
          <table:table-cell office:value-type="string">
            <text:p>C33.9</text:p>
          </table:table-cell>
          <table:table-cell office:value-type="string">
            <text:p>trachea</text:p>
          </table:table-cell>
          <table:table-cell office:value-type="string">
            <text:p>22060</text:p>
          </table:table-cell>
          <table:table-cell office:value-type="string">
            <text:p>C2970</text:p>
          </table:table-cell>
          <table:table-cell office:value-type="string">
            <text:p>Adenoid Cystic Carcinoma</text:p>
          </table:table-cell>
        </table:table-row>
        <table:table-row table:style-name="ro1">
          <table:table-cell office:value-type="string">
            <text:p>Refractory anemia with excess blasts in transformation [RAEBT, secondary]</text:p>
          </table:table-cell>
          <table:table-cell office:value-type="string">
            <text:p>9984/3</text:p>
          </table:table-cell>
          <table:table-cell office:value-type="string">
            <text:p>Refractory anemia with excess blasts in transform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2708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hondrosarcoma</text:p>
          </table:table-cell>
          <table:table-cell office:value-type="string">
            <text:p>9220/3</text:p>
          </table:table-cell>
          <table:table-cell office:value-type="string">
            <text:p>Chondrosarcoma, NOS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2946</text:p>
          </table:table-cell>
          <table:table-cell office:value-type="string">
            <text:p>Chondrosarcoma</text:p>
          </table:table-cell>
        </table:table-row>
        <table:table-row table:style-name="ro1">
          <table:table-cell office:value-type="string">
            <text:p>atypical meningioma [12ys after radiotherapy of medulloblastoma]</text:p>
          </table:table-cell>
          <table:table-cell office:value-type="string">
            <text:p>9530/0</text:p>
          </table:table-cell>
          <table:table-cell office:value-type="string">
            <text:p>Meningioma, NOS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40</text:p>
          </table:table-cell>
          <table:table-cell office:value-type="string">
            <text:p>C3230</text:p>
          </table:table-cell>
          <table:table-cell office:value-type="string">
            <text:p>Meningioma</text:p>
          </table:table-cell>
        </table:table-row>
        <table:table-row table:style-name="ro1"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3247</text:p>
          </table:table-cell>
          <table:table-cell office:value-type="string">
            <text:p>Myelodysplastic Syndrome</text:p>
          </table:table-cell>
        </table:table-row>
        <table:table-row table:style-name="ro1">
          <table:table-cell office:value-type="string">
            <text:p>Papillary renal carcinoma [lung metastasis derived cell line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4035</text:p>
          </table:table-cell>
          <table:table-cell office:value-type="string">
            <text:p>Thyroid Gland Papillary Carcinoma</text:p>
          </table:table-cell>
        </table:table-row>
        <table:table-row table:style-name="ro1">
          <table:table-cell office:value-type="string">
            <text:p>Hepatocellular adenoma</text:p>
          </table:table-cell>
          <table:table-cell office:value-type="string">
            <text:p>8170/0</text:p>
          </table:table-cell>
          <table:table-cell office:value-type="string">
            <text:p>Liver cell adenoma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office:value-type="string">
            <text:p>C3758</text:p>
          </table:table-cell>
          <table:table-cell office:value-type="string">
            <text:p>Hepatocellular Adenoma</text:p>
          </table:table-cell>
        </table:table-row>
        <table:table-row table:style-name="ro1">
          <table:table-cell office:value-type="string">
            <text:p>Acute myelomonocytic leukemia [cell line KY821]</text:p>
          </table:table-cell>
          <table:table-cell office:value-type="string">
            <text:p>9867/3</text:p>
          </table:table-cell>
          <table:table-cell office:value-type="string">
            <text:p>Acute myelomonocytic leukemi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7463</text:p>
          </table:table-cell>
          <table:table-cell office:value-type="string">
            <text:p>Acute myelomonocytic leukemia</text:p>
          </table:table-cell>
        </table:table-row>
        <table:table-row table:style-name="ro1">
          <table:table-cell office:value-type="string">
            <text:p>Malignant blue nevus</text:p>
          </table:table-cell>
          <table:table-cell office:value-type="string">
            <text:p>8780/3</text:p>
          </table:table-cell>
          <table:table-cell office:value-type="string">
            <text:p>Blue nevus, malignant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25010</text:p>
          </table:table-cell>
          <table:table-cell table:number-columns-repeated="2"/>
        </table:table-row>
        <table:table-row table:style-name="ro1">
          <table:table-cell office:value-type="string">
            <text:p>Dendritic cell tumour</text:p>
          </table:table-cell>
          <table:table-cell office:value-type="string">
            <text:p>9757/3</text:p>
          </table:table-cell>
          <table:table-cell office:value-type="string">
            <text:p>Interdigitating dendritic cell sarcom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7000</text:p>
          </table:table-cell>
          <table:table-cell office:value-type="string">
            <text:p>C9282</text:p>
          </table:table-cell>
          <table:table-cell office:value-type="string">
            <text:p>Interdigitating Dendritic Cell Sarcoma</text:p>
          </table:table-cell>
        </table:table-row>
        <table:table-row table:style-name="ro1">
          <table:table-cell office:value-type="string">
            <text:p>Small bowel juvenile polyps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17.9</text:p>
          </table:table-cell>
          <table:table-cell office:value-type="string">
            <text:p>small intestine</text:p>
          </table:table-cell>
          <table:table-cell office:value-type="string">
            <text:p>21030</text:p>
          </table:table-cell>
          <table:table-cell office:value-type="string">
            <text:p>C7888</text:p>
          </table:table-cell>
          <table:table-cell office:value-type="string">
            <text:p>Small Intestinal Adenocarcinoma</text:p>
          </table:table-cell>
        </table:table-row>
        <table:table-row table:style-name="ro1">
          <table:table-cell office:value-type="string">
            <text:p>malignant mesothelioma</text:p>
          </table:table-cell>
          <table:table-cell office:value-type="string">
            <text:p>9052/3</text:p>
          </table:table-cell>
          <table:table-cell office:value-type="string">
            <text:p>Epithelioid mesothelioma, malignant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36010</text:p>
          </table:table-cell>
          <table:table-cell office:value-type="string">
            <text:p>C7985</text:p>
          </table:table-cell>
          <table:table-cell office:value-type="string">
            <text:p>Epithelioid Mesothelioma</text:p>
          </table:table-cell>
        </table:table-row>
        <table:table-row table:style-name="ro1">
          <table:table-cell office:value-type="string">
            <text:p>Adrenocortical tumor [adenoma, left]</text:p>
          </table:table-cell>
          <table:table-cell office:value-type="string">
            <text:p>8370/0</text:p>
          </table:table-cell>
          <table:table-cell office:value-type="string">
            <text:p>Adrenal cortical adenoma, NOS</text:p>
          </table:table-cell>
          <table:table-cell office:value-type="string">
            <text:p>C74.0</text:p>
          </table:table-cell>
          <table:table-cell office:value-type="string">
            <text:p>adrenal cortex</text:p>
          </table:table-cell>
          <table:table-cell office:value-type="string">
            <text:p>32020</text:p>
          </table:table-cell>
          <table:table-cell office:value-type="string">
            <text:p>C9003</text:p>
          </table:table-cell>
          <table:table-cell office:value-type="string">
            <text:p>Adrenal Cortex Adenoma</text:p>
          </table:table-cell>
        </table:table-row>
        <table:table-row table:style-name="ro1">
          <table:table-cell office:value-type="string">
            <text:p>Fibromatosis</text:p>
          </table:table-cell>
          <table:table-cell office:value-type="string">
            <text:p>8810/0</text:p>
          </table:table-cell>
          <table:table-cell office:value-type="string">
            <text:p>Fibr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041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gastric carcinoma in situ</text:p>
          </table:table-cell>
          <table:table-cell office:value-type="string">
            <text:p>8140/2</text:p>
          </table:table-cell>
          <table:table-cell office:value-type="string">
            <text:p>Adenocarcinoma in situ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4004</text:p>
          </table:table-cell>
          <table:table-cell office:value-type="string">
            <text:p>Gastric Adenocarcinoma</text:p>
          </table:table-cell>
        </table:table-row>
        <table:table-row table:style-name="ro1">
          <table:table-cell office:value-type="string">
            <text:p>Olfactory neuroblastoma</text:p>
          </table:table-cell>
          <table:table-cell office:value-type="string">
            <text:p>9522/3</text:p>
          </table:table-cell>
          <table:table-cell office:value-type="string">
            <text:p>Olfactory neuroblas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40</text:p>
          </table:table-cell>
          <table:table-cell office:value-type="string">
            <text:p>C3789</text:p>
          </table:table-cell>
          <table:table-cell office:value-type="string">
            <text:p>Olfactory Neuroblastoma</text:p>
          </table:table-cell>
        </table:table-row>
        <table:table-row table:style-name="ro1">
          <table:table-cell office:value-type="string">
            <text:p>Soft tissue malignant myoepithelioma</text:p>
          </table:table-cell>
          <table:table-cell office:value-type="string">
            <text:p>8982/3</text:p>
          </table:table-cell>
          <table:table-cell office:value-type="string">
            <text:p>Malignant myoepitheli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7596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Neuroendocrine carcinoma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72.9</text:p>
          </table:table-cell>
          <table:table-cell office:value-type="string">
            <text:p>Nervous system, NOS</text:p>
          </table:table-cell>
          <table:table-cell office:value-type="string">
            <text:p>31040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</table:table-row>
        <table:table-row table:style-name="ro1">
          <table:table-cell office:value-type="string">
            <text:p>sporadic medullary thyroid carcinoma [metastasis]</text:p>
          </table:table-cell>
          <table:table-cell office:value-type="string">
            <text:p>8510/3</text:p>
          </table:table-cell>
          <table:table-cell office:value-type="string">
            <text:p>Medullary carcin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NA</text:p>
          </table:table-cell>
          <table:table-cell office:value-type="string">
            <text:p>C66718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arcinoma, NOS [cervix, cell line C4I]</text:p>
          </table:table-cell>
          <table:table-cell office:value-type="string">
            <text:p>8010/3</text:p>
          </table:table-cell>
          <table:table-cell office:value-type="string">
            <text:p>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2916</text:p>
          </table:table-cell>
          <table:table-cell office:value-type="string">
            <text:p>Carcinoma</text:p>
          </table:table-cell>
        </table:table-row>
        <table:table-row table:style-name="ro1">
          <table:table-cell office:value-type="string">
            <text:p>Mucinous colorectal carcinoma [Rectum [above], pT3N1M0, stage II]</text:p>
          </table:table-cell>
          <table:table-cell office:value-type="string">
            <text:p>8480/3</text:p>
          </table:table-cell>
          <table:table-cell office:value-type="string">
            <text:p>Mucinous adenocarcinoma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21041</text:p>
          </table:table-cell>
          <table:table-cell office:value-type="string">
            <text:p>C26712</text:p>
          </table:table-cell>
          <table:table-cell office:value-type="string">
            <text:p>Mucinous Adenocarcinoma</text:p>
          </table:table-cell>
        </table:table-row>
        <table:table-row table:style-name="ro1">
          <table:table-cell office:value-type="string">
            <text:p>Diffuse large B-cell lymphoma, T-Cell/Histiocyte-Rich [stage IA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</table:table-row>
        <table:table-row table:style-name="ro1">
          <table:table-cell office:value-type="string">
            <text:p>thymic neuroendocrine tumor</text:p>
          </table:table-cell>
          <table:table-cell office:value-type="string">
            <text:p>8246/3</text:p>
          </table:table-cell>
          <table:table-cell office:value-type="string">
            <text:p>Neuroendocrine carcinoma, NOS</text:p>
          </table:table-cell>
          <table:table-cell office:value-type="string">
            <text:p>C37.9</text:p>
          </table:table-cell>
          <table:table-cell office:value-type="string">
            <text:p>thymus</text:p>
          </table:table-cell>
          <table:table-cell office:value-type="string">
            <text:p>32020</text:p>
          </table:table-cell>
          <table:table-cell office:value-type="string">
            <text:p>C3773</text:p>
          </table:table-cell>
          <table:table-cell office:value-type="string">
            <text:p>Neuroendocrine Carcinoma</text:p>
          </table:table-cell>
        </table:table-row>
        <table:table-row table:style-name="ro1">
          <table:table-cell office:value-type="string">
            <text:p>ductal carcinoma of the salivary glands</text:p>
          </table:table-cell>
          <table:table-cell office:value-type="string">
            <text:p>8500/3</text:p>
          </table:table-cell>
          <table:table-cell office:value-type="string">
            <text:p>Infiltrating duct carcinoma, NOS</text:p>
          </table:table-cell>
          <table:table-cell office:value-type="string">
            <text:p>C08.9</text:p>
          </table:table-cell>
          <table:table-cell office:value-type="string">
            <text:p>salivary gland, NOS</text:p>
          </table:table-cell>
          <table:table-cell office:value-type="string">
            <text:p>20030</text:p>
          </table:table-cell>
          <table:table-cell office:value-type="string">
            <text:p>C9480</text:p>
          </table:table-cell>
          <table:table-cell office:value-type="string">
            <text:p>Invasive Carcinoma</text:p>
          </table:table-cell>
        </table:table-row>
        <table:table-row table:style-name="ro1">
          <table:table-cell office:value-type="string">
            <text:p>Fibromyxoid sarcoma [low grade]</text:p>
          </table:table-cell>
          <table:table-cell office:value-type="string">
            <text:p>8811/3</text:p>
          </table:table-cell>
          <table:table-cell office:value-type="string">
            <text:p>Fibromyx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table:number-columns-repeated="2"/>
        </table:table-row>
        <table:table-row table:style-name="ro1">
          <table:table-cell office:value-type="string">
            <text:p>neuroblastoma [cell line NB(TU)1]</text:p>
          </table:table-cell>
          <table:table-cell office:value-type="string">
            <text:p>9500/3</text:p>
          </table:table-cell>
          <table:table-cell office:value-type="string">
            <text:p>Neuroblastoma, NOS</text:p>
          </table:table-cell>
          <table:table-cell office:value-type="string">
            <text:p>C76</text:p>
          </table:table-cell>
          <table:table-cell office:value-type="string">
            <text:p>adrenal gland</text:p>
          </table:table-cell>
          <table:table-cell office:value-type="string">
            <text:p>99999</text:p>
          </table:table-cell>
          <table:table-cell office:value-type="string">
            <text:p>C3270</text:p>
          </table:table-cell>
          <table:table-cell office:value-type="string">
            <text:p>Neuroblastoma</text:p>
          </table:table-cell>
        </table:table-row>
        <table:table-row table:style-name="ro1">
          <table:table-cell office:value-type="string">
            <text:p>Non-small cell carcinoma [lung]</text:p>
          </table:table-cell>
          <table:table-cell office:value-type="string">
            <text:p>8046/3</text:p>
          </table:table-cell>
          <table:table-cell office:value-type="string">
            <text:p>Non-small cell carcinoma</text:p>
          </table:table-cell>
          <table:table-cell office:value-type="string">
            <text:p>C34.9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65151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immortalized keratinocytes [cell line FK16A, HPV16]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99999</text:p>
          </table:table-cell>
          <table:table-cell table:number-columns-repeated="2"/>
        </table:table-row>
        <table:table-row table:style-name="ro1">
          <table:table-cell office:value-type="string">
            <text:p>Pancreatic adenocarcinoma [cell line HuP-T4]]</text:p>
          </table:table-cell>
          <table:table-cell office:value-type="string">
            <text:p>8140/3</text:p>
          </table:table-cell>
          <table:table-cell office:value-type="string">
            <text:p>Adenocarcinoma, NOS</text:p>
          </table:table-cell>
          <table:table-cell office:value-type="string">
            <text:p>C25</text:p>
          </table:table-cell>
          <table:table-cell office:value-type="string">
            <text:p>pancreas</text:p>
          </table:table-cell>
          <table:table-cell office:value-type="string">
            <text:p>21100</text:p>
          </table:table-cell>
          <table:table-cell office:value-type="string">
            <text:p>C8294</text:p>
          </table:table-cell>
          <table:table-cell office:value-type="string">
            <text:p>Pancreatic Adenocarcinoma</text:p>
          </table:table-cell>
        </table:table-row>
        <table:table-row table:style-name="ro1">
          <table:table-cell office:value-type="string">
            <text:p>mediastinal B-cell lymphoma [cell line Karpas-1106P]</text:p>
          </table:table-cell>
          <table:table-cell office:value-type="string">
            <text:p>9679/3</text:p>
          </table:table-cell>
          <table:table-cell office:value-type="string">
            <text:p>Mediastinal large B-cell lymphoma</text:p>
          </table:table-cell>
          <table:table-cell office:value-type="string">
            <text:p>C38</text:p>
          </table:table-cell>
          <table:table-cell office:value-type="string">
            <text:p>mediastinum</text:p>
          </table:table-cell>
          <table:table-cell office:value-type="string">
            <text:p>33041</text:p>
          </table:table-cell>
          <table:table-cell office:value-type="string">
            <text:p>C9280</text:p>
          </table:table-cell>
          <table:table-cell office:value-type="string">
            <text:p>Mediastinal (thymic) large B-cell lymphoma</text:p>
          </table:table-cell>
        </table:table-row>
        <table:table-row table:style-name="ro1">
          <table:table-cell office:value-type="string">
            <text:p>Diffuse large B-cell lymphoma [Colon(Cecum)]</text:p>
          </table:table-cell>
          <table:table-cell office:value-type="string">
            <text:p>9680/3</text:p>
          </table:table-cell>
          <table:table-cell office:value-type="string">
            <text:p>Malignant lymphoma, large B-cell, diffuse, NOS</text:p>
          </table:table-cell>
          <table:table-cell office:value-type="string">
            <text:p>C18.9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33042</text:p>
          </table:table-cell>
          <table:table-cell office:value-type="string">
            <text:p>C4342</text:p>
          </table:table-cell>
          <table:table-cell office:value-type="string">
            <text:p>Intravascular Large B-Cell Lymphoma</text:p>
          </table:table-cell>
        </table:table-row>
        <table:table-row table:style-name="ro1">
          <table:table-cell office:value-type="string">
            <text:p>Papillary tumour of the pineal region</text:p>
          </table:table-cell>
          <table:table-cell office:value-type="string">
            <text:p>9395/3</text:p>
          </table:table-cell>
          <table:table-cell office:value-type="string">
            <text:p>Papillary tumor of the pineal region</text:p>
          </table:table-cell>
          <table:table-cell office:value-type="string">
            <text:p>C71.5</text:p>
          </table:table-cell>
          <table:table-cell office:value-type="string">
            <text:p>ventricle</text:p>
          </table:table-cell>
          <table:table-cell office:value-type="string">
            <text:p>31010</text:p>
          </table:table-cell>
          <table:table-cell table:number-columns-repeated="2"/>
        </table:table-row>
        <table:table-row table:style-name="ro1">
          <table:table-cell office:value-type="string">
            <text:p>Cholangiocarcinoma</text:p>
          </table:table-cell>
          <table:table-cell office:value-type="string">
            <text:p>8160/3</text:p>
          </table:table-cell>
          <table:table-cell office:value-type="string">
            <text:p>Cholangiocarcinoma</text:p>
          </table:table-cell>
          <table:table-cell office:value-type="string">
            <text:p>C24.9</text:p>
          </table:table-cell>
          <table:table-cell office:value-type="string">
            <text:p>extrahepatic and unspecified bile ducts</text:p>
          </table:table-cell>
          <table:table-cell office:value-type="string">
            <text:p>21090</text:p>
          </table:table-cell>
          <table:table-cell office:value-type="string">
            <text:p>C4436</text:p>
          </table:table-cell>
          <table:table-cell office:value-type="string">
            <text:p>Cholangiocarcinoma</text:p>
          </table:table-cell>
        </table:table-row>
        <table:table-row table:style-name="ro1">
          <table:table-cell office:value-type="string">
            <text:p>Squamous cell neoplasia of the cervix, cell line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53.9</text:p>
          </table:table-cell>
          <table:table-cell office:value-type="string">
            <text:p>cervix uteri</text:p>
          </table:table-cell>
          <table:table-cell office:value-type="string">
            <text:p>27010</text:p>
          </table:table-cell>
          <table:table-cell office:value-type="string">
            <text:p>C2929</text:p>
          </table:table-cell>
          <table:table-cell office:value-type="string">
            <text:p>Squamous Cell Carcinoma</text:p>
          </table:table-cell>
        </table:table-row>
        <table:table-row table:style-name="ro1">
          <table:table-cell office:value-type="string">
            <text:p>Granular cell tumor</text:p>
          </table:table-cell>
          <table:table-cell office:value-type="string">
            <text:p>9582/0</text:p>
          </table:table-cell>
          <table:table-cell office:value-type="string">
            <text:p>Granular cell tumor of the sellar region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office:value-type="string">
            <text:p>C3474</text:p>
          </table:table-cell>
          <table:table-cell office:value-type="string">
            <text:p>Granular Cell Tumor</text:p>
          </table:table-cell>
        </table:table-row>
        <table:table-row table:style-name="ro1">
          <table:table-cell office:value-type="string">
            <text:p>Esophageal Dysplasia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15.9</text:p>
          </table:table-cell>
          <table:table-cell office:value-type="string">
            <text:p>esophagus</text:p>
          </table:table-cell>
          <table:table-cell office:value-type="string">
            <text:p>21010</text:p>
          </table:table-cell>
          <table:table-cell office:value-type="string">
            <text:p>C4024</text:p>
          </table:table-cell>
          <table:table-cell office:value-type="string">
            <text:p>Esophageal Squamous Cell Carcinoma</text:p>
          </table:table-cell>
        </table:table-row>
        <table:table-row table:style-name="ro1">
          <table:table-cell office:value-type="string">
            <text:p>salivary gland squamous cell carcinoma [cell line A-253]</text:p>
          </table:table-cell>
          <table:table-cell office:value-type="string">
            <text:p>8070/3</text:p>
          </table:table-cell>
          <table:table-cell office:value-type="string">
            <text:p>Squamous cell carcinoma, NOS</text:p>
          </table:table-cell>
          <table:table-cell office:value-type="string">
            <text:p>C01</text:p>
          </table:table-cell>
          <table:table-cell office:value-type="string">
            <text:p>tongue</text:p>
          </table:table-cell>
          <table:table-cell office:value-type="string">
            <text:p>20020</text:p>
          </table:table-cell>
          <table:table-cell office:value-type="string">
            <text:p>C7991</text:p>
          </table:table-cell>
          <table:table-cell office:value-type="string">
            <text:p>Salivary gland squamous cell carcinoma</text:p>
          </table:table-cell>
        </table:table-row>
        <table:table-row table:style-name="ro1">
          <table:table-cell office:value-type="string">
            <text:p>Acute myeloblastic leukemia with maturation [FAB M2]</text:p>
          </table:table-cell>
          <table:table-cell office:value-type="string">
            <text:p>9874/3</text:p>
          </table:table-cell>
          <table:table-cell office:value-type="string">
            <text:p>Acute myeloid leukemia with maturation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1</text:p>
          </table:table-cell>
          <table:table-cell office:value-type="string">
            <text:p>C3250</text:p>
          </table:table-cell>
          <table:table-cell office:value-type="string">
            <text:p>Acute Myeloid Leukemia with Maturation</text:p>
          </table:table-cell>
        </table:table-row>
        <table:table-row table:style-name="ro1">
          <table:table-cell office:value-type="string">
            <text:p>lastic plasmacytoid dendritic cell neoplasm</text:p>
          </table:table-cell>
          <table:table-cell office:value-type="string">
            <text:p>9727/3</text:p>
          </table:table-cell>
          <table:table-cell office:value-type="string">
            <text:p>Precursor cell lymphoblastic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NA</text:p>
          </table:table-cell>
          <table:table-cell office:value-type="string">
            <text:p>C9360</text:p>
          </table:table-cell>
          <table:table-cell office:value-type="string">
            <text:p>Lymphoblastic Lymphoma</text:p>
          </table:table-cell>
        </table:table-row>
        <table:table-row table:style-name="ro1">
          <table:table-cell office:value-type="string">
            <text:p>Synovial sarcoma, monophasic</text:p>
          </table:table-cell>
          <table:table-cell office:value-type="string">
            <text:p>9041/3</text:p>
          </table:table-cell>
          <table:table-cell office:value-type="string">
            <text:p>Synovial sarcoma, spindle cell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table:number-columns-repeated="2"/>
        </table:table-row>
        <table:table-row table:style-name="ro1">
          <table:table-cell office:value-type="string">
            <text:p>follicular lymphoma</text:p>
          </table:table-cell>
          <table:table-cell office:value-type="string">
            <text:p>9690/3</text:p>
          </table:table-cell>
          <table:table-cell office:value-type="string">
            <text:p>Follicular lymphoma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3209</text:p>
          </table:table-cell>
          <table:table-cell office:value-type="string">
            <text:p>Follicular Lymphoma</text:p>
          </table:table-cell>
        </table:table-row>
        <table:table-row table:style-name="ro1">
          <table:table-cell office:value-type="string">
            <text:p>Tubular-mucinous renal tumor of low malignant potential [pT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64.9</text:p>
          </table:table-cell>
          <table:table-cell office:value-type="string">
            <text:p>kidney</text:p>
          </table:table-cell>
          <table:table-cell office:value-type="string">
            <text:p>29020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emangioblastoma [sporadic]</text:p>
          </table:table-cell>
          <table:table-cell office:value-type="string">
            <text:p>9161/1</text:p>
          </table:table-cell>
          <table:table-cell office:value-type="string">
            <text:p>Hemangioblastoma</text:p>
          </table:table-cell>
          <table:table-cell office:value-type="string">
            <text:p>C71.6</text:p>
          </table:table-cell>
          <table:table-cell office:value-type="string">
            <text:p>cerebellum</text:p>
          </table:table-cell>
          <table:table-cell office:value-type="string">
            <text:p>31010</text:p>
          </table:table-cell>
          <table:table-cell office:value-type="string">
            <text:p>C3801</text:p>
          </table:table-cell>
          <table:table-cell office:value-type="string">
            <text:p>Hemangioblastoma</text:p>
          </table:table-cell>
        </table:table-row>
        <table:table-row table:style-name="ro1">
          <table:table-cell office:value-type="string">
            <text:p>large lung cell carcinoma [cell line COR-L23/CPR]</text:p>
          </table:table-cell>
          <table:table-cell office:value-type="string">
            <text:p>8012/3</text:p>
          </table:table-cell>
          <table:table-cell office:value-type="string">
            <text:p>Large cell carcinoma, NOS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4450</text:p>
          </table:table-cell>
          <table:table-cell office:value-type="string">
            <text:p>Large Cell Lung Carcinoma</text:p>
          </table:table-cell>
        </table:table-row>
        <table:table-row table:style-name="ro1">
          <table:table-cell office:value-type="string">
            <text:p>fibrolamellar carcinoma [HBVneg, HCVneg]</text:p>
          </table:table-cell>
          <table:table-cell office:value-type="string">
            <text:p>8171/3</text:p>
          </table:table-cell>
          <table:table-cell office:value-type="string">
            <text:p>Hepatocellular carcinoma, fibrolamellar</text:p>
          </table:table-cell>
          <table:table-cell office:value-type="string">
            <text:p>C22.0</text:p>
          </table:table-cell>
          <table:table-cell office:value-type="string">
            <text:p>Liver</text:p>
          </table:table-cell>
          <table:table-cell office:value-type="string">
            <text:p>21071</text:p>
          </table:table-cell>
          <table:table-cell table:number-columns-repeated="2"/>
        </table:table-row>
        <table:table-row table:style-name="ro1">
          <table:table-cell office:value-type="string">
            <text:p>Schwannoma [spinal [cellular schwannoma]]</text:p>
          </table:table-cell>
          <table:table-cell office:value-type="string">
            <text:p>9560/0</text:p>
          </table:table-cell>
          <table:table-cell office:value-type="string">
            <text:p>Neurilemoma, NOS</text:p>
          </table:table-cell>
          <table:table-cell office:value-type="string">
            <text:p>C72.0</text:p>
          </table:table-cell>
          <table:table-cell office:value-type="string">
            <text:p>Spinal cord</text:p>
          </table:table-cell>
          <table:table-cell office:value-type="string">
            <text:p>31040</text:p>
          </table:table-cell>
          <table:table-cell office:value-type="string">
            <text:p>C697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Therapy-related myelodysplastic syndrome</text:p>
          </table:table-cell>
          <table:table-cell office:value-type="string">
            <text:p>9987/3</text:p>
          </table:table-cell>
          <table:table-cell office:value-type="string">
            <text:p>Therapy-related myelodysplastic syndrome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7000</text:p>
          </table:table-cell>
          <table:table-cell office:value-type="string">
            <text:p>C27722</text:p>
          </table:table-cell>
          <table:table-cell office:value-type="string">
            <text:p>Therapy-Related Myelodysplastic Syndrome</text:p>
          </table:table-cell>
        </table:table-row>
        <table:table-row table:style-name="ro1">
          <table:table-cell office:value-type="string">
            <text:p>Invasive Micropapillary Carcinoma</text:p>
          </table:table-cell>
          <table:table-cell office:value-type="string">
            <text:p>8507/3</text:p>
          </table:table-cell>
          <table:table-cell office:value-type="string">
            <text:p>None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190</text:p>
          </table:table-cell>
          <table:table-cell office:value-type="string">
            <text:p>Intraductal Papillary Breast Carcinoma</text:p>
          </table:table-cell>
        </table:table-row>
        <table:table-row table:style-name="ro1">
          <table:table-cell office:value-type="string">
            <text:p>yolk sac tumour</text:p>
          </table:table-cell>
          <table:table-cell office:value-type="string">
            <text:p>9071/3</text:p>
          </table:table-cell>
          <table:table-cell office:value-type="string">
            <text:p>Yolk sac tumor</text:p>
          </table:table-cell>
          <table:table-cell office:value-type="string">
            <text:p>C38.9</text:p>
          </table:table-cell>
          <table:table-cell office:value-type="string">
            <text:p>mediastinum</text:p>
          </table:table-cell>
          <table:table-cell office:value-type="string">
            <text:p>22060</text:p>
          </table:table-cell>
          <table:table-cell office:value-type="string">
            <text:p>C3011</text:p>
          </table:table-cell>
          <table:table-cell office:value-type="string">
            <text:p>Yolk Sac Tumor</text:p>
          </table:table-cell>
        </table:table-row>
        <table:table-row table:style-name="ro1">
          <table:table-cell office:value-type="string">
            <text:p>Oral dysplasia [cell line DOK]</text:p>
          </table:table-cell>
          <table:table-cell office:value-type="string">
            <text:p>8070/1</text:p>
          </table:table-cell>
          <table:table-cell office:value-type="string">
            <text:p>None</text:p>
          </table:table-cell>
          <table:table-cell office:value-type="string">
            <text:p>C06</text:p>
          </table:table-cell>
          <table:table-cell office:value-type="string">
            <text:p>mouth, NOS</text:p>
          </table:table-cell>
          <table:table-cell office:value-type="string">
            <text:p>20050</text:p>
          </table:table-cell>
          <table:table-cell office:value-type="string">
            <text:p>C129863</text:p>
          </table:table-cell>
          <table:table-cell office:value-type="string">
            <text:p>Oral dysplasia</text:p>
          </table:table-cell>
        </table:table-row>
        <table:table-row table:style-name="ro1">
          <table:table-cell office:value-type="string">
            <text:p>papillary lung adenocarcinoma [cell line NCI-H820]</text:p>
          </table:table-cell>
          <table:table-cell office:value-type="string">
            <text:p>8260/3</text:p>
          </table:table-cell>
          <table:table-cell office:value-type="string">
            <text:p>Papillary adenocarcinoma, NOS</text:p>
          </table:table-cell>
          <table:table-cell office:value-type="string">
            <text:p>C34</text:p>
          </table:table-cell>
          <table:table-cell office:value-type="string">
            <text:p>lung and bronchus</text:p>
          </table:table-cell>
          <table:table-cell office:value-type="string">
            <text:p>22030</text:p>
          </table:table-cell>
          <table:table-cell office:value-type="string">
            <text:p>C5650</text:p>
          </table:table-cell>
          <table:table-cell office:value-type="string">
            <text:p>Papillary lung adenocarcinoma</text:p>
          </table:table-cell>
        </table:table-row>
        <table:table-row table:style-name="ro1">
          <table:table-cell office:value-type="string">
            <text:p>neurocytoma</text:p>
          </table:table-cell>
          <table:table-cell office:value-type="string">
            <text:p>9506/1</text:p>
          </table:table-cell>
          <table:table-cell office:value-type="string">
            <text:p>Central neu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6905</text:p>
          </table:table-cell>
          <table:table-cell office:value-type="string">
            <text:p>Cerebellar Liponeurocytoma</text:p>
          </table:table-cell>
        </table:table-row>
        <table:table-row table:style-name="ro1">
          <table:table-cell office:value-type="string">
            <text:p>Epitheloid mesothelioma [familial]</text:p>
          </table:table-cell>
          <table:table-cell office:value-type="string">
            <text:p>9052/3</text:p>
          </table:table-cell>
          <table:table-cell office:value-type="string">
            <text:p>Epithelioid mesothelioma, malignant</text:p>
          </table:table-cell>
          <table:table-cell office:value-type="string">
            <text:p>C38.4</text:p>
          </table:table-cell>
          <table:table-cell office:value-type="string">
            <text:p>pleura</text:p>
          </table:table-cell>
          <table:table-cell office:value-type="string">
            <text:p>36010</text:p>
          </table:table-cell>
          <table:table-cell office:value-type="string">
            <text:p>C7985</text:p>
          </table:table-cell>
          <table:table-cell office:value-type="string">
            <text:p>Epithelioid Mesothelioma</text:p>
          </table:table-cell>
        </table:table-row>
        <table:table-row table:style-name="ro1">
          <table:table-cell office:value-type="string">
            <text:p>Gastrointestinal stromal tumor, uncertain malignant potential</text:p>
          </table:table-cell>
          <table:table-cell office:value-type="string">
            <text:p>8936/1</text:p>
          </table:table-cell>
          <table:table-cell office:value-type="string">
            <text:p>Gastrointestinal stromal tumor, NOS</text:p>
          </table:table-cell>
          <table:table-cell office:value-type="string">
            <text:p>C16.9</text:p>
          </table:table-cell>
          <table:table-cell office:value-type="string">
            <text:p>stomach</text:p>
          </table:table-cell>
          <table:table-cell office:value-type="string">
            <text:p>21020</text:p>
          </table:table-cell>
          <table:table-cell office:value-type="string">
            <text:p>C2794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urkitt lymphoma/leukemia</text:p>
          </table:table-cell>
          <table:table-cell office:value-type="string">
            <text:p>9687/3</text:p>
          </table:table-cell>
          <table:table-cell office:value-type="string">
            <text:p>Burkitt lymphoma, NO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3041</text:p>
          </table:table-cell>
          <table:table-cell office:value-type="string">
            <text:p>C6917</text:p>
          </table:table-cell>
          <table:table-cell office:value-type="string">
            <text:p>Atypical Burkitt/Burkitt-Like Lymphoma</text:p>
          </table:table-cell>
        </table:table-row>
        <table:table-row table:style-name="ro1">
          <table:table-cell office:value-type="string">
            <text:p>parathyroid tumor [multiple, primary hyperparathyroidism]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75.0</text:p>
          </table:table-cell>
          <table:table-cell office:value-type="string">
            <text:p>parathyroid gland</text:p>
          </table:table-cell>
          <table:table-cell office:value-type="string">
            <text:p>32020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Intrahepatic cile duct adenoma</text:p>
          </table:table-cell>
          <table:table-cell office:value-type="string">
            <text:p>8140/0</text:p>
          </table:table-cell>
          <table:table-cell office:value-type="string">
            <text:p>Adenoma, NOS</text:p>
          </table:table-cell>
          <table:table-cell office:value-type="string">
            <text:p>C22.1</text:p>
          </table:table-cell>
          <table:table-cell office:value-type="string">
            <text:p>intrahepatic bile ducts</text:p>
          </table:table-cell>
          <table:table-cell office:value-type="string">
            <text:p>21072</text:p>
          </table:table-cell>
          <table:table-cell office:value-type="string">
            <text:p>C285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dult T-cell leukemia/lymphoma</text:p>
          </table:table-cell>
          <table:table-cell office:value-type="string">
            <text:p>9827/3</text:p>
          </table:table-cell>
          <table:table-cell office:value-type="string">
            <text:p>Adult T-cell leukemia/lymphoma (HTLV-1 positive)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43</text:p>
          </table:table-cell>
          <table:table-cell office:value-type="string">
            <text:p>C3468</text:p>
          </table:table-cell>
          <table:table-cell office:value-type="string">
            <text:p>Mature T-Cell and NK-Cell Non-Hodgkin Lymphoma</text:p>
          </table:table-cell>
        </table:table-row>
        <table:table-row table:style-name="ro1">
          <table:table-cell office:value-type="string">
            <text:p>PNET with glial component [Supratentorial]</text:p>
          </table:table-cell>
          <table:table-cell office:value-type="string">
            <text:p>9473/3</text:p>
          </table:table-cell>
          <table:table-cell office:value-type="string">
            <text:p>Primitive neuroectodermal tumor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10</text:p>
          </table:table-cell>
          <table:table-cell office:value-type="string">
            <text:p>C5398</text:p>
          </table:table-cell>
          <table:table-cell office:value-type="string">
            <text:p>Central Nervous System Embryonal Tumor, Not Otherwise Specified</text:p>
          </table:table-cell>
        </table:table-row>
        <table:table-row table:style-name="ro1">
          <table:table-cell office:value-type="string">
            <text:p>Myxoid liposarcoma [G2]</text:p>
          </table:table-cell>
          <table:table-cell office:value-type="string">
            <text:p>8852/3</text:p>
          </table:table-cell>
          <table:table-cell office:value-type="string">
            <text:p>Myxoid liposarc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35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typical lipomatous tumor/atypical lipoma/well-differentiated liposarcoma</text:p>
          </table:table-cell>
          <table:table-cell office:value-type="string">
            <text:p>8850/0</text:p>
          </table:table-cell>
          <table:table-cell office:value-type="string">
            <text:p>Lipoma, NOS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192</text:p>
          </table:table-cell>
          <table:table-cell office:value-type="string">
            <text:p>Lipoma</text:p>
          </table:table-cell>
        </table:table-row>
        <table:table-row table:style-name="ro1">
          <table:table-cell office:value-type="string">
            <text:p>Hodgkin lymphoma [cell line HDLM-2]</text:p>
          </table:table-cell>
          <table:table-cell office:value-type="string">
            <text:p>9650/3</text:p>
          </table:table-cell>
          <table:table-cell office:value-type="string">
            <text:p>Hodgkin lymphoma, NOS</text:p>
          </table:table-cell>
          <table:table-cell office:value-type="string">
            <text:p>C77</text:p>
          </table:table-cell>
          <table:table-cell office:value-type="string">
            <text:p>lymph nodes</text:p>
          </table:table-cell>
          <table:table-cell office:value-type="string">
            <text:p>33041</text:p>
          </table:table-cell>
          <table:table-cell office:value-type="string">
            <text:p>C9357</text:p>
          </table:table-cell>
          <table:table-cell office:value-type="string">
            <text:p>Hodgkin lymphoma</text:p>
          </table:table-cell>
        </table:table-row>
        <table:table-row table:style-name="ro1">
          <table:table-cell office:value-type="string">
            <text:p>cerebral tumor with extensive rhabdoid features</text:p>
          </table:table-cell>
          <table:table-cell office:value-type="string">
            <text:p>9538/3</text:p>
          </table:table-cell>
          <table:table-cell office:value-type="string">
            <text:p>Papillary meningioma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40</text:p>
          </table:table-cell>
          <table:table-cell office:value-type="string">
            <text:p>C6909</text:p>
          </table:table-cell>
          <table:table-cell office:value-type="string">
            <text:p>Rhabdoid Meningioma</text:p>
          </table:table-cell>
        </table:table-row>
        <table:table-row table:style-name="ro1">
          <table:table-cell office:value-type="string">
            <text:p>testicular germ cell tumor</text:p>
          </table:table-cell>
          <table:table-cell office:value-type="string">
            <text:p>9065/3</text:p>
          </table:table-cell>
          <table:table-cell office:value-type="string">
            <text:p>Germ cell tumor, nonseminomatous</text:p>
          </table:table-cell>
          <table:table-cell office:value-type="string">
            <text:p>C62.9</text:p>
          </table:table-cell>
          <table:table-cell office:value-type="string">
            <text:p>testis</text:p>
          </table:table-cell>
          <table:table-cell office:value-type="string">
            <text:p>28020</text:p>
          </table:table-cell>
          <table:table-cell office:value-type="string">
            <text:p>C8591</text:p>
          </table:table-cell>
          <table:table-cell office:value-type="string">
            <text:p>Testicular Germ Cell Tumor</text:p>
          </table:table-cell>
        </table:table-row>
        <table:table-row table:style-name="ro1">
          <table:table-cell office:value-type="string">
            <text:p>Malignant phyllodes tumor</text:p>
          </table:table-cell>
          <table:table-cell office:value-type="string">
            <text:p>9020/3</text:p>
          </table:table-cell>
          <table:table-cell office:value-type="string">
            <text:p>Phyllodes tumor, malignant</text:p>
          </table:table-cell>
          <table:table-cell office:value-type="string">
            <text:p>C50.9</text:p>
          </table:table-cell>
          <table:table-cell office:value-type="string">
            <text:p>Breast, NOS</text:p>
          </table:table-cell>
          <table:table-cell office:value-type="string">
            <text:p>26000</text:p>
          </table:table-cell>
          <table:table-cell office:value-type="string">
            <text:p>C4504</text:p>
          </table:table-cell>
          <table:table-cell office:value-type="string">
            <text:p>Malignant Breast Phyllodes Tumor</text:p>
          </table:table-cell>
        </table:table-row>
        <table:table-row table:style-name="ro1">
          <table:table-cell office:value-type="string">
            <text:p>Ewing Sarcoma [Cell Line TC71]</text:p>
          </table:table-cell>
          <table:table-cell office:value-type="string">
            <text:p>9260/3</text:p>
          </table:table-cell>
          <table:table-cell office:value-type="string">
            <text:p>Ewing sarcoma</text:p>
          </table:table-cell>
          <table:table-cell office:value-type="string">
            <text:p>C40.0</text:p>
          </table:table-cell>
          <table:table-cell office:value-type="string">
            <text:p>bones and joints</text:p>
          </table:table-cell>
          <table:table-cell office:value-type="string">
            <text:p>23000</text:p>
          </table:table-cell>
          <table:table-cell office:value-type="string">
            <text:p>C4817</text:p>
          </table:table-cell>
          <table:table-cell office:value-type="string">
            <text:p>Ewing Sarcoma</text:p>
          </table:table-cell>
        </table:table-row>
        <table:table-row table:style-name="ro1">
          <table:table-cell office:value-type="string">
            <text:p>Idiopathic myelofibrosis</text:p>
          </table:table-cell>
          <table:table-cell office:value-type="string">
            <text:p>9961/3</text:p>
          </table:table-cell>
          <table:table-cell office:value-type="string">
            <text:p>Primary myelofibrosis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23</text:p>
          </table:table-cell>
          <table:table-cell office:value-type="string">
            <text:p>C2862</text:p>
          </table:table-cell>
          <table:table-cell office:value-type="string">
            <text:p>Primary Myelofibrosis</text:p>
          </table:table-cell>
        </table:table-row>
        <table:table-row table:style-name="ro1">
          <table:table-cell office:value-type="string">
            <text:p>ptituitary adenoma [endocrinologically inactive, primary]</text:p>
          </table:table-cell>
          <table:table-cell office:value-type="string">
            <text:p>8272/0</text:p>
          </table:table-cell>
          <table:table-cell office:value-type="string">
            <text:p>Pituitary ade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32020</text:p>
          </table:table-cell>
          <table:table-cell office:value-type="string">
            <text:p>C3329</text:p>
          </table:table-cell>
          <table:table-cell office:value-type="string">
            <text:p>Pituitary Gland Adenoma</text:p>
          </table:table-cell>
        </table:table-row>
        <table:table-row table:style-name="ro1">
          <table:table-cell office:value-type="string">
            <text:p>Malignant lymphoma, B-cell NOS</text:p>
          </table:table-cell>
          <table:table-cell office:value-type="string">
            <text:p>9591/3</text:p>
          </table:table-cell>
          <table:table-cell office:value-type="string">
            <text:p>Malignant lymphoma, non-Hodgkin, NOS</text:p>
          </table:table-cell>
          <table:table-cell office:value-type="string">
            <text:p>C77.9</text:p>
          </table:table-cell>
          <table:table-cell office:value-type="string">
            <text:p>Lymph nodes, NOS</text:p>
          </table:table-cell>
          <table:table-cell office:value-type="string">
            <text:p>33041</text:p>
          </table:table-cell>
          <table:table-cell office:value-type="string">
            <text:p>C27824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hybrid cell line CNE-2</text:p>
          </table:table-cell>
          <table:table-cell office:value-type="string">
            <text:p>0000/0</text:p>
          </table:table-cell>
          <table:table-cell office:value-type="string">
            <text:p>not in ICD-O (e.g. non-neoplastic, reference)</text:p>
          </table:table-cell>
          <table:table-cell office:value-type="string">
            <text:p>C11</text:p>
          </table:table-cell>
          <table:table-cell office:value-type="string">
            <text:p>nasopharynx</text:p>
          </table:table-cell>
          <table:table-cell office:value-type="string">
            <text:p>20060</text:p>
          </table:table-cell>
          <table:table-cell office:value-type="string">
            <text:p>None</text:p>
          </table:table-cell>
          <table:table-cell office:value-type="string">
            <text:p>hybrid cell line</text:p>
          </table:table-cell>
        </table:table-row>
        <table:table-row table:style-name="ro1">
          <table:table-cell office:value-type="string">
            <text:p>mucosal melanoma [cell line MEL1]</text:p>
          </table:table-cell>
          <table:table-cell office:value-type="string">
            <text:p>8720/3</text:p>
          </table:table-cell>
          <table:table-cell office:value-type="string">
            <text:p>Malignant melanoma, NOS</text:p>
          </table:table-cell>
          <table:table-cell office:value-type="string">
            <text:p>C44</text:p>
          </table:table-cell>
          <table:table-cell office:value-type="string">
            <text:p>skin</text:p>
          </table:table-cell>
          <table:table-cell office:value-type="string">
            <text:p>25010</text:p>
          </table:table-cell>
          <table:table-cell office:value-type="string">
            <text:p>C114828</text:p>
          </table:table-cell>
          <table:table-cell office:value-type="string">
            <text:p>Mucosal melanoma</text:p>
          </table:table-cell>
        </table:table-row>
        <table:table-row table:style-name="ro1">
          <table:table-cell office:value-type="string">
            <text:p>Chondromyxoid fibroma</text:p>
          </table:table-cell>
          <table:table-cell office:value-type="string">
            <text:p>9241/0</text:p>
          </table:table-cell>
          <table:table-cell office:value-type="string">
            <text:p>Chondromyxoid fibroma</text:p>
          </table:table-cell>
          <table:table-cell office:value-type="string">
            <text:p>C41.9</text:p>
          </table:table-cell>
          <table:table-cell office:value-type="string">
            <text:p>bone, NOS</text:p>
          </table:table-cell>
          <table:table-cell office:value-type="string">
            <text:p>23000</text:p>
          </table:table-cell>
          <table:table-cell office:value-type="string">
            <text:p>C383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arginal zone lymphoma lymphoma of the orbit [Orbit]</text:p>
          </table:table-cell>
          <table:table-cell office:value-type="string">
            <text:p>9699/3</text:p>
          </table:table-cell>
          <table:table-cell office:value-type="string">
            <text:p>Marginal zone B-cell lymphoma, NOS</text:p>
          </table:table-cell>
          <table:table-cell office:value-type="string">
            <text:p>C69.0</text:p>
          </table:table-cell>
          <table:table-cell office:value-type="string">
            <text:p>orbit and lacrimal gland, excl. retina, eye, nos</text:p>
          </table:table-cell>
          <table:table-cell office:value-type="string">
            <text:p>33042</text:p>
          </table:table-cell>
          <table:table-cell office:value-type="string">
            <text:p>C7230</text:p>
          </table:table-cell>
          <table:table-cell office:value-type="string">
            <text:p>Primary Cutaneous Marginal Zone Lymphoma of Mucosa-Associated Lymphoid Tissue</text:p>
          </table:table-cell>
        </table:table-row>
        <table:table-row table:style-name="ro1">
          <table:table-cell office:value-type="string">
            <text:p>Desmoplastic fibroma</text:p>
          </table:table-cell>
          <table:table-cell office:value-type="string">
            <text:p>8823/0</text:p>
          </table:table-cell>
          <table:table-cell office:value-type="string">
            <text:p>Desmoplastic fibroma</text:p>
          </table:table-cell>
          <table:table-cell office:value-type="string">
            <text:p>C49.9</text:p>
          </table:table-cell>
          <table:table-cell office:value-type="string">
            <text:p>connective and soft tissue, NOS</text:p>
          </table:table-cell>
          <table:table-cell office:value-type="string">
            <text:p>24000</text:p>
          </table:table-cell>
          <table:table-cell office:value-type="string">
            <text:p>C3740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Growth hormone-secreting pituitary tumor</text:p>
          </table:table-cell>
          <table:table-cell office:value-type="string">
            <text:p>8156/1</text:p>
          </table:table-cell>
          <table:table-cell office:value-type="string">
            <text:p>Somatostatinoma, NOS</text:p>
          </table:table-cell>
          <table:table-cell office:value-type="string">
            <text:p>C75.1</text:p>
          </table:table-cell>
          <table:table-cell office:value-type="string">
            <text:p>pituitary gland</text:p>
          </table:table-cell>
          <table:table-cell office:value-type="string">
            <text:p>32020</text:p>
          </table:table-cell>
          <table:table-cell office:value-type="string">
            <text:p>C3379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Sertoli cell tumor</text:p>
          </table:table-cell>
          <table:table-cell office:value-type="string">
            <text:p>8640/3</text:p>
          </table:table-cell>
          <table:table-cell office:value-type="string">
            <text:p>Sertoli cell carcinoma</text:p>
          </table:table-cell>
          <table:table-cell office:value-type="string">
            <text:p>C56.9</text:p>
          </table:table-cell>
          <table:table-cell office:value-type="string">
            <text:p>ovary</text:p>
          </table:table-cell>
          <table:table-cell office:value-type="string">
            <text:p>27040</text:p>
          </table:table-cell>
          <table:table-cell table:number-columns-repeated="2"/>
        </table:table-row>
        <table:table-row table:style-name="ro1">
          <table:table-cell office:value-type="string">
            <text:p>Schwannoma</text:p>
          </table:table-cell>
          <table:table-cell office:value-type="string">
            <text:p>9560/0</text:p>
          </table:table-cell>
          <table:table-cell office:value-type="string">
            <text:p>Neurilemoma, NOS</text:p>
          </table:table-cell>
          <table:table-cell office:value-type="string">
            <text:p>C47.9</text:p>
          </table:table-cell>
          <table:table-cell office:value-type="string">
            <text:p>peripheral nervs incl. autonomous</text:p>
          </table:table-cell>
          <table:table-cell office:value-type="string">
            <text:p>24000</text:p>
          </table:table-cell>
          <table:table-cell office:value-type="string">
            <text:p>C3269</text:p>
          </table:table-cell>
          <table:table-cell office:value-type="string">
            <text:p>Schwannoma</text:p>
          </table:table-cell>
        </table:table-row>
        <table:table-row table:style-name="ro1">
          <table:table-cell office:value-type="string">
            <text:p>Meningioma</text:p>
          </table:table-cell>
          <table:table-cell office:value-type="string">
            <text:p>9530/0</text:p>
          </table:table-cell>
          <table:table-cell office:value-type="string">
            <text:p>Meningioma, NOS</text:p>
          </table:table-cell>
          <table:table-cell office:value-type="string">
            <text:p>C70.0</text:p>
          </table:table-cell>
          <table:table-cell office:value-type="string">
            <text:p>meninges cerebral, spinal</text:p>
          </table:table-cell>
          <table:table-cell office:value-type="string">
            <text:p>31040</text:p>
          </table:table-cell>
          <table:table-cell office:value-type="string">
            <text:p>C3230</text:p>
          </table:table-cell>
          <table:table-cell office:value-type="string">
            <text:p>Meningioma</text:p>
          </table:table-cell>
        </table:table-row>
        <table:table-row table:style-name="ro1">
          <table:table-cell office:value-type="string">
            <text:p>Angiofibroma [juvenile]</text:p>
          </table:table-cell>
          <table:table-cell office:value-type="string">
            <text:p>9160/0</text:p>
          </table:table-cell>
          <table:table-cell office:value-type="string">
            <text:p>Angiofibroma, NOS</text:p>
          </table:table-cell>
          <table:table-cell office:value-type="string">
            <text:p>C30.9</text:p>
          </table:table-cell>
          <table:table-cell office:value-type="string">
            <text:p>nasal cavity including nasal cartilage</text:p>
          </table:table-cell>
          <table:table-cell office:value-type="string">
            <text:p>22010</text:p>
          </table:table-cell>
          <table:table-cell office:value-type="string">
            <text:p>C3799</text:p>
          </table:table-cell>
          <table:table-cell office:value-type="string">
            <text:p>Angiofibroma</text:p>
          </table:table-cell>
        </table:table-row>
        <table:table-row table:style-name="ro1">
          <table:table-cell office:value-type="string">
            <text:p>Anaplastic pleomorphic xanthoastrocytoma</text:p>
          </table:table-cell>
          <table:table-cell office:value-type="string">
            <text:p>9424/3</text:p>
          </table:table-cell>
          <table:table-cell office:value-type="string">
            <text:p>Pleomorphic xanthoastrocytoma</text:p>
          </table:table-cell>
          <table:table-cell office:value-type="string">
            <text:p>C71.9</text:p>
          </table:table-cell>
          <table:table-cell office:value-type="string">
            <text:p>brain, nos</text:p>
          </table:table-cell>
          <table:table-cell office:value-type="string">
            <text:p>31010</text:p>
          </table:table-cell>
          <table:table-cell office:value-type="string">
            <text:p>C4323</text:p>
          </table:table-cell>
          <table:table-cell office:value-type="string">
            <text:p>Pleomorphic Xanthoastrocytoma</text:p>
          </table:table-cell>
        </table:table-row>
        <table:table-row table:style-name="ro1">
          <table:table-cell office:value-type="string">
            <text:p>pediatric T-lymphoblastic leukemia</text:p>
          </table:table-cell>
          <table:table-cell office:value-type="string">
            <text:p>9837/3</text:p>
          </table:table-cell>
          <table:table-cell office:value-type="string">
            <text:p>Precursor T-cell lymphoblastic leukemia</text:p>
          </table:table-cell>
          <table:table-cell office:value-type="string">
            <text:p>C42.4</text:p>
          </table:table-cell>
          <table:table-cell office:value-type="string">
            <text:p>Hematopoietic system, NOS</text:p>
          </table:table-cell>
          <table:table-cell office:value-type="string">
            <text:p>35011</text:p>
          </table:table-cell>
          <table:table-cell table:number-columns-repeated="2"/>
        </table:table-row>
        <table:table-row table:style-name="ro1">
          <table:table-cell office:value-type="string">
            <text:p>PP-oma</text:p>
          </table:table-cell>
          <table:table-cell office:value-type="string">
            <text:p>8150/1</text:p>
          </table:table-cell>
          <table:table-cell office:value-type="string">
            <text:p>Pancreatic endocrine tumor, NOS (C25._)</text:p>
          </table:table-cell>
          <table:table-cell office:value-type="string">
            <text:p>C25.9</text:p>
          </table:table-cell>
          <table:table-cell office:value-type="string">
            <text:p>Pancreas, NOS</text:p>
          </table:table-cell>
          <table:table-cell office:value-type="string">
            <text:p>21100</text:p>
          </table:table-cell>
          <table:table-cell office:value-type="string">
            <text:p>C27720</text:p>
          </table:table-cell>
          <table:table-cell office:value-type="string">
            <text:p>Pancreatic Neuroendocrine Tumor</text:p>
          </table:table-cell>
        </table:table-row>
        <table:table-row table:style-name="ro1">
          <table:table-cell office:value-type="string">
            <text:p>subependymal giant cell astrocytoma [supratentorial]</text:p>
          </table:table-cell>
          <table:table-cell office:value-type="string">
            <text:p>9400/3</text:p>
          </table:table-cell>
          <table:table-cell office:value-type="string">
            <text:p>Astrocytoma, NOS</text:p>
          </table:table-cell>
          <table:table-cell office:value-type="string">
            <text:p>C71.0</text:p>
          </table:table-cell>
          <table:table-cell office:value-type="string">
            <text:p>cerebrum</text:p>
          </table:table-cell>
          <table:table-cell office:value-type="string">
            <text:p>31010</text:p>
          </table:table-cell>
          <table:table-cell office:value-type="string">
            <text:p>C7173</text:p>
          </table:table-cell>
          <table:table-cell office:value-type="string">
            <text:p>Diffuse Astrocytoma</text:p>
          </table:table-cell>
        </table:table-row>
        <table:table-row table:style-name="ro1">
          <table:table-cell office:value-type="string">
            <text:p>Sezary syndrome</text:p>
          </table:table-cell>
          <table:table-cell office:value-type="string">
            <text:p>9701/3</text:p>
          </table:table-cell>
          <table:table-cell office:value-type="string">
            <text:p>Sezary syndrome</text:p>
          </table:table-cell>
          <table:table-cell office:value-type="string">
            <text:p>C44.9</text:p>
          </table:table-cell>
          <table:table-cell office:value-type="string">
            <text:p>Skin, NOS</text:p>
          </table:table-cell>
          <table:table-cell office:value-type="string">
            <text:p>33042</text:p>
          </table:table-cell>
          <table:table-cell office:value-type="string">
            <text:p>C3366</text:p>
          </table:table-cell>
          <table:table-cell office:value-type="string">
            <text:p>Sezary Syndrome</text:p>
          </table:table-cell>
        </table:table-row>
        <table:table-row table:style-name="ro1">
          <table:table-cell office:value-type="string">
            <text:p>Endometrial adenocarcinoma [cell line Ishikawa (Heraklio) 02 ER-]</text:p>
          </table:table-cell>
          <table:table-cell office:value-type="string">
            <text:p>8382/3</text:p>
          </table:table-cell>
          <table:table-cell office:value-type="string">
            <text:p>Endometrioid adenocarcinoma, secretory variant</text:p>
          </table:table-cell>
          <table:table-cell office:value-type="string">
            <text:p>C55.9</text:p>
          </table:table-cell>
          <table:table-cell office:value-type="string">
            <text:p>uterus, nos</text:p>
          </table:table-cell>
          <table:table-cell office:value-type="string">
            <text:p>27030</text:p>
          </table:table-cell>
          <table:table-cell office:value-type="string">
            <text:p>C7359</text:p>
          </table:table-cell>
          <table:table-cell office:value-type="string">
            <text:p>Endometrial Adenocarcinom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5/07/2018</text:date>, <text:time>13:5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8-05-07T13:58:33</dc:date>
    <dc:creator>Paula Carrio</dc:creator>
    <meta:editing-duration>PT2M40S</meta:editing-duration>
    <meta:editing-cycles>1</meta:editing-cycles>
    <meta:document-statistic meta:table-count="1" meta:cell-count="4455" meta:object-count="0"/>
  </office:meta>
</office:document-meta>
</file>